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 Black" fo:font-size="10pt" fo:language="none" fo:country="none" fo:text-shadow="none" style:text-underline-style="none" fo:font-weight="bold" style:text-underline-mode="continuous" style:text-overline-mode="continuous" style:text-line-through-mode="continuous" style:font-name-asian="JetBrains Mono" style:font-size-asian="10pt" style:language-asian="none" style:country-asian="none" style:font-weight-asian="bold" style:font-name-complex="JetBrains Mono" style:font-size-complex="10pt" style:language-complex="none" style:country-complex="none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 Black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bold" style:font-name-complex="JetBrai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Arial Black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style="italic" style:font-name-asian="JetBrains Mono" style:font-name-complex="JetBrains Mono" style:font-size-asian="10pt" style:font-size-complex="10pt" style:font-weight-asian="normal" style:font-weight-complex="normal" style:font-style-asian="italic" style:font-style-complex="italic"/>
    </style:style>
    <style:style style:name="T2" style:family="text">
      <style:text-properties fo:font-size="10pt" style:font-name-asian="JetBrains Mono" style:font-name-complex="JetBrains Mono" style:font-size-asian="10pt" style:font-size-complex="10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7.921cm" svg:height="16.256cm" svg:x="9.522cm" svg:y="0.106cm">
            <draw:object draw:notify-on-update-of-ranges="Sheet1.A1:Sheet1.A1 Sheet1.A2:Sheet1.A652 Sheet1.B1:Sheet1.B1 Sheet1.B2:Sheet1.B652 Sheet1.C1:Sheet1.C1 Sheet1.C2:Sheet1.C6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<text:span text:style-name="T1">sqrt</text:span><text:span text:style-name="T2">(x * x + y * y + z * z)</text:span></text:p>
          </table:table-cell>
          <table:table-cell table:style-name="ce2" office:value-type="string" calcext:value-type="string">
            <text:p>EWMA</text:p>
          </table:table-cell>
          <table:table-cell table:style-name="ce3" office:value-type="string" calcext:value-type="string">
            <text:p>STEP</text:p>
          </table:table-cell>
        </table:table-row>
        <table:table-row table:style-name="ro2">
          <table:table-cell office:value-type="float" office:value="1.00657317380033" calcext:value-type="float">
            <text:p>1.00657317380033</text:p>
          </table:table-cell>
          <table:table-cell office:value-type="float" office:value="1.00885388070169" calcext:value-type="float">
            <text:p>1.008853880701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657317380033" calcext:value-type="float">
            <text:p>1.00657317380033</text:p>
          </table:table-cell>
          <table:table-cell office:value-type="float" office:value="1.00885388070169" calcext:value-type="float">
            <text:p>1.008853880701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1060076475131" calcext:value-type="float">
            <text:p>1.01060076475131</text:p>
          </table:table-cell>
          <table:table-cell office:value-type="float" office:value="1.01086767617718" calcext:value-type="float">
            <text:p>1.010867676177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5996029118202" calcext:value-type="float">
            <text:p>0.995996029118202</text:p>
          </table:table-cell>
          <table:table-cell office:value-type="float" office:value="1.00356530836062" calcext:value-type="float">
            <text:p>1.003565308360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2477765014413" calcext:value-type="float">
            <text:p>0.992477765014413</text:p>
          </table:table-cell>
          <table:table-cell office:value-type="float" office:value="1.00180617630873" calcext:value-type="float">
            <text:p>1.001806176308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2477765014413" calcext:value-type="float">
            <text:p>0.992477765014413</text:p>
          </table:table-cell>
          <table:table-cell office:value-type="float" office:value="1.00180617630873" calcext:value-type="float">
            <text:p>1.001806176308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856297665431" calcext:value-type="float">
            <text:p>1.00856297665431</text:p>
          </table:table-cell>
          <table:table-cell office:value-type="float" office:value="1.00984878212868" calcext:value-type="float">
            <text:p>1.009848782128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3356871667393" calcext:value-type="float">
            <text:p>0.993356871667393</text:p>
          </table:table-cell>
          <table:table-cell office:value-type="float" office:value="1.00224572963522" calcext:value-type="float">
            <text:p>1.002245729635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8002829578264" calcext:value-type="float">
            <text:p>0.998002829578264</text:p>
          </table:table-cell>
          <table:table-cell office:value-type="float" office:value="1.00456870859065" calcext:value-type="float">
            <text:p>1.004568708590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8002829578264" calcext:value-type="float">
            <text:p>0.998002829578264</text:p>
          </table:table-cell>
          <table:table-cell office:value-type="float" office:value="1.00456870859065" calcext:value-type="float">
            <text:p>1.004568708590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18431843009" calcext:value-type="float">
            <text:p>1.0018431843009</text:p>
          </table:table-cell>
          <table:table-cell office:value-type="float" office:value="1.00648888595197" calcext:value-type="float">
            <text:p>1.006488885951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8868958284153" calcext:value-type="float">
            <text:p>0.998868958284153</text:p>
          </table:table-cell>
          <table:table-cell office:value-type="float" office:value="1.0050017729436" calcext:value-type="float">
            <text:p>1.00500177294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076443541172" calcext:value-type="float">
            <text:p>1.00076443541172</text:p>
          </table:table-cell>
          <table:table-cell office:value-type="float" office:value="1.00594951150738" calcext:value-type="float">
            <text:p>1.005949511507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3947458143087" calcext:value-type="float">
            <text:p>0.993947458143087</text:p>
          </table:table-cell>
          <table:table-cell office:value-type="float" office:value="1.00254102287306" calcext:value-type="float">
            <text:p>1.002541022873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8632956940707" calcext:value-type="float">
            <text:p>0.998632956940707</text:p>
          </table:table-cell>
          <table:table-cell office:value-type="float" office:value="1.00488377227187" calcext:value-type="float">
            <text:p>1.004883772271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5742556426097" calcext:value-type="float">
            <text:p>0.995742556426097</text:p>
          </table:table-cell>
          <table:table-cell office:value-type="float" office:value="1.00343857201457" calcext:value-type="float">
            <text:p>1.003438572014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045116499067" calcext:value-type="float">
            <text:p>1.00045116499067</text:p>
          </table:table-cell>
          <table:table-cell office:value-type="float" office:value="1.00579287629685" calcext:value-type="float">
            <text:p>1.005792876296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5512729308567" calcext:value-type="float">
            <text:p>0.995512729308567</text:p>
          </table:table-cell>
          <table:table-cell office:value-type="float" office:value="1.0033236584558" calcext:value-type="float">
            <text:p>1.00332365845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557015714588" calcext:value-type="float">
            <text:p>1.00557015714588</text:p>
          </table:table-cell>
          <table:table-cell office:value-type="float" office:value="1.00835237237446" calcext:value-type="float">
            <text:p>1.008352372374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2857969333701" calcext:value-type="float">
            <text:p>0.992857969333701</text:p>
          </table:table-cell>
          <table:table-cell office:value-type="float" office:value="1.00199627846837" calcext:value-type="float">
            <text:p>1.001996278468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101181340368" calcext:value-type="float">
            <text:p>1.00101181340368</text:p>
          </table:table-cell>
          <table:table-cell office:value-type="float" office:value="1.00607320050336" calcext:value-type="float">
            <text:p>1.006073200503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275250943426" calcext:value-type="float">
            <text:p>1.00275250943426</text:p>
          </table:table-cell>
          <table:table-cell office:value-type="float" office:value="1.00694354851865" calcext:value-type="float">
            <text:p>1.006943548518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275250943426" calcext:value-type="float">
            <text:p>1.00275250943426</text:p>
          </table:table-cell>
          <table:table-cell office:value-type="float" office:value="1.00694354851865" calcext:value-type="float">
            <text:p>1.006943548518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6659869715204" calcext:value-type="float">
            <text:p>0.996659869715204</text:p>
          </table:table-cell>
          <table:table-cell office:value-type="float" office:value="1.00389722865912" calcext:value-type="float">
            <text:p>1.003897228659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9324003854465" calcext:value-type="float">
            <text:p>0.999324003854465</text:p>
          </table:table-cell>
          <table:table-cell office:value-type="float" office:value="1.00522929572875" calcext:value-type="float">
            <text:p>1.005229295728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4236609840918" calcext:value-type="float">
            <text:p>0.994236609840918</text:p>
          </table:table-cell>
          <table:table-cell office:value-type="float" office:value="1.00268559872198" calcext:value-type="float">
            <text:p>1.002685598721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4236609840918" calcext:value-type="float">
            <text:p>0.994236609840918</text:p>
          </table:table-cell>
          <table:table-cell office:value-type="float" office:value="1.00268559872198" calcext:value-type="float">
            <text:p>1.002685598721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7818146118285" calcext:value-type="float">
            <text:p>0.997818146118285</text:p>
          </table:table-cell>
          <table:table-cell office:value-type="float" office:value="1.00447636686066" calcext:value-type="float">
            <text:p>1.004476366860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9216100288081" calcext:value-type="float">
            <text:p>0.999216100288081</text:p>
          </table:table-cell>
          <table:table-cell office:value-type="float" office:value="1.00517534394556" calcext:value-type="float">
            <text:p>1.005175343945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101895870582" calcext:value-type="float">
            <text:p>1.00101895870582</text:p>
          </table:table-cell>
          <table:table-cell office:value-type="float" office:value="1.00607677315443" calcext:value-type="float">
            <text:p>1.006076773154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317011461385" calcext:value-type="float">
            <text:p>1.00317011461385</text:p>
          </table:table-cell>
          <table:table-cell office:value-type="float" office:value="1.00715235110845" calcext:value-type="float">
            <text:p>1.007152351108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7056204371907" calcext:value-type="float">
            <text:p>0.997056204371907</text:p>
          </table:table-cell>
          <table:table-cell office:value-type="float" office:value="1.00409539598747" calcext:value-type="float">
            <text:p>1.004095395987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9044259638365" calcext:value-type="float">
            <text:p>0.999044259638365</text:p>
          </table:table-cell>
          <table:table-cell office:value-type="float" office:value="1.0050894236207" calcext:value-type="float">
            <text:p>1.00508942362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9882124867683" calcext:value-type="float">
            <text:p>0.999882124867683</text:p>
          </table:table-cell>
          <table:table-cell office:value-type="float" office:value="1.00550835623536" calcext:value-type="float">
            <text:p>1.005508356235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4948832427893" calcext:value-type="float">
            <text:p>0.994948832427893</text:p>
          </table:table-cell>
          <table:table-cell office:value-type="float" office:value="1.00304171001547" calcext:value-type="float">
            <text:p>1.003041710015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4948832427893" calcext:value-type="float">
            <text:p>0.994948832427893</text:p>
          </table:table-cell>
          <table:table-cell office:value-type="float" office:value="1.00304171001547" calcext:value-type="float">
            <text:p>1.003041710015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6689532255829" calcext:value-type="float">
            <text:p>0.996689532255829</text:p>
          </table:table-cell>
          <table:table-cell office:value-type="float" office:value="1.00391205992943" calcext:value-type="float">
            <text:p>1.003912059929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645147877305" calcext:value-type="float">
            <text:p>1.00645147877305</text:p>
          </table:table-cell>
          <table:table-cell office:value-type="float" office:value="1.00879303318804" calcext:value-type="float">
            <text:p>1.008793033188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645147877305" calcext:value-type="float">
            <text:p>1.00645147877305</text:p>
          </table:table-cell>
          <table:table-cell office:value-type="float" office:value="1.00879303318804" calcext:value-type="float">
            <text:p>1.008793033188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645147877305" calcext:value-type="float">
            <text:p>1.00645147877305</text:p>
          </table:table-cell>
          <table:table-cell office:value-type="float" office:value="1.00879303318804" calcext:value-type="float">
            <text:p>1.008793033188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194378526882" calcext:value-type="float">
            <text:p>1.00194378526882</text:p>
          </table:table-cell>
          <table:table-cell office:value-type="float" office:value="1.00653918643593" calcext:value-type="float">
            <text:p>1.006539186435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8163623289457" calcext:value-type="float">
            <text:p>0.998163623289457</text:p>
          </table:table-cell>
          <table:table-cell office:value-type="float" office:value="1.00464910544625" calcext:value-type="float">
            <text:p>1.004649105446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8163623289457" calcext:value-type="float">
            <text:p>0.998163623289457</text:p>
          </table:table-cell>
          <table:table-cell office:value-type="float" office:value="1.00464910544625" calcext:value-type="float">
            <text:p>1.004649105446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8163623289457" calcext:value-type="float">
            <text:p>0.998163623289457</text:p>
          </table:table-cell>
          <table:table-cell office:value-type="float" office:value="1.00464910544625" calcext:value-type="float">
            <text:p>1.004649105446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198643798178" calcext:value-type="float">
            <text:p>1.00198643798178</text:p>
          </table:table-cell>
          <table:table-cell office:value-type="float" office:value="1.00656051279241" calcext:value-type="float">
            <text:p>1.006560512792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068230002066" calcext:value-type="float">
            <text:p>1.00068230002066</text:p>
          </table:table-cell>
          <table:table-cell office:value-type="float" office:value="1.00590844381185" calcext:value-type="float">
            <text:p>1.005908443811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113601531047" calcext:value-type="float">
            <text:p>1.00113601531047</text:p>
          </table:table-cell>
          <table:table-cell office:value-type="float" office:value="1.00613530145676" calcext:value-type="float">
            <text:p>1.006135301456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05190217642" calcext:value-type="float">
            <text:p>1.0005190217642</text:p>
          </table:table-cell>
          <table:table-cell office:value-type="float" office:value="1.00582680468362" calcext:value-type="float">
            <text:p>1.005826804683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077199939083" calcext:value-type="float">
            <text:p>1.00077199939083</text:p>
          </table:table-cell>
          <table:table-cell office:value-type="float" office:value="1.00595329349693" calcext:value-type="float">
            <text:p>1.005953293496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211141127958" calcext:value-type="float">
            <text:p>1.00211141127958</text:p>
          </table:table-cell>
          <table:table-cell office:value-type="float" office:value="1.00662299944131" calcext:value-type="float">
            <text:p>1.006622999441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9903793475485" calcext:value-type="float">
            <text:p>0.999903793475485</text:p>
          </table:table-cell>
          <table:table-cell office:value-type="float" office:value="1.00551919053926" calcext:value-type="float">
            <text:p>1.005519190539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9903793475485" calcext:value-type="float">
            <text:p>0.999903793475485</text:p>
          </table:table-cell>
          <table:table-cell office:value-type="float" office:value="1.00551919053926" calcext:value-type="float">
            <text:p>1.005519190539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9746290447567" calcext:value-type="float">
            <text:p>0.999746290447567</text:p>
          </table:table-cell>
          <table:table-cell office:value-type="float" office:value="1.0054404390253" calcext:value-type="float">
            <text:p>1.00544043902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411510150465" calcext:value-type="float">
            <text:p>1.00411510150465</text:p>
          </table:table-cell>
          <table:table-cell office:value-type="float" office:value="1.00762484455385" calcext:value-type="float">
            <text:p>1.007624844553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8497937541774" calcext:value-type="float">
            <text:p>0.998497937541774</text:p>
          </table:table-cell>
          <table:table-cell office:value-type="float" office:value="1.00481626257241" calcext:value-type="float">
            <text:p>1.004816262572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6749781573874" calcext:value-type="float">
            <text:p>0.996749781573874</text:p>
          </table:table-cell>
          <table:table-cell office:value-type="float" office:value="1.00394218458846" calcext:value-type="float">
            <text:p>1.003942184588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6749781573874" calcext:value-type="float">
            <text:p>0.996749781573874</text:p>
          </table:table-cell>
          <table:table-cell office:value-type="float" office:value="1.00394218458846" calcext:value-type="float">
            <text:p>1.003942184588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135026608317" calcext:value-type="float">
            <text:p>1.00135026608317</text:p>
          </table:table-cell>
          <table:table-cell office:value-type="float" office:value="1.0062424268431" calcext:value-type="float">
            <text:p>1.00624242684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150162486546" calcext:value-type="float">
            <text:p>1.00150162486546</text:p>
          </table:table-cell>
          <table:table-cell office:value-type="float" office:value="1.00631810623425" calcext:value-type="float">
            <text:p>1.006318106234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7301992014027" calcext:value-type="float">
            <text:p>0.997301992014027</text:p>
          </table:table-cell>
          <table:table-cell office:value-type="float" office:value="1.00421828980853" calcext:value-type="float">
            <text:p>1.004218289808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7301992014027" calcext:value-type="float">
            <text:p>0.997301992014027</text:p>
          </table:table-cell>
          <table:table-cell office:value-type="float" office:value="1.00421828980853" calcext:value-type="float">
            <text:p>1.004218289808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8266207190139" calcext:value-type="float">
            <text:p>0.998266207190139</text:p>
          </table:table-cell>
          <table:table-cell office:value-type="float" office:value="1.00470039739659" calcext:value-type="float">
            <text:p>1.004700397396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039182377646" calcext:value-type="float">
            <text:p>1.00039182377646</text:p>
          </table:table-cell>
          <table:table-cell office:value-type="float" office:value="1.00576320568975" calcext:value-type="float">
            <text:p>1.005763205689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128157271803" calcext:value-type="float">
            <text:p>1.00128157271803</text:p>
          </table:table-cell>
          <table:table-cell office:value-type="float" office:value="1.00620808016053" calcext:value-type="float">
            <text:p>1.006208080160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8898853577145" calcext:value-type="float">
            <text:p>0.998898853577145</text:p>
          </table:table-cell>
          <table:table-cell office:value-type="float" office:value="1.00501672059009" calcext:value-type="float">
            <text:p>1.005016720590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929128805589" calcext:value-type="float">
            <text:p>0.99929128805589</text:p>
          </table:table-cell>
          <table:table-cell office:value-type="float" office:value="1.00521293782946" calcext:value-type="float">
            <text:p>1.005212937829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071905033646" calcext:value-type="float">
            <text:p>1.00071905033646</text:p>
          </table:table-cell>
          <table:table-cell office:value-type="float" office:value="1.00592681896975" calcext:value-type="float">
            <text:p>1.005926818969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9353676783785" calcext:value-type="float">
            <text:p>0.999353676783785</text:p>
          </table:table-cell>
          <table:table-cell office:value-type="float" office:value="1.00524413219341" calcext:value-type="float">
            <text:p>1.005244132193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9183440609827" calcext:value-type="float">
            <text:p>0.999183440609827</text:p>
          </table:table-cell>
          <table:table-cell office:value-type="float" office:value="1.00515901410643" calcext:value-type="float">
            <text:p>1.005159014106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305507808385" calcext:value-type="float">
            <text:p>1.00305507808385</text:p>
          </table:table-cell>
          <table:table-cell office:value-type="float" office:value="1.00709483284345" calcext:value-type="float">
            <text:p>1.007094832843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305507808385" calcext:value-type="float">
            <text:p>1.00305507808385</text:p>
          </table:table-cell>
          <table:table-cell office:value-type="float" office:value="1.00709483284345" calcext:value-type="float">
            <text:p>1.007094832843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305507808385" calcext:value-type="float">
            <text:p>1.00305507808385</text:p>
          </table:table-cell>
          <table:table-cell office:value-type="float" office:value="1.00709483284345" calcext:value-type="float">
            <text:p>1.007094832843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9604087180566" calcext:value-type="float">
            <text:p>0.999604087180566</text:p>
          </table:table-cell>
          <table:table-cell office:value-type="float" office:value="1.0053693373918" calcext:value-type="float">
            <text:p>1.00536933739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078962860054" calcext:value-type="float">
            <text:p>1.00078962860054</text:p>
          </table:table-cell>
          <table:table-cell office:value-type="float" office:value="1.00596210810179" calcext:value-type="float">
            <text:p>1.005962108101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163617986364" calcext:value-type="float">
            <text:p>1.00163617986364</text:p>
          </table:table-cell>
          <table:table-cell office:value-type="float" office:value="1.00638538373334" calcext:value-type="float">
            <text:p>1.006385383733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9139892711486" calcext:value-type="float">
            <text:p>0.999139892711486</text:p>
          </table:table-cell>
          <table:table-cell office:value-type="float" office:value="1.00513724015726" calcext:value-type="float">
            <text:p>1.005137240157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9416180895986" calcext:value-type="float">
            <text:p>0.999416180895986</text:p>
          </table:table-cell>
          <table:table-cell office:value-type="float" office:value="1.00527538424951" calcext:value-type="float">
            <text:p>1.005275384249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031633142168" calcext:value-type="float">
            <text:p>1.00031633142168</text:p>
          </table:table-cell>
          <table:table-cell office:value-type="float" office:value="1.00572545951236" calcext:value-type="float">
            <text:p>1.005725459512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4277015428356" calcext:value-type="float">
            <text:p>0.994277015428356</text:p>
          </table:table-cell>
          <table:table-cell office:value-type="float" office:value="1.0027058015157" calcext:value-type="float">
            <text:p>1.00270580151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121096959995" calcext:value-type="float">
            <text:p>1.00121096959995</text:p>
          </table:table-cell>
          <table:table-cell office:value-type="float" office:value="1.0061727786015" calcext:value-type="float">
            <text:p>1.00617277860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9535542154332" calcext:value-type="float">
            <text:p>0.999535542154332</text:p>
          </table:table-cell>
          <table:table-cell office:value-type="float" office:value="1.00533506487869" calcext:value-type="float">
            <text:p>1.005335064878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8954166460678" calcext:value-type="float">
            <text:p>0.998954166460678</text:p>
          </table:table-cell>
          <table:table-cell office:value-type="float" office:value="1.00504437703186" calcext:value-type="float">
            <text:p>1.005044377031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07550250272" calcext:value-type="float">
            <text:p>1.0007550250272</text:p>
          </table:table-cell>
          <table:table-cell office:value-type="float" office:value="1.00594480631512" calcext:value-type="float">
            <text:p>1.005944806315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7852612605189" calcext:value-type="float">
            <text:p>0.997852612605189</text:p>
          </table:table-cell>
          <table:table-cell office:value-type="float" office:value="1.00449360010411" calcext:value-type="float">
            <text:p>1.004493600104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9815238335082" calcext:value-type="float">
            <text:p>0.999815238335082</text:p>
          </table:table-cell>
          <table:table-cell office:value-type="float" office:value="1.00547491296906" calcext:value-type="float">
            <text:p>1.005474912969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204229422829" calcext:value-type="float">
            <text:p>1.00204229422829</text:p>
          </table:table-cell>
          <table:table-cell office:value-type="float" office:value="1.00658844091567" calcext:value-type="float">
            <text:p>1.006588440915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9168169234172" calcext:value-type="float">
            <text:p>0.999168169234172</text:p>
          </table:table-cell>
          <table:table-cell office:value-type="float" office:value="1.00515137841861" calcext:value-type="float">
            <text:p>1.005151378418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8522292522963" calcext:value-type="float">
            <text:p>0.998522292522963</text:p>
          </table:table-cell>
          <table:table-cell office:value-type="float" office:value="1.004828440063" calcext:value-type="float">
            <text:p>1.0048284400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759300945589" calcext:value-type="float">
            <text:p>0.99759300945589</text:p>
          </table:table-cell>
          <table:table-cell office:value-type="float" office:value="1.00436379852946" calcext:value-type="float">
            <text:p>1.004363798529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24113193016" calcext:value-type="float">
            <text:p>1.0024113193016</text:p>
          </table:table-cell>
          <table:table-cell office:value-type="float" office:value="1.00677295345232" calcext:value-type="float">
            <text:p>1.006772953452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141841905437" calcext:value-type="float">
            <text:p>1.00141841905437</text:p>
          </table:table-cell>
          <table:table-cell office:value-type="float" office:value="1.00627650332871" calcext:value-type="float">
            <text:p>1.006276503328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302269197012" calcext:value-type="float">
            <text:p>1.00302269197012</text:p>
          </table:table-cell>
          <table:table-cell office:value-type="float" office:value="1.00707863978658" calcext:value-type="float">
            <text:p>1.007078639786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8134034413898" calcext:value-type="float">
            <text:p>0.998134034413898</text:p>
          </table:table-cell>
          <table:table-cell office:value-type="float" office:value="1.00463431100847" calcext:value-type="float">
            <text:p>1.004634311008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491792637873" calcext:value-type="float">
            <text:p>1.00491792637873</text:p>
          </table:table-cell>
          <table:table-cell office:value-type="float" office:value="1.00802625699088" calcext:value-type="float">
            <text:p>1.008026256990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491792637873" calcext:value-type="float">
            <text:p>1.00491792637873</text:p>
          </table:table-cell>
          <table:table-cell office:value-type="float" office:value="1.00802625699088" calcext:value-type="float">
            <text:p>1.008026256990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491792637873" calcext:value-type="float">
            <text:p>1.00491792637873</text:p>
          </table:table-cell>
          <table:table-cell office:value-type="float" office:value="1.00802625699088" calcext:value-type="float">
            <text:p>1.008026256990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606053914075" calcext:value-type="float">
            <text:p>0.99606053914075</text:p>
          </table:table-cell>
          <table:table-cell office:value-type="float" office:value="1.00359756337189" calcext:value-type="float">
            <text:p>1.003597563371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371760514408" calcext:value-type="float">
            <text:p>1.00371760514408</text:p>
          </table:table-cell>
          <table:table-cell office:value-type="float" office:value="1.00742609637356" calcext:value-type="float">
            <text:p>1.007426096373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940643356084" calcext:value-type="float">
            <text:p>1.00940643356084</text:p>
          </table:table-cell>
          <table:table-cell office:value-type="float" office:value="1.01027051058194" calcext:value-type="float">
            <text:p>1.010270510581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936527542768" calcext:value-type="float">
            <text:p>1.00936527542768</text:p>
          </table:table-cell>
          <table:table-cell office:value-type="float" office:value="1.01024993151536" calcext:value-type="float">
            <text:p>1.010249931515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2029857772045" calcext:value-type="float">
            <text:p>1.02029857772045</text:p>
          </table:table-cell>
          <table:table-cell office:value-type="float" office:value="1.01571658266174" calcext:value-type="float">
            <text:p>1.015716582661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.974782955024492" calcext:value-type="float">
            <text:p>0.974782955024492</text:p>
          </table:table-cell>
          <table:table-cell office:value-type="float" office:value="0.992958771313766" calcext:value-type="float">
            <text:p>0.9929587713137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.87310920509901" calcext:value-type="float">
            <text:p>0.87310920509901</text:p>
          </table:table-cell>
          <table:table-cell office:value-type="float" office:value="0.942121896351025" calcext:value-type="float">
            <text:p>0.9421218963510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.835231911039478" calcext:value-type="float">
            <text:p>0.835231911039478</text:p>
          </table:table-cell>
          <table:table-cell office:value-type="float" office:value="0.923183249321259" calcext:value-type="float">
            <text:p>0.9231832493212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.915403897927544" calcext:value-type="float">
            <text:p>0.915403897927544</text:p>
          </table:table-cell>
          <table:table-cell office:value-type="float" office:value="0.963269242765292" calcext:value-type="float">
            <text:p>0.9632692427652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.940584987917302" calcext:value-type="float">
            <text:p>0.940584987917302</text:p>
          </table:table-cell>
          <table:table-cell office:value-type="float" office:value="0.975859787760171" calcext:value-type="float">
            <text:p>0.9758597877601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.96140947613856" calcext:value-type="float">
            <text:p>0.96140947613856</text:p>
          </table:table-cell>
          <table:table-cell office:value-type="float" office:value="0.9862720318708" calcext:value-type="float">
            <text:p>0.98627203187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.98388375028631" calcext:value-type="float">
            <text:p>0.98388375028631</text:p>
          </table:table-cell>
          <table:table-cell office:value-type="float" office:value="0.997509168944675" calcext:value-type="float">
            <text:p>0.9975091689446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.98388375028631" calcext:value-type="float">
            <text:p>0.98388375028631</text:p>
          </table:table-cell>
          <table:table-cell office:value-type="float" office:value="0.997509168944675" calcext:value-type="float">
            <text:p>0.9975091689446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.982132188317947" calcext:value-type="float">
            <text:p>0.982132188317947</text:p>
          </table:table-cell>
          <table:table-cell office:value-type="float" office:value="0.996633387960494" calcext:value-type="float">
            <text:p>0.9966333879604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.994820712532627" calcext:value-type="float">
            <text:p>0.994820712532627</text:p>
          </table:table-cell>
          <table:table-cell office:value-type="float" office:value="1.00297765006783" calcext:value-type="float">
            <text:p>1.002977650067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.98092780442321" calcext:value-type="float">
            <text:p>0.98092780442321</text:p>
          </table:table-cell>
          <table:table-cell office:value-type="float" office:value="0.996031196013125" calcext:value-type="float">
            <text:p>0.9960311960131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.970113963088561" calcext:value-type="float">
            <text:p>0.970113963088561</text:p>
          </table:table-cell>
          <table:table-cell office:value-type="float" office:value="0.9906242753458" calcext:value-type="float">
            <text:p>0.99062427534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.966319018091353" calcext:value-type="float">
            <text:p>0.966319018091353</text:p>
          </table:table-cell>
          <table:table-cell office:value-type="float" office:value="0.988726802847196" calcext:value-type="float">
            <text:p>0.9887268028471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.955707272617505" calcext:value-type="float">
            <text:p>0.955707272617505</text:p>
          </table:table-cell>
          <table:table-cell office:value-type="float" office:value="0.983420930110272" calcext:value-type="float">
            <text:p>0.9834209301102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.972223545633657" calcext:value-type="float">
            <text:p>0.972223545633657</text:p>
          </table:table-cell>
          <table:table-cell office:value-type="float" office:value="0.991679066618348" calcext:value-type="float">
            <text:p>0.9916790666183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.987318663304813" calcext:value-type="float">
            <text:p>0.987318663304813</text:p>
          </table:table-cell>
          <table:table-cell office:value-type="float" office:value="0.999226625453927" calcext:value-type="float">
            <text:p>0.9992266254539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.00265412969902" calcext:value-type="float">
            <text:p>1.00265412969902</text:p>
          </table:table-cell>
          <table:table-cell office:value-type="float" office:value="1.00689435865103" calcext:value-type="float">
            <text:p>1.006894358651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.10085847690657" calcext:value-type="float">
            <text:p>1.10085847690657</text:p>
          </table:table-cell>
          <table:table-cell office:value-type="float" office:value="1.05599653225481" calcext:value-type="float">
            <text:p>1.0559965322548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993027699279151" calcext:value-type="float">
            <text:p>0.993027699279151</text:p>
          </table:table-cell>
          <table:table-cell office:value-type="float" office:value="1.0020811434411" calcext:value-type="float">
            <text:p>1.00208114344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993027699279151" calcext:value-type="float">
            <text:p>0.993027699279151</text:p>
          </table:table-cell>
          <table:table-cell office:value-type="float" office:value="1.0020811434411" calcext:value-type="float">
            <text:p>1.00208114344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913915312564427" calcext:value-type="float">
            <text:p>0.913915312564427</text:p>
          </table:table-cell>
          <table:table-cell office:value-type="float" office:value="0.962524950083733" calcext:value-type="float">
            <text:p>0.96252495008373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959291552663939" calcext:value-type="float">
            <text:p>0.959291552663939</text:p>
          </table:table-cell>
          <table:table-cell office:value-type="float" office:value="0.985213070133489" calcext:value-type="float">
            <text:p>0.98521307013348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959291552663939" calcext:value-type="float">
            <text:p>0.959291552663939</text:p>
          </table:table-cell>
          <table:table-cell office:value-type="float" office:value="0.985213070133489" calcext:value-type="float">
            <text:p>0.98521307013348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959291552663939" calcext:value-type="float">
            <text:p>0.959291552663939</text:p>
          </table:table-cell>
          <table:table-cell office:value-type="float" office:value="0.985213070133489" calcext:value-type="float">
            <text:p>0.98521307013348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948552341201432" calcext:value-type="float">
            <text:p>0.948552341201432</text:p>
          </table:table-cell>
          <table:table-cell office:value-type="float" office:value="0.979843464402236" calcext:value-type="float">
            <text:p>0.97984346440223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947463213576377" calcext:value-type="float">
            <text:p>0.947463213576377</text:p>
          </table:table-cell>
          <table:table-cell office:value-type="float" office:value="0.979298900589708" calcext:value-type="float">
            <text:p>0.97929890058970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994002536858712" calcext:value-type="float">
            <text:p>0.994002536858712</text:p>
          </table:table-cell>
          <table:table-cell office:value-type="float" office:value="1.00256856223088" calcext:value-type="float">
            <text:p>1.0025685622308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977301935632464" calcext:value-type="float">
            <text:p>0.977301935632464</text:p>
          </table:table-cell>
          <table:table-cell office:value-type="float" office:value="0.994218261617752" calcext:value-type="float">
            <text:p>0.99421826161775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981346770696234" calcext:value-type="float">
            <text:p>0.981346770696234</text:p>
          </table:table-cell>
          <table:table-cell office:value-type="float" office:value="0.996240679149637" calcext:value-type="float">
            <text:p>0.99624067914963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946373777268567" calcext:value-type="float">
            <text:p>0.946373777268567</text:p>
          </table:table-cell>
          <table:table-cell office:value-type="float" office:value="0.978754182435803" calcext:value-type="float">
            <text:p>0.97875418243580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956023296585096" calcext:value-type="float">
            <text:p>0.956023296585096</text:p>
          </table:table-cell>
          <table:table-cell office:value-type="float" office:value="0.983578942094068" calcext:value-type="float">
            <text:p>0.98357894209406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.10418864294291" calcext:value-type="float">
            <text:p>1.10418864294291</text:p>
          </table:table-cell>
          <table:table-cell office:value-type="float" office:value="1.05766161527297" calcext:value-type="float">
            <text:p>1.0576616152729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.983418893459275" calcext:value-type="float">
            <text:p>0.983418893459275</text:p>
          </table:table-cell>
          <table:table-cell office:value-type="float" office:value="0.997276740531157" calcext:value-type="float">
            <text:p>0.99727674053115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.988130067864197" calcext:value-type="float">
            <text:p>0.988130067864197</text:p>
          </table:table-cell>
          <table:table-cell office:value-type="float" office:value="0.999632327733618" calcext:value-type="float">
            <text:p>0.99963232773361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.00937513699841" calcext:value-type="float">
            <text:p>1.00937513699841</text:p>
          </table:table-cell>
          <table:table-cell office:value-type="float" office:value="1.01025486230072" calcext:value-type="float">
            <text:p>1.0102548623007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.995914039108066" calcext:value-type="float">
            <text:p>0.995914039108066</text:p>
          </table:table-cell>
          <table:table-cell office:value-type="float" office:value="1.00352431335555" calcext:value-type="float">
            <text:p>1.0035243133555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.999730610324861" calcext:value-type="float">
            <text:p>0.999730610324861</text:p>
          </table:table-cell>
          <table:table-cell office:value-type="float" office:value="1.00543259896395" calcext:value-type="float">
            <text:p>1.0054325989639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.00109177833483" calcext:value-type="float">
            <text:p>1.00109177833483</text:p>
          </table:table-cell>
          <table:table-cell office:value-type="float" office:value="1.00611318296894" calcext:value-type="float">
            <text:p>1.0061131829689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.00533593641099" calcext:value-type="float">
            <text:p>1.00533593641099</text:p>
          </table:table-cell>
          <table:table-cell office:value-type="float" office:value="1.00823526200702" calcext:value-type="float">
            <text:p>1.0082352620070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.993491569840364" calcext:value-type="float">
            <text:p>0.993491569840364</text:p>
          </table:table-cell>
          <table:table-cell office:value-type="float" office:value="1.0023130787217" calcext:value-type="float">
            <text:p>1.002313078721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.999468185155089" calcext:value-type="float">
            <text:p>0.999468185155089</text:p>
          </table:table-cell>
          <table:table-cell office:value-type="float" office:value="1.00530138637906" calcext:value-type="float">
            <text:p>1.0053013863790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.999468185155089" calcext:value-type="float">
            <text:p>0.999468185155089</text:p>
          </table:table-cell>
          <table:table-cell office:value-type="float" office:value="1.00530138637906" calcext:value-type="float">
            <text:p>1.0053013863790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.00223904521433" calcext:value-type="float">
            <text:p>1.00223904521433</text:p>
          </table:table-cell>
          <table:table-cell office:value-type="float" office:value="1.00668681640869" calcext:value-type="float">
            <text:p>1.0066868164086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.00315781536677" calcext:value-type="float">
            <text:p>1.00315781536677</text:p>
          </table:table-cell>
          <table:table-cell office:value-type="float" office:value="1.00714620148491" calcext:value-type="float">
            <text:p>1.0071462014849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.998139229698721" calcext:value-type="float">
            <text:p>0.998139229698721</text:p>
          </table:table-cell>
          <table:table-cell office:value-type="float" office:value="1.00463690865088" calcext:value-type="float">
            <text:p>1.0046369086508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.998779386391236" calcext:value-type="float">
            <text:p>0.998779386391236</text:p>
          </table:table-cell>
          <table:table-cell office:value-type="float" office:value="1.00495698699714" calcext:value-type="float">
            <text:p>1.004956986997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.999109527368816" calcext:value-type="float">
            <text:p>0.999109527368816</text:p>
          </table:table-cell>
          <table:table-cell office:value-type="float" office:value="1.00512205748593" calcext:value-type="float">
            <text:p>1.0051220574859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.00310273428" calcext:value-type="float">
            <text:p>1.00310273428</text:p>
          </table:table-cell>
          <table:table-cell office:value-type="float" office:value="1.00711866094152" calcext:value-type="float">
            <text:p>1.0071186609415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.00201558593232" calcext:value-type="float">
            <text:p>1.00201558593232</text:p>
          </table:table-cell>
          <table:table-cell office:value-type="float" office:value="1.00657508676768" calcext:value-type="float">
            <text:p>1.0065750867676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.00204782614715" calcext:value-type="float">
            <text:p>1.00204782614715</text:p>
          </table:table-cell>
          <table:table-cell office:value-type="float" office:value="1.0065912068751" calcext:value-type="float">
            <text:p>1.006591206875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.00337300072216" calcext:value-type="float">
            <text:p>1.00337300072216</text:p>
          </table:table-cell>
          <table:table-cell office:value-type="float" office:value="1.0072537941626" calcext:value-type="float">
            <text:p>1.007253794162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.998984596190962" calcext:value-type="float">
            <text:p>0.998984596190962</text:p>
          </table:table-cell>
          <table:table-cell office:value-type="float" office:value="1.005059591897" calcext:value-type="float">
            <text:p>1.00505959189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.01187633332889" calcext:value-type="float">
            <text:p>1.01187633332889</text:p>
          </table:table-cell>
          <table:table-cell office:value-type="float" office:value="1.01150546046596" calcext:value-type="float">
            <text:p>1.0115054604659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995397706030191" calcext:value-type="float">
            <text:p>0.995397706030191</text:p>
          </table:table-cell>
          <table:table-cell office:value-type="float" office:value="1.00326614681662" calcext:value-type="float">
            <text:p>1.0032661468166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995397706030191" calcext:value-type="float">
            <text:p>0.995397706030191</text:p>
          </table:table-cell>
          <table:table-cell office:value-type="float" office:value="1.00326614681662" calcext:value-type="float">
            <text:p>1.0032661468166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964665106787494" calcext:value-type="float">
            <text:p>0.964665106787494</text:p>
          </table:table-cell>
          <table:table-cell office:value-type="float" office:value="0.987899847195267" calcext:value-type="float">
            <text:p>0.98789984719526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.00023958197224" calcext:value-type="float">
            <text:p>1.00023958197224</text:p>
          </table:table-cell>
          <table:table-cell office:value-type="float" office:value="1.00568708478764" calcext:value-type="float">
            <text:p>1.0056870847876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988710272626272" calcext:value-type="float">
            <text:p>0.988710272626272</text:p>
          </table:table-cell>
          <table:table-cell office:value-type="float" office:value="0.999922430114656" calcext:value-type="float">
            <text:p>0.99992243011465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975816243187907" calcext:value-type="float">
            <text:p>0.975816243187907</text:p>
          </table:table-cell>
          <table:table-cell office:value-type="float" office:value="0.993475415395473" calcext:value-type="float">
            <text:p>0.99347541539547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998489460913865" calcext:value-type="float">
            <text:p>0.998489460913865</text:p>
          </table:table-cell>
          <table:table-cell office:value-type="float" office:value="1.00481202425845" calcext:value-type="float">
            <text:p>1.0048120242584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998048487473471" calcext:value-type="float">
            <text:p>0.998048487473471</text:p>
          </table:table-cell>
          <table:table-cell office:value-type="float" office:value="1.00459153753826" calcext:value-type="float">
            <text:p>1.0045915375382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991505215562346" calcext:value-type="float">
            <text:p>0.991505215562346</text:p>
          </table:table-cell>
          <table:table-cell office:value-type="float" office:value="1.00131990158269" calcext:value-type="float">
            <text:p>1.0013199015826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981658305120128" calcext:value-type="float">
            <text:p>0.981658305120128</text:p>
          </table:table-cell>
          <table:table-cell office:value-type="float" office:value="0.996396446361584" calcext:value-type="float">
            <text:p>0.99639644636158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988587252922769" calcext:value-type="float">
            <text:p>0.988587252922769</text:p>
          </table:table-cell>
          <table:table-cell office:value-type="float" office:value="0.999860920262904" calcext:value-type="float">
            <text:p>0.99986092026290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990498283777575" calcext:value-type="float">
            <text:p>0.990498283777575</text:p>
          </table:table-cell>
          <table:table-cell office:value-type="float" office:value="1.00081643569031" calcext:value-type="float">
            <text:p>1.0008164356903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995772276220944" calcext:value-type="float">
            <text:p>0.995772276220944</text:p>
          </table:table-cell>
          <table:table-cell office:value-type="float" office:value="1.00345343191199" calcext:value-type="float">
            <text:p>1.0034534319119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.01023125012355" calcext:value-type="float">
            <text:p>1.01023125012355</text:p>
          </table:table-cell>
          <table:table-cell office:value-type="float" office:value="1.0106829188633" calcext:value-type="float">
            <text:p>1.010682918863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.04482832160056" calcext:value-type="float">
            <text:p>1.04482832160056</text:p>
          </table:table-cell>
          <table:table-cell office:value-type="float" office:value="1.0279814546018" calcext:value-type="float">
            <text:p>1.027981454601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974016272849533" calcext:value-type="float">
            <text:p>0.974016272849533</text:p>
          </table:table-cell>
          <table:table-cell office:value-type="float" office:value="0.992575430226286" calcext:value-type="float">
            <text:p>0.99257543022628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974016272849533" calcext:value-type="float">
            <text:p>0.974016272849533</text:p>
          </table:table-cell>
          <table:table-cell office:value-type="float" office:value="0.992575430226286" calcext:value-type="float">
            <text:p>0.99257543022628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974016272849533" calcext:value-type="float">
            <text:p>0.974016272849533</text:p>
          </table:table-cell>
          <table:table-cell office:value-type="float" office:value="0.992575430226286" calcext:value-type="float">
            <text:p>0.99257543022628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986522451463326" calcext:value-type="float">
            <text:p>0.986522451463326</text:p>
          </table:table-cell>
          <table:table-cell office:value-type="float" office:value="0.998828519533183" calcext:value-type="float">
            <text:p>0.99882851953318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952571739588976" calcext:value-type="float">
            <text:p>0.952571739588976</text:p>
          </table:table-cell>
          <table:table-cell office:value-type="float" office:value="0.981853163596008" calcext:value-type="float">
            <text:p>0.98185316359600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862528373417422" calcext:value-type="float">
            <text:p>0.862528373417422</text:p>
          </table:table-cell>
          <table:table-cell office:value-type="float" office:value="0.936831480510231" calcext:value-type="float">
            <text:p>0.93683148051023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884857408760673" calcext:value-type="float">
            <text:p>0.884857408760673</text:p>
          </table:table-cell>
          <table:table-cell office:value-type="float" office:value="0.947995998181856" calcext:value-type="float">
            <text:p>0.94799599818185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884857408760673" calcext:value-type="float">
            <text:p>0.884857408760673</text:p>
          </table:table-cell>
          <table:table-cell office:value-type="float" office:value="0.947995998181856" calcext:value-type="float">
            <text:p>0.94799599818185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914058000602408" calcext:value-type="float">
            <text:p>0.914058000602408</text:p>
          </table:table-cell>
          <table:table-cell office:value-type="float" office:value="0.962596294102723" calcext:value-type="float">
            <text:p>0.96259629410272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938780482339512" calcext:value-type="float">
            <text:p>0.938780482339512</text:p>
          </table:table-cell>
          <table:table-cell office:value-type="float" office:value="0.974957534971276" calcext:value-type="float">
            <text:p>0.97495753497127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848835946058887" calcext:value-type="float">
            <text:p>0.848835946058887</text:p>
          </table:table-cell>
          <table:table-cell office:value-type="float" office:value="0.929985266830963" calcext:value-type="float">
            <text:p>0.92998526683096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814020018832853" calcext:value-type="float">
            <text:p>0.814020018832853</text:p>
          </table:table-cell>
          <table:table-cell office:value-type="float" office:value="0.912577303217946" calcext:value-type="float">
            <text:p>0.91257730321794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814020018832853" calcext:value-type="float">
            <text:p>0.814020018832853</text:p>
          </table:table-cell>
          <table:table-cell office:value-type="float" office:value="0.912577303217946" calcext:value-type="float">
            <text:p>0.91257730321794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922296266155839" calcext:value-type="float">
            <text:p>0.922296266155839</text:p>
          </table:table-cell>
          <table:table-cell office:value-type="float" office:value="0.966715426879439" calcext:value-type="float">
            <text:p>0.96671542687943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.00080868685632" calcext:value-type="float">
            <text:p>1.00080868685632</text:p>
          </table:table-cell>
          <table:table-cell office:value-type="float" office:value="1.00597163722968" calcext:value-type="float">
            <text:p>1.0059716372296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.2035215145513" calcext:value-type="float">
            <text:p>1.2035215145513</text:p>
          </table:table-cell>
          <table:table-cell office:value-type="float" office:value="1.10732805107717" calcext:value-type="float">
            <text:p>1.1073280510771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.709183299844168" calcext:value-type="float">
            <text:p>0.709183299844168</text:p>
          </table:table-cell>
          <table:table-cell office:value-type="float" office:value="0.860158943723603" calcext:value-type="float">
            <text:p>0.86015894372360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.935839676879371" calcext:value-type="float">
            <text:p>0.935839676879371</text:p>
          </table:table-cell>
          <table:table-cell office:value-type="float" office:value="0.973487132241205" calcext:value-type="float">
            <text:p>0.97348713224120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.935839676879371" calcext:value-type="float">
            <text:p>0.935839676879371</text:p>
          </table:table-cell>
          <table:table-cell office:value-type="float" office:value="0.973487132241205" calcext:value-type="float">
            <text:p>0.97348713224120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.941928323047607" calcext:value-type="float">
            <text:p>0.941928323047607</text:p>
          </table:table-cell>
          <table:table-cell office:value-type="float" office:value="0.976531455325323" calcext:value-type="float">
            <text:p>0.97653145532532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.933762251838674" calcext:value-type="float">
            <text:p>0.933762251838674</text:p>
          </table:table-cell>
          <table:table-cell office:value-type="float" office:value="0.972448419720857" calcext:value-type="float">
            <text:p>0.97244841972085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.991522528620871" calcext:value-type="float">
            <text:p>0.991522528620871</text:p>
          </table:table-cell>
          <table:table-cell office:value-type="float" office:value="1.00132855811196" calcext:value-type="float">
            <text:p>1.0013285581119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.991522528620871" calcext:value-type="float">
            <text:p>0.991522528620871</text:p>
          </table:table-cell>
          <table:table-cell office:value-type="float" office:value="1.00132855811196" calcext:value-type="float">
            <text:p>1.0013285581119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.985008671572318" calcext:value-type="float">
            <text:p>0.985008671572318</text:p>
          </table:table-cell>
          <table:table-cell office:value-type="float" office:value="0.998071629587679" calcext:value-type="float">
            <text:p>0.99807162958767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.977356763184389" calcext:value-type="float">
            <text:p>0.977356763184389</text:p>
          </table:table-cell>
          <table:table-cell office:value-type="float" office:value="0.994245675393715" calcext:value-type="float">
            <text:p>0.99424567539371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.02452390825516" calcext:value-type="float">
            <text:p>1.02452390825516</text:p>
          </table:table-cell>
          <table:table-cell office:value-type="float" office:value="1.0178292479291" calcext:value-type="float">
            <text:p>1.017829247929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.995653750907879" calcext:value-type="float">
            <text:p>0.995653750907879</text:p>
          </table:table-cell>
          <table:table-cell office:value-type="float" office:value="1.00339416925546" calcext:value-type="float">
            <text:p>1.0033941692554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.10007105294411" calcext:value-type="float">
            <text:p>1.10007105294411</text:p>
          </table:table-cell>
          <table:table-cell office:value-type="float" office:value="1.05560282027358" calcext:value-type="float">
            <text:p>1.0556028202735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0.938715083746591" calcext:value-type="float">
            <text:p>0.938715083746591</text:p>
          </table:table-cell>
          <table:table-cell office:value-type="float" office:value="0.974924835674815" calcext:value-type="float">
            <text:p>0.97492483567481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0.993364972073668" calcext:value-type="float">
            <text:p>0.993364972073668</text:p>
          </table:table-cell>
          <table:table-cell office:value-type="float" office:value="1.00224977983835" calcext:value-type="float">
            <text:p>1.0022497798383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0.906605157647398" calcext:value-type="float">
            <text:p>0.906605157647398</text:p>
          </table:table-cell>
          <table:table-cell office:value-type="float" office:value="0.958869872625219" calcext:value-type="float">
            <text:p>0.95886987262521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0.810114770634877" calcext:value-type="float">
            <text:p>0.810114770634877</text:p>
          </table:table-cell>
          <table:table-cell office:value-type="float" office:value="0.910624679118958" calcext:value-type="float">
            <text:p>0.91062467911895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0.766980236825883" calcext:value-type="float">
            <text:p>0.766980236825883</text:p>
          </table:table-cell>
          <table:table-cell office:value-type="float" office:value="0.889057412214461" calcext:value-type="float">
            <text:p>0.88905741221446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0.766664111264434" calcext:value-type="float">
            <text:p>0.766664111264434</text:p>
          </table:table-cell>
          <table:table-cell office:value-type="float" office:value="0.888899349433737" calcext:value-type="float">
            <text:p>0.88889934943373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0.883838631098714" calcext:value-type="float">
            <text:p>0.883838631098714</text:p>
          </table:table-cell>
          <table:table-cell office:value-type="float" office:value="0.947486609350877" calcext:value-type="float">
            <text:p>0.94748660935087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.11900938639313" calcext:value-type="float">
            <text:p>1.11900938639313</text:p>
          </table:table-cell>
          <table:table-cell office:value-type="float" office:value="1.06507198699809" calcext:value-type="float">
            <text:p>1.0650719869980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0.839862699073112" calcext:value-type="float">
            <text:p>0.839862699073112</text:p>
          </table:table-cell>
          <table:table-cell office:value-type="float" office:value="0.925498643338076" calcext:value-type="float">
            <text:p>0.92549864333807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0.921722722812076" calcext:value-type="float">
            <text:p>0.921722722812076</text:p>
          </table:table-cell>
          <table:table-cell office:value-type="float" office:value="0.966428655207558" calcext:value-type="float">
            <text:p>0.96642865520755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.00363292016019" calcext:value-type="float">
            <text:p>1.00363292016019</text:p>
          </table:table-cell>
          <table:table-cell office:value-type="float" office:value="1.00738375388161" calcext:value-type="float">
            <text:p>1.0073837538816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0.973620476831099" calcext:value-type="float">
            <text:p>0.973620476831099</text:p>
          </table:table-cell>
          <table:table-cell office:value-type="float" office:value="0.992377532217069" calcext:value-type="float">
            <text:p>0.99237753221706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0.971652328642791" calcext:value-type="float">
            <text:p>0.971652328642791</text:p>
          </table:table-cell>
          <table:table-cell office:value-type="float" office:value="0.991393458122915" calcext:value-type="float">
            <text:p>0.99139345812291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0.980136191820996" calcext:value-type="float">
            <text:p>0.980136191820996</text:p>
          </table:table-cell>
          <table:table-cell office:value-type="float" office:value="0.995635389712018" calcext:value-type="float">
            <text:p>0.99563538971201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.01113874976375" calcext:value-type="float">
            <text:p>1.01113874976375</text:p>
          </table:table-cell>
          <table:table-cell office:value-type="float" office:value="1.0111366686834" calcext:value-type="float">
            <text:p>1.011136668683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240911923239" calcext:value-type="float">
            <text:p>1.00240911923239</text:p>
          </table:table-cell>
          <table:table-cell office:value-type="float" office:value="1.00677185341771" calcext:value-type="float">
            <text:p>1.0067718534177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0.988534766689991" calcext:value-type="float">
            <text:p>0.988534766689991</text:p>
          </table:table-cell>
          <table:table-cell office:value-type="float" office:value="0.999834677146515" calcext:value-type="float">
            <text:p>0.99983467714651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367686697638" calcext:value-type="float">
            <text:p>1.00367686697638</text:p>
          </table:table-cell>
          <table:table-cell office:value-type="float" office:value="1.00740572728971" calcext:value-type="float">
            <text:p>1.0074057272897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0.986617727537283" calcext:value-type="float">
            <text:p>0.986617727537283</text:p>
          </table:table-cell>
          <table:table-cell office:value-type="float" office:value="0.998876157570161" calcext:value-type="float">
            <text:p>0.99887615757016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0.978969141468936" calcext:value-type="float">
            <text:p>0.978969141468936</text:p>
          </table:table-cell>
          <table:table-cell office:value-type="float" office:value="0.995051864535988" calcext:value-type="float">
            <text:p>0.99505186453598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406672163692" calcext:value-type="float">
            <text:p>1.00406672163692</text:p>
          </table:table-cell>
          <table:table-cell office:value-type="float" office:value="1.00760065461998" calcext:value-type="float">
            <text:p>1.0076006546199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0.986526499524271" calcext:value-type="float">
            <text:p>0.986526499524271</text:p>
          </table:table-cell>
          <table:table-cell office:value-type="float" office:value="0.998830543563655" calcext:value-type="float">
            <text:p>0.99883054356365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0.986526499524271" calcext:value-type="float">
            <text:p>0.986526499524271</text:p>
          </table:table-cell>
          <table:table-cell office:value-type="float" office:value="0.998830543563655" calcext:value-type="float">
            <text:p>0.99883054356365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082035985876" calcext:value-type="float">
            <text:p>1.00082035985876</text:p>
          </table:table-cell>
          <table:table-cell office:value-type="float" office:value="1.0059774737309" calcext:value-type="float">
            <text:p>1.005977473730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446117218988" calcext:value-type="float">
            <text:p>1.00446117218988</text:p>
          </table:table-cell>
          <table:table-cell office:value-type="float" office:value="1.00779787989646" calcext:value-type="float">
            <text:p>1.00779787989646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0.992380799214709" calcext:value-type="float">
            <text:p>0.992380799214709</text:p>
          </table:table-cell>
          <table:table-cell office:value-type="float" office:value="1.00175769340887" calcext:value-type="float">
            <text:p>1.0017576934088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0.992380799214709" calcext:value-type="float">
            <text:p>0.992380799214709</text:p>
          </table:table-cell>
          <table:table-cell office:value-type="float" office:value="1.00175769340887" calcext:value-type="float">
            <text:p>1.0017576934088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0.99649712865811" calcext:value-type="float">
            <text:p>0.99649712865811</text:p>
          </table:table-cell>
          <table:table-cell office:value-type="float" office:value="1.00381585813058" calcext:value-type="float">
            <text:p>1.0038158581305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272938660591" calcext:value-type="float">
            <text:p>1.00272938660591</text:p>
          </table:table-cell>
          <table:table-cell office:value-type="float" office:value="1.00693198710447" calcext:value-type="float">
            <text:p>1.0069319871044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163629887819" calcext:value-type="float">
            <text:p>1.00163629887819</text:p>
          </table:table-cell>
          <table:table-cell office:value-type="float" office:value="1.00638544324062" calcext:value-type="float">
            <text:p>1.0063854432406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0.994965726127931" calcext:value-type="float">
            <text:p>0.994965726127931</text:p>
          </table:table-cell>
          <table:table-cell office:value-type="float" office:value="1.00305015686549" calcext:value-type="float">
            <text:p>1.0030501568654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0.997909058612871" calcext:value-type="float">
            <text:p>0.997909058612871</text:p>
          </table:table-cell>
          <table:table-cell office:value-type="float" office:value="1.00452182310796" calcext:value-type="float">
            <text:p>1.00452182310796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0.996697934488441" calcext:value-type="float">
            <text:p>0.996697934488441</text:p>
          </table:table-cell>
          <table:table-cell office:value-type="float" office:value="1.00391626104574" calcext:value-type="float">
            <text:p>1.0039162610457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241952492254" calcext:value-type="float">
            <text:p>1.00241952492254</text:p>
          </table:table-cell>
          <table:table-cell office:value-type="float" office:value="1.00677705626279" calcext:value-type="float">
            <text:p>1.0067770562627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0.991292985799466" calcext:value-type="float">
            <text:p>0.991292985799466</text:p>
          </table:table-cell>
          <table:table-cell office:value-type="float" office:value="1.00121378670125" calcext:value-type="float">
            <text:p>1.0012137867012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490007302277" calcext:value-type="float">
            <text:p>1.00490007302277</text:p>
          </table:table-cell>
          <table:table-cell office:value-type="float" office:value="1.00801733031291" calcext:value-type="float">
            <text:p>1.0080173303129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421090457286" calcext:value-type="float">
            <text:p>1.00421090457286</text:p>
          </table:table-cell>
          <table:table-cell office:value-type="float" office:value="1.00767274608795" calcext:value-type="float">
            <text:p>1.0076727460879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0.997639134199733" calcext:value-type="float">
            <text:p>0.997639134199733</text:p>
          </table:table-cell>
          <table:table-cell office:value-type="float" office:value="1.00438686090139" calcext:value-type="float">
            <text:p>1.0043868609013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0.999254962423036" calcext:value-type="float">
            <text:p>0.999254962423036</text:p>
          </table:table-cell>
          <table:table-cell office:value-type="float" office:value="1.00519477501304" calcext:value-type="float">
            <text:p>1.0051947750130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267446032075" calcext:value-type="float">
            <text:p>1.00267446032075</text:p>
          </table:table-cell>
          <table:table-cell office:value-type="float" office:value="1.0069045239619" calcext:value-type="float">
            <text:p>1.006904523961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031615266428" calcext:value-type="float">
            <text:p>1.00031615266428</text:p>
          </table:table-cell>
          <table:table-cell office:value-type="float" office:value="1.00572537013366" calcext:value-type="float">
            <text:p>1.00572537013366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0.999220961865802" calcext:value-type="float">
            <text:p>0.999220961865802</text:p>
          </table:table-cell>
          <table:table-cell office:value-type="float" office:value="1.00517777473442" calcext:value-type="float">
            <text:p>1.0051777747344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030798937547" calcext:value-type="float">
            <text:p>1.00030798937547</text:p>
          </table:table-cell>
          <table:table-cell office:value-type="float" office:value="1.00572128848926" calcext:value-type="float">
            <text:p>1.00572128848926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0.999183052862942" calcext:value-type="float">
            <text:p>0.999183052862942</text:p>
          </table:table-cell>
          <table:table-cell office:value-type="float" office:value="1.00515882023299" calcext:value-type="float">
            <text:p>1.0051588202329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083739266908" calcext:value-type="float">
            <text:p>1.00083739266908</text:p>
          </table:table-cell>
          <table:table-cell office:value-type="float" office:value="1.00598599013606" calcext:value-type="float">
            <text:p>1.00598599013606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159684477909" calcext:value-type="float">
            <text:p>1.00159684477909</text:p>
          </table:table-cell>
          <table:table-cell office:value-type="float" office:value="1.00636571619107" calcext:value-type="float">
            <text:p>1.0063657161910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159684477909" calcext:value-type="float">
            <text:p>1.00159684477909</text:p>
          </table:table-cell>
          <table:table-cell office:value-type="float" office:value="1.00636571619107" calcext:value-type="float">
            <text:p>1.0063657161910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038944052165" calcext:value-type="float">
            <text:p>1.00038944052165</text:p>
          </table:table-cell>
          <table:table-cell office:value-type="float" office:value="1.00576201406234" calcext:value-type="float">
            <text:p>1.0057620140623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0.999854792542724" calcext:value-type="float">
            <text:p>0.999854792542724</text:p>
          </table:table-cell>
          <table:table-cell office:value-type="float" office:value="1.00549469007288" calcext:value-type="float">
            <text:p>1.0054946900728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546482088378" calcext:value-type="float">
            <text:p>1.00546482088378</text:p>
          </table:table-cell>
          <table:table-cell office:value-type="float" office:value="1.00829970424341" calcext:value-type="float">
            <text:p>1.0082997042434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0.999702767067442" calcext:value-type="float">
            <text:p>0.999702767067442</text:p>
          </table:table-cell>
          <table:table-cell office:value-type="float" office:value="1.00541867733524" calcext:value-type="float">
            <text:p>1.0054186773352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101878007388" calcext:value-type="float">
            <text:p>1.00101878007388</text:p>
          </table:table-cell>
          <table:table-cell office:value-type="float" office:value="1.00607668383846" calcext:value-type="float">
            <text:p>1.00607668383846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381623692093" calcext:value-type="float">
            <text:p>1.00381623692093</text:p>
          </table:table-cell>
          <table:table-cell office:value-type="float" office:value="1.00747541226199" calcext:value-type="float">
            <text:p>1.0074754122619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012760540289" calcext:value-type="float">
            <text:p>1.00012760540289</text:p>
          </table:table-cell>
          <table:table-cell office:value-type="float" office:value="1.00563109650297" calcext:value-type="float">
            <text:p>1.0056310965029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058181049986" calcext:value-type="float">
            <text:p>1.00058181049986</text:p>
          </table:table-cell>
          <table:table-cell office:value-type="float" office:value="1.00585819905145" calcext:value-type="float">
            <text:p>1.0058581990514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137937302873" calcext:value-type="float">
            <text:p>1.00137937302873</text:p>
          </table:table-cell>
          <table:table-cell office:value-type="float" office:value="1.00625698031589" calcext:value-type="float">
            <text:p>1.0062569803158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076741336307" calcext:value-type="float">
            <text:p>1.00076741336307</text:p>
          </table:table-cell>
          <table:table-cell office:value-type="float" office:value="1.00595100048306" calcext:value-type="float">
            <text:p>1.00595100048306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118197682702" calcext:value-type="float">
            <text:p>1.00118197682702</text:p>
          </table:table-cell>
          <table:table-cell office:value-type="float" office:value="1.00615828221503" calcext:value-type="float">
            <text:p>1.0061582822150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039384953859" calcext:value-type="float">
            <text:p>1.00039384953859</text:p>
          </table:table-cell>
          <table:table-cell office:value-type="float" office:value="1.00576421857082" calcext:value-type="float">
            <text:p>1.0057642185708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0.999790855233039" calcext:value-type="float">
            <text:p>0.999790855233039</text:p>
          </table:table-cell>
          <table:table-cell office:value-type="float" office:value="1.00546272141804" calcext:value-type="float">
            <text:p>1.0054627214180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0.999271753499553" calcext:value-type="float">
            <text:p>0.999271753499553</text:p>
          </table:table-cell>
          <table:table-cell office:value-type="float" office:value="1.0052031705513" calcext:value-type="float">
            <text:p>1.005203170551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0.999271753499553" calcext:value-type="float">
            <text:p>0.999271753499553</text:p>
          </table:table-cell>
          <table:table-cell office:value-type="float" office:value="1.0052031705513" calcext:value-type="float">
            <text:p>1.005203170551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028618055456" calcext:value-type="float">
            <text:p>1.00028618055456</text:p>
          </table:table-cell>
          <table:table-cell office:value-type="float" office:value="1.0057103840788" calcext:value-type="float">
            <text:p>1.005710384078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0.998512055146134" calcext:value-type="float">
            <text:p>0.998512055146134</text:p>
          </table:table-cell>
          <table:table-cell office:value-type="float" office:value="1.00482332137459" calcext:value-type="float">
            <text:p>1.0048233213745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265989602835" calcext:value-type="float">
            <text:p>1.00265989602835</text:p>
          </table:table-cell>
          <table:table-cell office:value-type="float" office:value="1.00689724181569" calcext:value-type="float">
            <text:p>1.0068972418156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637306503358" calcext:value-type="float">
            <text:p>1.00637306503358</text:p>
          </table:table-cell>
          <table:table-cell office:value-type="float" office:value="1.00875382631831" calcext:value-type="float">
            <text:p>1.0087538263183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0.998332063125371" calcext:value-type="float">
            <text:p>0.998332063125371</text:p>
          </table:table-cell>
          <table:table-cell office:value-type="float" office:value="1.00473332536421" calcext:value-type="float">
            <text:p>1.0047333253642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0.999373269380809" calcext:value-type="float">
            <text:p>0.999373269380809</text:p>
          </table:table-cell>
          <table:table-cell office:value-type="float" office:value="1.00525392849192" calcext:value-type="float">
            <text:p>1.0052539284919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0.999342583088209" calcext:value-type="float">
            <text:p>0.999342583088209</text:p>
          </table:table-cell>
          <table:table-cell office:value-type="float" office:value="1.00523858534562" calcext:value-type="float">
            <text:p>1.0052385853456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261412116059" calcext:value-type="float">
            <text:p>1.00261412116059</text:p>
          </table:table-cell>
          <table:table-cell office:value-type="float" office:value="1.00687435438181" calcext:value-type="float">
            <text:p>1.0068743543818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282728346558" calcext:value-type="float">
            <text:p>1.00282728346558</text:p>
          </table:table-cell>
          <table:table-cell office:value-type="float" office:value="1.00698093553431" calcext:value-type="float">
            <text:p>1.0069809355343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016819016359" calcext:value-type="float">
            <text:p>1.00016819016359</text:p>
          </table:table-cell>
          <table:table-cell office:value-type="float" office:value="1.00565138888332" calcext:value-type="float">
            <text:p>1.0056513888833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124162839516" calcext:value-type="float">
            <text:p>1.00124162839516</text:p>
          </table:table-cell>
          <table:table-cell office:value-type="float" office:value="1.0061881079991" calcext:value-type="float">
            <text:p>1.006188107999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0.999570247574563" calcext:value-type="float">
            <text:p>0.999570247574563</text:p>
          </table:table-cell>
          <table:table-cell office:value-type="float" office:value="1.0053524175888" calcext:value-type="float">
            <text:p>1.005352417588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561799051084" calcext:value-type="float">
            <text:p>1.00561799051084</text:p>
          </table:table-cell>
          <table:table-cell office:value-type="float" office:value="1.00837628905694" calcext:value-type="float">
            <text:p>1.0083762890569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0.999271425435041" calcext:value-type="float">
            <text:p>0.999271425435041</text:p>
          </table:table-cell>
          <table:table-cell office:value-type="float" office:value="1.00520300651904" calcext:value-type="float">
            <text:p>1.0052030065190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011389798979" calcext:value-type="float">
            <text:p>1.00011389798979</text:p>
          </table:table-cell>
          <table:table-cell office:value-type="float" office:value="1.00562424279641" calcext:value-type="float">
            <text:p>1.0056242427964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011389798979" calcext:value-type="float">
            <text:p>1.00011389798979</text:p>
          </table:table-cell>
          <table:table-cell office:value-type="float" office:value="1.00562424279641" calcext:value-type="float">
            <text:p>1.0056242427964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147710427191" calcext:value-type="float">
            <text:p>1.00147710427191</text:p>
          </table:table-cell>
          <table:table-cell office:value-type="float" office:value="1.00630584593748" calcext:value-type="float">
            <text:p>1.0063058459374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082959096327" calcext:value-type="float">
            <text:p>1.00082959096327</text:p>
          </table:table-cell>
          <table:table-cell office:value-type="float" office:value="1.00598208928315" calcext:value-type="float">
            <text:p>1.0059820892831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082959096327" calcext:value-type="float">
            <text:p>1.00082959096327</text:p>
          </table:table-cell>
          <table:table-cell office:value-type="float" office:value="1.00598208928315" calcext:value-type="float">
            <text:p>1.0059820892831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0411664487311" calcext:value-type="float">
            <text:p>1.00411664487311</text:p>
          </table:table-cell>
          <table:table-cell office:value-type="float" office:value="1.00762561623807" calcext:value-type="float">
            <text:p>1.0076256162380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.02040606269815" calcext:value-type="float">
            <text:p>1.02040606269815</text:p>
          </table:table-cell>
          <table:table-cell office:value-type="float" office:value="1.01577032515059" calcext:value-type="float">
            <text:p>1.0157703251505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0.945170620446256" calcext:value-type="float">
            <text:p>0.945170620446256</text:p>
          </table:table-cell>
          <table:table-cell office:value-type="float" office:value="0.978152604024648" calcext:value-type="float">
            <text:p>0.978152604024648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0.941607220357162" calcext:value-type="float">
            <text:p>0.941607220357162</text:p>
          </table:table-cell>
          <table:table-cell office:value-type="float" office:value="0.976370903980101" calcext:value-type="float">
            <text:p>0.97637090398010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0.840101796805312" calcext:value-type="float">
            <text:p>0.840101796805312</text:p>
          </table:table-cell>
          <table:table-cell office:value-type="float" office:value="0.925618192204176" calcext:value-type="float">
            <text:p>0.925618192204176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0.896837850459227" calcext:value-type="float">
            <text:p>0.896837850459227</text:p>
          </table:table-cell>
          <table:table-cell office:value-type="float" office:value="0.953986219031133" calcext:value-type="float">
            <text:p>0.95398621903113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0.894735054886808" calcext:value-type="float">
            <text:p>0.894735054886808</text:p>
          </table:table-cell>
          <table:table-cell office:value-type="float" office:value="0.952934821244924" calcext:value-type="float">
            <text:p>0.952934821244924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0.985673471878403" calcext:value-type="float">
            <text:p>0.985673471878403</text:p>
          </table:table-cell>
          <table:table-cell office:value-type="float" office:value="0.998404029740721" calcext:value-type="float">
            <text:p>0.99840402974072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0.984939897514101" calcext:value-type="float">
            <text:p>0.984939897514101</text:p>
          </table:table-cell>
          <table:table-cell office:value-type="float" office:value="0.99803724255857" calcext:value-type="float">
            <text:p>0.9980372425585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0.990547807736518" calcext:value-type="float">
            <text:p>0.990547807736518</text:p>
          </table:table-cell>
          <table:table-cell office:value-type="float" office:value="1.00084119766978" calcext:value-type="float">
            <text:p>1.00084119766978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0.987698741421849" calcext:value-type="float">
            <text:p>0.987698741421849</text:p>
          </table:table-cell>
          <table:table-cell office:value-type="float" office:value="0.999416664512444" calcext:value-type="float">
            <text:p>0.999416664512444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0.964249648070624" calcext:value-type="float">
            <text:p>0.964249648070624</text:p>
          </table:table-cell>
          <table:table-cell office:value-type="float" office:value="0.987692117836832" calcext:value-type="float">
            <text:p>0.98769211783683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0.932832447394634" calcext:value-type="float">
            <text:p>0.932832447394634</text:p>
          </table:table-cell>
          <table:table-cell office:value-type="float" office:value="0.971983517498837" calcext:value-type="float">
            <text:p>0.97198351749883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0.951974674899781" calcext:value-type="float">
            <text:p>0.951974674899781</text:p>
          </table:table-cell>
          <table:table-cell office:value-type="float" office:value="0.98155463125141" calcext:value-type="float">
            <text:p>0.9815546312514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0.984251317322508" calcext:value-type="float">
            <text:p>0.984251317322508</text:p>
          </table:table-cell>
          <table:table-cell office:value-type="float" office:value="0.997692952462774" calcext:value-type="float">
            <text:p>0.997692952462774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0.993088320804394" calcext:value-type="float">
            <text:p>0.993088320804394</text:p>
          </table:table-cell>
          <table:table-cell office:value-type="float" office:value="1.00211145420372" calcext:value-type="float">
            <text:p>1.0021114542037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0.948135385676454" calcext:value-type="float">
            <text:p>0.948135385676454</text:p>
          </table:table-cell>
          <table:table-cell office:value-type="float" office:value="0.979634986639747" calcext:value-type="float">
            <text:p>0.97963498663974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0.985018686223811" calcext:value-type="float">
            <text:p>0.985018686223811</text:p>
          </table:table-cell>
          <table:table-cell office:value-type="float" office:value="0.998076636913425" calcext:value-type="float">
            <text:p>0.99807663691342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.00857367344147" calcext:value-type="float">
            <text:p>1.00857367344147</text:p>
          </table:table-cell>
          <table:table-cell office:value-type="float" office:value="1.00985413052225" calcext:value-type="float">
            <text:p>1.0098541305222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.23001632850167" calcext:value-type="float">
            <text:p>1.23001632850167</text:p>
          </table:table-cell>
          <table:table-cell office:value-type="float" office:value="1.12057545805236" calcext:value-type="float">
            <text:p>1.12057545805236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0.759585753970772" calcext:value-type="float">
            <text:p>0.759585753970772</text:p>
          </table:table-cell>
          <table:table-cell office:value-type="float" office:value="0.885360170786906" calcext:value-type="float">
            <text:p>0.885360170786906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0.992550040263955" calcext:value-type="float">
            <text:p>0.992550040263955</text:p>
          </table:table-cell>
          <table:table-cell office:value-type="float" office:value="1.0018423139335" calcext:value-type="float">
            <text:p>1.001842313933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0.799219310831151" calcext:value-type="float">
            <text:p>0.799219310831151</text:p>
          </table:table-cell>
          <table:table-cell office:value-type="float" office:value="0.905176949217095" calcext:value-type="float">
            <text:p>0.90517694921709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0.785436362028872" calcext:value-type="float">
            <text:p>0.785436362028872</text:p>
          </table:table-cell>
          <table:table-cell office:value-type="float" office:value="0.898285474815956" calcext:value-type="float">
            <text:p>0.898285474815956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0.725899794047203" calcext:value-type="float">
            <text:p>0.725899794047203</text:p>
          </table:table-cell>
          <table:table-cell office:value-type="float" office:value="0.868517190825121" calcext:value-type="float">
            <text:p>0.86851719082512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0.651632389372832" calcext:value-type="float">
            <text:p>0.651632389372832</text:p>
          </table:table-cell>
          <table:table-cell office:value-type="float" office:value="0.831383488487936" calcext:value-type="float">
            <text:p>0.831383488487936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0.969377253103681" calcext:value-type="float">
            <text:p>0.969377253103681</text:p>
          </table:table-cell>
          <table:table-cell office:value-type="float" office:value="0.99025592035336" calcext:value-type="float">
            <text:p>0.99025592035336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0.588898868246314" calcext:value-type="float">
            <text:p>0.588898868246314</text:p>
          </table:table-cell>
          <table:table-cell office:value-type="float" office:value="0.800016727924677" calcext:value-type="float">
            <text:p>0.800016727924677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0.848043889304466" calcext:value-type="float">
            <text:p>0.848043889304466</text:p>
          </table:table-cell>
          <table:table-cell office:value-type="float" office:value="0.929589238453753" calcext:value-type="float">
            <text:p>0.92958923845375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0.926927749923058" calcext:value-type="float">
            <text:p>0.926927749923058</text:p>
          </table:table-cell>
          <table:table-cell office:value-type="float" office:value="0.969031168763049" calcext:value-type="float">
            <text:p>0.96903116876304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0.945635212441595" calcext:value-type="float">
            <text:p>0.945635212441595</text:p>
          </table:table-cell>
          <table:table-cell office:value-type="float" office:value="0.978384900022317" calcext:value-type="float">
            <text:p>0.978384900022317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0.948598180040129" calcext:value-type="float">
            <text:p>0.948598180040129</text:p>
          </table:table-cell>
          <table:table-cell office:value-type="float" office:value="0.979866383821584" calcext:value-type="float">
            <text:p>0.979866383821584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0.97884794215321" calcext:value-type="float">
            <text:p>0.97884794215321</text:p>
          </table:table-cell>
          <table:table-cell office:value-type="float" office:value="0.994991264878125" calcext:value-type="float">
            <text:p>0.99499126487812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0.92318232023245" calcext:value-type="float">
            <text:p>0.92318232023245</text:p>
          </table:table-cell>
          <table:table-cell office:value-type="float" office:value="0.967158453917745" calcext:value-type="float">
            <text:p>0.96715845391774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0.938347433457437" calcext:value-type="float">
            <text:p>0.938347433457437</text:p>
          </table:table-cell>
          <table:table-cell office:value-type="float" office:value="0.974741010530238" calcext:value-type="float">
            <text:p>0.974741010530238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0.990753429042091" calcext:value-type="float">
            <text:p>0.990753429042091</text:p>
          </table:table-cell>
          <table:table-cell office:value-type="float" office:value="1.00094400832257" calcext:value-type="float">
            <text:p>1.00094400832257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.00393658900153" calcext:value-type="float">
            <text:p>1.00393658900153</text:p>
          </table:table-cell>
          <table:table-cell office:value-type="float" office:value="1.00753558830228" calcext:value-type="float">
            <text:p>1.00753558830228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.22115553140091" calcext:value-type="float">
            <text:p>1.22115553140091</text:p>
          </table:table-cell>
          <table:table-cell office:value-type="float" office:value="1.11614505950197" calcext:value-type="float">
            <text:p>1.11614505950197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0.976335911212651" calcext:value-type="float">
            <text:p>0.976335911212651</text:p>
          </table:table-cell>
          <table:table-cell office:value-type="float" office:value="0.993735249407845" calcext:value-type="float">
            <text:p>0.99373524940784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.15237928432699" calcext:value-type="float">
            <text:p>1.15237928432699</text:p>
          </table:table-cell>
          <table:table-cell office:value-type="float" office:value="1.08175693596501" calcext:value-type="float">
            <text:p>1.08175693596501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0.767732405748808" calcext:value-type="float">
            <text:p>0.767732405748808</text:p>
          </table:table-cell>
          <table:table-cell office:value-type="float" office:value="0.889433496675924" calcext:value-type="float">
            <text:p>0.889433496675924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0.767732405748808" calcext:value-type="float">
            <text:p>0.767732405748808</text:p>
          </table:table-cell>
          <table:table-cell office:value-type="float" office:value="0.889433496675924" calcext:value-type="float">
            <text:p>0.889433496675924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0.870474556811275" calcext:value-type="float">
            <text:p>0.870474556811275</text:p>
          </table:table-cell>
          <table:table-cell office:value-type="float" office:value="0.940804572207157" calcext:value-type="float">
            <text:p>0.940804572207157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0.63688935878541" calcext:value-type="float">
            <text:p>0.63688935878541</text:p>
          </table:table-cell>
          <table:table-cell office:value-type="float" office:value="0.824011973194225" calcext:value-type="float">
            <text:p>0.824011973194225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0.709106686973432" calcext:value-type="float">
            <text:p>0.709106686973432</text:p>
          </table:table-cell>
          <table:table-cell office:value-type="float" office:value="0.860120637288236" calcext:value-type="float">
            <text:p>0.86012063728823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.13081546889278" calcext:value-type="float">
            <text:p>1.13081546889278</text:p>
          </table:table-cell>
          <table:table-cell office:value-type="float" office:value="1.07097502824791" calcext:value-type="float">
            <text:p>1.0709750282479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0.755699239322733" calcext:value-type="float">
            <text:p>0.755699239322733</text:p>
          </table:table-cell>
          <table:table-cell office:value-type="float" office:value="0.883416913462886" calcext:value-type="float">
            <text:p>0.883416913462886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0.900925417477357" calcext:value-type="float">
            <text:p>0.900925417477357</text:p>
          </table:table-cell>
          <table:table-cell office:value-type="float" office:value="0.956030002540198" calcext:value-type="float">
            <text:p>0.956030002540198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0.852197427891142" calcext:value-type="float">
            <text:p>0.852197427891142</text:p>
          </table:table-cell>
          <table:table-cell office:value-type="float" office:value="0.931666007747091" calcext:value-type="float">
            <text:p>0.93166600774709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0.897623107670175" calcext:value-type="float">
            <text:p>0.897623107670175</text:p>
          </table:table-cell>
          <table:table-cell office:value-type="float" office:value="0.954378847636607" calcext:value-type="float">
            <text:p>0.954378847636607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0.897623107670175" calcext:value-type="float">
            <text:p>0.897623107670175</text:p>
          </table:table-cell>
          <table:table-cell office:value-type="float" office:value="0.954378847636607" calcext:value-type="float">
            <text:p>0.954378847636607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0.967549749519663" calcext:value-type="float">
            <text:p>0.967549749519663</text:p>
          </table:table-cell>
          <table:table-cell office:value-type="float" office:value="0.989342168561351" calcext:value-type="float">
            <text:p>0.98934216856135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0.929616428511665" calcext:value-type="float">
            <text:p>0.929616428511665</text:p>
          </table:table-cell>
          <table:table-cell office:value-type="float" office:value="0.970375508057352" calcext:value-type="float">
            <text:p>0.97037550805735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0.929616428511665" calcext:value-type="float">
            <text:p>0.929616428511665</text:p>
          </table:table-cell>
          <table:table-cell office:value-type="float" office:value="0.970375508057352" calcext:value-type="float">
            <text:p>0.97037550805735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0.979355259582571" calcext:value-type="float">
            <text:p>0.979355259582571</text:p>
          </table:table-cell>
          <table:table-cell office:value-type="float" office:value="0.995244923592805" calcext:value-type="float">
            <text:p>0.995244923592805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.06621725901952" calcext:value-type="float">
            <text:p>1.06621725901952</text:p>
          </table:table-cell>
          <table:table-cell office:value-type="float" office:value="1.03867592331128" calcext:value-type="float">
            <text:p>1.03867592331128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932895638804056" calcext:value-type="float">
            <text:p>0.932895638804056</text:p>
          </table:table-cell>
          <table:table-cell office:value-type="float" office:value="0.972015113203548" calcext:value-type="float">
            <text:p>0.972015113203548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943402275547391" calcext:value-type="float">
            <text:p>0.943402275547391</text:p>
          </table:table-cell>
          <table:table-cell office:value-type="float" office:value="0.977268431575215" calcext:value-type="float">
            <text:p>0.977268431575215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813266062892447" calcext:value-type="float">
            <text:p>0.813266062892447</text:p>
          </table:table-cell>
          <table:table-cell office:value-type="float" office:value="0.912200325247743" calcext:value-type="float">
            <text:p>0.912200325247743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767162647349771" calcext:value-type="float">
            <text:p>0.767162647349771</text:p>
          </table:table-cell>
          <table:table-cell office:value-type="float" office:value="0.889148617476405" calcext:value-type="float">
            <text:p>0.889148617476405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682680904705456" calcext:value-type="float">
            <text:p>0.682680904705456</text:p>
          </table:table-cell>
          <table:table-cell office:value-type="float" office:value="0.846907746154248" calcext:value-type="float">
            <text:p>0.846907746154248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685193940956096" calcext:value-type="float">
            <text:p>0.685193940956096</text:p>
          </table:table-cell>
          <table:table-cell office:value-type="float" office:value="0.848164264279568" calcext:value-type="float">
            <text:p>0.848164264279568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.10360528362263" calcext:value-type="float">
            <text:p>1.10360528362263</text:p>
          </table:table-cell>
          <table:table-cell office:value-type="float" office:value="1.05736993561284" calcext:value-type="float">
            <text:p>1.0573699356128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0.664229069182956" calcext:value-type="float">
            <text:p>0.664229069182956</text:p>
          </table:table-cell>
          <table:table-cell office:value-type="float" office:value="0.837681828392998" calcext:value-type="float">
            <text:p>0.837681828392998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0.94142654207132" calcext:value-type="float">
            <text:p>0.94142654207132</text:p>
          </table:table-cell>
          <table:table-cell office:value-type="float" office:value="0.97628056483718" calcext:value-type="float">
            <text:p>0.97628056483718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0.924603642783146" calcext:value-type="float">
            <text:p>0.924603642783146</text:p>
          </table:table-cell>
          <table:table-cell office:value-type="float" office:value="0.967869115193093" calcext:value-type="float">
            <text:p>0.96786911519309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0.988946502295481" calcext:value-type="float">
            <text:p>0.988946502295481</text:p>
          </table:table-cell>
          <table:table-cell office:value-type="float" office:value="1.00004054494926" calcext:value-type="float">
            <text:p>1.00004054494926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0.969110575605644" calcext:value-type="float">
            <text:p>0.969110575605644</text:p>
          </table:table-cell>
          <table:table-cell office:value-type="float" office:value="0.990122581604341" calcext:value-type="float">
            <text:p>0.990122581604341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0.976223665583148" calcext:value-type="float">
            <text:p>0.976223665583148</text:p>
          </table:table-cell>
          <table:table-cell office:value-type="float" office:value="0.993679126593094" calcext:value-type="float">
            <text:p>0.99367912659309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0.994947694189562" calcext:value-type="float">
            <text:p>0.994947694189562</text:p>
          </table:table-cell>
          <table:table-cell office:value-type="float" office:value="1.0030411408963" calcext:value-type="float">
            <text:p>1.003041140896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0.936366986043987" calcext:value-type="float">
            <text:p>0.936366986043987</text:p>
          </table:table-cell>
          <table:table-cell office:value-type="float" office:value="0.973750786823513" calcext:value-type="float">
            <text:p>0.97375078682351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0.921255420736154" calcext:value-type="float">
            <text:p>0.921255420736154</text:p>
          </table:table-cell>
          <table:table-cell office:value-type="float" office:value="0.966195004169597" calcext:value-type="float">
            <text:p>0.96619500416959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0.946560123071617" calcext:value-type="float">
            <text:p>0.946560123071617</text:p>
          </table:table-cell>
          <table:table-cell office:value-type="float" office:value="0.978847355337329" calcext:value-type="float">
            <text:p>0.978847355337329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.05551053182605" calcext:value-type="float">
            <text:p>1.05551053182605</text:p>
          </table:table-cell>
          <table:table-cell office:value-type="float" office:value="1.03332255971455" calcext:value-type="float">
            <text:p>1.03332255971455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0.843816012873118" calcext:value-type="float">
            <text:p>0.843816012873118</text:p>
          </table:table-cell>
          <table:table-cell office:value-type="float" office:value="0.927475300238078" calcext:value-type="float">
            <text:p>0.927475300238078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0.956664034400092" calcext:value-type="float">
            <text:p>0.956664034400092</text:p>
          </table:table-cell>
          <table:table-cell office:value-type="float" office:value="0.983899311001566" calcext:value-type="float">
            <text:p>0.983899311001566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0.943856686757595" calcext:value-type="float">
            <text:p>0.943856686757595</text:p>
          </table:table-cell>
          <table:table-cell office:value-type="float" office:value="0.977495637180317" calcext:value-type="float">
            <text:p>0.97749563718031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0.943856686757595" calcext:value-type="float">
            <text:p>0.943856686757595</text:p>
          </table:table-cell>
          <table:table-cell office:value-type="float" office:value="0.977495637180317" calcext:value-type="float">
            <text:p>0.97749563718031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0.943856686757595" calcext:value-type="float">
            <text:p>0.943856686757595</text:p>
          </table:table-cell>
          <table:table-cell office:value-type="float" office:value="0.977495637180317" calcext:value-type="float">
            <text:p>0.97749563718031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0.998706994974917" calcext:value-type="float">
            <text:p>0.998706994974917</text:p>
          </table:table-cell>
          <table:table-cell office:value-type="float" office:value="1.00492079128898" calcext:value-type="float">
            <text:p>1.00492079128898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.00746272915038" calcext:value-type="float">
            <text:p>1.00746272915038</text:p>
          </table:table-cell>
          <table:table-cell office:value-type="float" office:value="1.00929865837671" calcext:value-type="float">
            <text:p>1.00929865837671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0.879840676233379" calcext:value-type="float">
            <text:p>0.879840676233379</text:p>
          </table:table-cell>
          <table:table-cell office:value-type="float" office:value="0.945487631918209" calcext:value-type="float">
            <text:p>0.945487631918209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0.947355946432908" calcext:value-type="float">
            <text:p>0.947355946432908</text:p>
          </table:table-cell>
          <table:table-cell office:value-type="float" office:value="0.979245267017974" calcext:value-type="float">
            <text:p>0.979245267017974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.0686463802143" calcext:value-type="float">
            <text:p>1.0686463802143</text:p>
          </table:table-cell>
          <table:table-cell office:value-type="float" office:value="1.03989048390867" calcext:value-type="float">
            <text:p>1.03989048390867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954299390854332" calcext:value-type="float">
            <text:p>0.954299390854332</text:p>
          </table:table-cell>
          <table:table-cell office:value-type="float" office:value="0.982716989228686" calcext:value-type="float">
            <text:p>0.98271698922868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935836396782725" calcext:value-type="float">
            <text:p>0.935836396782725</text:p>
          </table:table-cell>
          <table:table-cell office:value-type="float" office:value="0.973485492192882" calcext:value-type="float">
            <text:p>0.973485492192882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920475236529559" calcext:value-type="float">
            <text:p>0.920475236529559</text:p>
          </table:table-cell>
          <table:table-cell office:value-type="float" office:value="0.965804912066299" calcext:value-type="float">
            <text:p>0.965804912066299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923865029241089" calcext:value-type="float">
            <text:p>0.923865029241089</text:p>
          </table:table-cell>
          <table:table-cell office:value-type="float" office:value="0.967499808422064" calcext:value-type="float">
            <text:p>0.967499808422064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96924916604798" calcext:value-type="float">
            <text:p>0.96924916604798</text:p>
          </table:table-cell>
          <table:table-cell office:value-type="float" office:value="0.99019187682551" calcext:value-type="float">
            <text:p>0.99019187682551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998819429182944" calcext:value-type="float">
            <text:p>0.998819429182944</text:p>
          </table:table-cell>
          <table:table-cell office:value-type="float" office:value="1.00497700839299" calcext:value-type="float">
            <text:p>1.00497700839299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.00806926443151" calcext:value-type="float">
            <text:p>1.00806926443151</text:p>
          </table:table-cell>
          <table:table-cell office:value-type="float" office:value="1.00960192601727" calcext:value-type="float">
            <text:p>1.00960192601727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987267256724313" calcext:value-type="float">
            <text:p>0.987267256724313</text:p>
          </table:table-cell>
          <table:table-cell office:value-type="float" office:value="0.999200922163676" calcext:value-type="float">
            <text:p>0.99920092216367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998059655273786" calcext:value-type="float">
            <text:p>0.998059655273786</text:p>
          </table:table-cell>
          <table:table-cell office:value-type="float" office:value="1.00459712143841" calcext:value-type="float">
            <text:p>1.00459712143841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.00984843816529" calcext:value-type="float">
            <text:p>1.00984843816529</text:p>
          </table:table-cell>
          <table:table-cell office:value-type="float" office:value="1.01049151288417" calcext:value-type="float">
            <text:p>1.01049151288417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.00510575293216" calcext:value-type="float">
            <text:p>1.00510575293216</text:p>
          </table:table-cell>
          <table:table-cell office:value-type="float" office:value="1.0081201702676" calcext:value-type="float">
            <text:p>1.008120170267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99998205884098" calcext:value-type="float">
            <text:p>0.99998205884098</text:p>
          </table:table-cell>
          <table:table-cell office:value-type="float" office:value="1.00555832322201" calcext:value-type="float">
            <text:p>1.00555832322201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.00054952304633" calcext:value-type="float">
            <text:p>1.00054952304633</text:p>
          </table:table-cell>
          <table:table-cell office:value-type="float" office:value="1.00584205532468" calcext:value-type="float">
            <text:p>1.0058420553246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.00030930027305" calcext:value-type="float">
            <text:p>1.00030930027305</text:p>
          </table:table-cell>
          <table:table-cell office:value-type="float" office:value="1.00572194393805" calcext:value-type="float">
            <text:p>1.00572194393805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.00274216664121" calcext:value-type="float">
            <text:p>1.00274216664121</text:p>
          </table:table-cell>
          <table:table-cell office:value-type="float" office:value="1.00693837712213" calcext:value-type="float">
            <text:p>1.00693837712213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.00705980685091" calcext:value-type="float">
            <text:p>1.00705980685091</text:p>
          </table:table-cell>
          <table:table-cell office:value-type="float" office:value="1.00909719722697" calcext:value-type="float">
            <text:p>1.00909719722697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.00183164220741" calcext:value-type="float">
            <text:p>1.00183164220741</text:p>
          </table:table-cell>
          <table:table-cell office:value-type="float" office:value="1.00648311490523" calcext:value-type="float">
            <text:p>1.00648311490523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99946559097005" calcext:value-type="float">
            <text:p>0.99946559097005</text:p>
          </table:table-cell>
          <table:table-cell office:value-type="float" office:value="1.00530008928655" calcext:value-type="float">
            <text:p>1.00530008928655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.00358938715992" calcext:value-type="float">
            <text:p>1.00358938715992</text:p>
          </table:table-cell>
          <table:table-cell office:value-type="float" office:value="1.00736198738148" calcext:value-type="float">
            <text:p>1.0073619873814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.00102580623917" calcext:value-type="float">
            <text:p>1.00102580623917</text:p>
          </table:table-cell>
          <table:table-cell office:value-type="float" office:value="1.0060801969211" calcext:value-type="float">
            <text:p>1.0060801969211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.00277919810281" calcext:value-type="float">
            <text:p>1.00277919810281</text:p>
          </table:table-cell>
          <table:table-cell office:value-type="float" office:value="1.00695689285292" calcext:value-type="float">
            <text:p>1.00695689285292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.00241250852618" calcext:value-type="float">
            <text:p>1.00241250852618</text:p>
          </table:table-cell>
          <table:table-cell office:value-type="float" office:value="1.00677354806461" calcext:value-type="float">
            <text:p>1.00677354806461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998988325260819" calcext:value-type="float">
            <text:p>0.998988325260819</text:p>
          </table:table-cell>
          <table:table-cell office:value-type="float" office:value="1.00506145643193" calcext:value-type="float">
            <text:p>1.00506145643193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.0001203345376" calcext:value-type="float">
            <text:p>1.0001203345376</text:p>
          </table:table-cell>
          <table:table-cell office:value-type="float" office:value="1.00562746107032" calcext:value-type="float">
            <text:p>1.00562746107032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.00006294052413" calcext:value-type="float">
            <text:p>1.00006294052413</text:p>
          </table:table-cell>
          <table:table-cell office:value-type="float" office:value="1.00559876406358" calcext:value-type="float">
            <text:p>1.0055987640635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.00145127367695" calcext:value-type="float">
            <text:p>1.00145127367695</text:p>
          </table:table-cell>
          <table:table-cell office:value-type="float" office:value="1.00629293064" calcext:value-type="float">
            <text:p>1.00629293064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998797558021005" calcext:value-type="float">
            <text:p>0.998797558021005</text:p>
          </table:table-cell>
          <table:table-cell office:value-type="float" office:value="1.00496607281202" calcext:value-type="float">
            <text:p>1.00496607281202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995921101286999" calcext:value-type="float">
            <text:p>0.995921101286999</text:p>
          </table:table-cell>
          <table:table-cell office:value-type="float" office:value="1.00352784444502" calcext:value-type="float">
            <text:p>1.00352784444502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.0010079430104" calcext:value-type="float">
            <text:p>1.0010079430104</text:p>
          </table:table-cell>
          <table:table-cell office:value-type="float" office:value="1.00607126530672" calcext:value-type="float">
            <text:p>1.00607126530672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.00284564920701" calcext:value-type="float">
            <text:p>1.00284564920701</text:p>
          </table:table-cell>
          <table:table-cell office:value-type="float" office:value="1.00699011840502" calcext:value-type="float">
            <text:p>1.00699011840502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.00027235613769" calcext:value-type="float">
            <text:p>1.00027235613769</text:p>
          </table:table-cell>
          <table:table-cell office:value-type="float" office:value="1.00570347187037" calcext:value-type="float">
            <text:p>1.00570347187037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999487924595414" calcext:value-type="float">
            <text:p>0.999487924595414</text:p>
          </table:table-cell>
          <table:table-cell office:value-type="float" office:value="1.00531125609923" calcext:value-type="float">
            <text:p>1.00531125609923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.00241565996452" calcext:value-type="float">
            <text:p>1.00241565996452</text:p>
          </table:table-cell>
          <table:table-cell office:value-type="float" office:value="1.00677512378378" calcext:value-type="float">
            <text:p>1.0067751237837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.00350623566306" calcext:value-type="float">
            <text:p>1.00350623566306</text:p>
          </table:table-cell>
          <table:table-cell office:value-type="float" office:value="1.00732041163305" calcext:value-type="float">
            <text:p>1.00732041163305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999365456245089" calcext:value-type="float">
            <text:p>0.999365456245089</text:p>
          </table:table-cell>
          <table:table-cell office:value-type="float" office:value="1.00525002192406" calcext:value-type="float">
            <text:p>1.0052500219240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997612128779475" calcext:value-type="float">
            <text:p>0.997612128779475</text:p>
          </table:table-cell>
          <table:table-cell office:value-type="float" office:value="1.00437335819126" calcext:value-type="float">
            <text:p>1.0043733581912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.00156631588023" calcext:value-type="float">
            <text:p>1.00156631588023</text:p>
          </table:table-cell>
          <table:table-cell office:value-type="float" office:value="1.00635045174163" calcext:value-type="float">
            <text:p>1.00635045174163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99970178329791" calcext:value-type="float">
            <text:p>0.99970178329791</text:p>
          </table:table-cell>
          <table:table-cell office:value-type="float" office:value="1.00541818545048" calcext:value-type="float">
            <text:p>1.0054181854504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.00227787934196" calcext:value-type="float">
            <text:p>1.00227787934196</text:p>
          </table:table-cell>
          <table:table-cell office:value-type="float" office:value="1.0067062334725" calcext:value-type="float">
            <text:p>1.0067062334725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.00152703756553" calcext:value-type="float">
            <text:p>1.00152703756553</text:p>
          </table:table-cell>
          <table:table-cell office:value-type="float" office:value="1.00633081258429" calcext:value-type="float">
            <text:p>1.00633081258429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997332711210244" calcext:value-type="float">
            <text:p>0.997332711210244</text:p>
          </table:table-cell>
          <table:table-cell office:value-type="float" office:value="1.00423364940664" calcext:value-type="float">
            <text:p>1.00423364940664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.00038264821427" calcext:value-type="float">
            <text:p>1.00038264821427</text:p>
          </table:table-cell>
          <table:table-cell office:value-type="float" office:value="1.00575861790866" calcext:value-type="float">
            <text:p>1.0057586179086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.00233746569024" calcext:value-type="float">
            <text:p>1.00233746569024</text:p>
          </table:table-cell>
          <table:table-cell office:value-type="float" office:value="1.00673602664664" calcext:value-type="float">
            <text:p>1.00673602664664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.00352821208563" calcext:value-type="float">
            <text:p>1.00352821208563</text:p>
          </table:table-cell>
          <table:table-cell office:value-type="float" office:value="1.00733139984434" calcext:value-type="float">
            <text:p>1.00733139984434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99986173746818" calcext:value-type="float">
            <text:p>0.99986173746818</text:p>
          </table:table-cell>
          <table:table-cell office:value-type="float" office:value="1.00549816253561" calcext:value-type="float">
            <text:p>1.00549816253561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999764951261696" calcext:value-type="float">
            <text:p>0.999764951261696</text:p>
          </table:table-cell>
          <table:table-cell office:value-type="float" office:value="1.00544976943237" calcext:value-type="float">
            <text:p>1.00544976943237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.00390405320695" calcext:value-type="float">
            <text:p>1.00390405320695</text:p>
          </table:table-cell>
          <table:table-cell office:value-type="float" office:value="1.007519320405" calcext:value-type="float">
            <text:p>1.007519320405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990136828311079" calcext:value-type="float">
            <text:p>0.990136828311079</text:p>
          </table:table-cell>
          <table:table-cell office:value-type="float" office:value="1.00063570795706" calcext:value-type="float">
            <text:p>1.0006357079570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996531162337442" calcext:value-type="float">
            <text:p>0.996531162337442</text:p>
          </table:table-cell>
          <table:table-cell office:value-type="float" office:value="1.00383287497024" calcext:value-type="float">
            <text:p>1.00383287497024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992819877407387" calcext:value-type="float">
            <text:p>0.992819877407387</text:p>
          </table:table-cell>
          <table:table-cell office:value-type="float" office:value="1.00197723250521" calcext:value-type="float">
            <text:p>1.00197723250521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993198840527313" calcext:value-type="float">
            <text:p>0.993198840527313</text:p>
          </table:table-cell>
          <table:table-cell office:value-type="float" office:value="1.00216671406518" calcext:value-type="float">
            <text:p>1.0021667140651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999913450310362" calcext:value-type="float">
            <text:p>0.999913450310362</text:p>
          </table:table-cell>
          <table:table-cell office:value-type="float" office:value="1.0055240189567" calcext:value-type="float">
            <text:p>1.0055240189567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993922001570389" calcext:value-type="float">
            <text:p>0.993922001570389</text:p>
          </table:table-cell>
          <table:table-cell office:value-type="float" office:value="1.00252829458671" calcext:value-type="float">
            <text:p>1.00252829458671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988312762214145" calcext:value-type="float">
            <text:p>0.988312762214145</text:p>
          </table:table-cell>
          <table:table-cell office:value-type="float" office:value="0.999723674908592" calcext:value-type="float">
            <text:p>0.999723674908592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992753205514429" calcext:value-type="float">
            <text:p>0.992753205514429</text:p>
          </table:table-cell>
          <table:table-cell office:value-type="float" office:value="1.00194389655873" calcext:value-type="float">
            <text:p>1.00194389655873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993897623817205" calcext:value-type="float">
            <text:p>0.993897623817205</text:p>
          </table:table-cell>
          <table:table-cell office:value-type="float" office:value="1.00251610571012" calcext:value-type="float">
            <text:p>1.00251610571012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998268744783984" calcext:value-type="float">
            <text:p>0.998268744783984</text:p>
          </table:table-cell>
          <table:table-cell office:value-type="float" office:value="1.00470166619351" calcext:value-type="float">
            <text:p>1.00470166619351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986535411241695" calcext:value-type="float">
            <text:p>0.986535411241695</text:p>
          </table:table-cell>
          <table:table-cell office:value-type="float" office:value="0.998834999422367" calcext:value-type="float">
            <text:p>0.998834999422367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.00717485941294" calcext:value-type="float">
            <text:p>1.00717485941294</text:p>
          </table:table-cell>
          <table:table-cell office:value-type="float" office:value="1.00915472350799" calcext:value-type="float">
            <text:p>1.00915472350799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.03546425897428" calcext:value-type="float">
            <text:p>1.03546425897428</text:p>
          </table:table-cell>
          <table:table-cell office:value-type="float" office:value="1.02329942328866" calcext:value-type="float">
            <text:p>1.0232994232886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0.991022973490089" calcext:value-type="float">
            <text:p>0.991022973490089</text:p>
          </table:table-cell>
          <table:table-cell office:value-type="float" office:value="1.00107878054656" calcext:value-type="float">
            <text:p>1.0010787805465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0.997817070888106" calcext:value-type="float">
            <text:p>0.997817070888106</text:p>
          </table:table-cell>
          <table:table-cell office:value-type="float" office:value="1.00447582924557" calcext:value-type="float">
            <text:p>1.0044758292455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.00164552246306" calcext:value-type="float">
            <text:p>1.00164552246306</text:p>
          </table:table-cell>
          <table:table-cell office:value-type="float" office:value="1.00639005503305" calcext:value-type="float">
            <text:p>1.0063900550330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.00093946434683" calcext:value-type="float">
            <text:p>1.00093946434683</text:p>
          </table:table-cell>
          <table:table-cell office:value-type="float" office:value="1.00603702597494" calcext:value-type="float">
            <text:p>1.0060370259749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0.994465233468877" calcext:value-type="float">
            <text:p>0.994465233468877</text:p>
          </table:table-cell>
          <table:table-cell office:value-type="float" office:value="1.00279991053596" calcext:value-type="float">
            <text:p>1.0027999105359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.00738977837435" calcext:value-type="float">
            <text:p>1.00738977837435</text:p>
          </table:table-cell>
          <table:table-cell office:value-type="float" office:value="1.00926218298869" calcext:value-type="float">
            <text:p>1.0092621829886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0.959393881944366" calcext:value-type="float">
            <text:p>0.959393881944366</text:p>
          </table:table-cell>
          <table:table-cell office:value-type="float" office:value="0.985264234773703" calcext:value-type="float">
            <text:p>0.98526423477370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0.986414356050339" calcext:value-type="float">
            <text:p>0.986414356050339</text:p>
          </table:table-cell>
          <table:table-cell office:value-type="float" office:value="0.998774471826689" calcext:value-type="float">
            <text:p>0.99877447182668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0.930663069797559" calcext:value-type="float">
            <text:p>0.930663069797559</text:p>
          </table:table-cell>
          <table:table-cell office:value-type="float" office:value="0.970898828700299" calcext:value-type="float">
            <text:p>0.97089882870029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0.917277526336391" calcext:value-type="float">
            <text:p>0.917277526336391</text:p>
          </table:table-cell>
          <table:table-cell office:value-type="float" office:value="0.964206056969715" calcext:value-type="float">
            <text:p>0.96420605696971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0.954878647768454" calcext:value-type="float">
            <text:p>0.954878647768454</text:p>
          </table:table-cell>
          <table:table-cell office:value-type="float" office:value="0.983006617685747" calcext:value-type="float">
            <text:p>0.98300661768574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0.961323017229247" calcext:value-type="float">
            <text:p>0.961323017229247</text:p>
          </table:table-cell>
          <table:table-cell office:value-type="float" office:value="0.986228802416143" calcext:value-type="float">
            <text:p>0.98622880241614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.01066605285795" calcext:value-type="float">
            <text:p>1.01066605285795</text:p>
          </table:table-cell>
          <table:table-cell office:value-type="float" office:value="1.0109003202305" calcext:value-type="float">
            <text:p>1.010900320230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0.987776163573913" calcext:value-type="float">
            <text:p>0.987776163573913</text:p>
          </table:table-cell>
          <table:table-cell office:value-type="float" office:value="0.999455375588476" calcext:value-type="float">
            <text:p>0.99945537558847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0.867259941855633" calcext:value-type="float">
            <text:p>0.867259941855633</text:p>
          </table:table-cell>
          <table:table-cell office:value-type="float" office:value="0.939197264729337" calcext:value-type="float">
            <text:p>0.93919726472933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.00669284103378" calcext:value-type="float">
            <text:p>1.00669284103378</text:p>
          </table:table-cell>
          <table:table-cell office:value-type="float" office:value="1.00891371431841" calcext:value-type="float">
            <text:p>1.0089137143184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0.970236007697657" calcext:value-type="float">
            <text:p>0.970236007697657</text:p>
          </table:table-cell>
          <table:table-cell office:value-type="float" office:value="0.990685297650348" calcext:value-type="float">
            <text:p>0.99068529765034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0.992065752624782" calcext:value-type="float">
            <text:p>0.992065752624782</text:p>
          </table:table-cell>
          <table:table-cell office:value-type="float" office:value="1.00160017011391" calcext:value-type="float">
            <text:p>1.0016001701139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.00058103608974" calcext:value-type="float">
            <text:p>1.00058103608974</text:p>
          </table:table-cell>
          <table:table-cell office:value-type="float" office:value="1.00585781184639" calcext:value-type="float">
            <text:p>1.0058578118463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.00058103608974" calcext:value-type="float">
            <text:p>1.00058103608974</text:p>
          </table:table-cell>
          <table:table-cell office:value-type="float" office:value="1.00585781184639" calcext:value-type="float">
            <text:p>1.0058578118463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.00849855713937" calcext:value-type="float">
            <text:p>1.00849855713937</text:p>
          </table:table-cell>
          <table:table-cell office:value-type="float" office:value="1.00981657237121" calcext:value-type="float">
            <text:p>1.0098165723712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.00807168865729" calcext:value-type="float">
            <text:p>1.00807168865729</text:p>
          </table:table-cell>
          <table:table-cell office:value-type="float" office:value="1.00960313813016" calcext:value-type="float">
            <text:p>1.0096031381301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.00667780199482" calcext:value-type="float">
            <text:p>1.00667780199482</text:p>
          </table:table-cell>
          <table:table-cell office:value-type="float" office:value="1.00890619479893" calcext:value-type="float">
            <text:p>1.0089061947989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.00470580088795" calcext:value-type="float">
            <text:p>1.00470580088795</text:p>
          </table:table-cell>
          <table:table-cell office:value-type="float" office:value="1.00792019424549" calcext:value-type="float">
            <text:p>1.0079201942454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0.988692729463233" calcext:value-type="float">
            <text:p>0.988692729463233</text:p>
          </table:table-cell>
          <table:table-cell office:value-type="float" office:value="0.999913658533136" calcext:value-type="float">
            <text:p>0.99991365853313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0.977364782751989" calcext:value-type="float">
            <text:p>0.977364782751989</text:p>
          </table:table-cell>
          <table:table-cell office:value-type="float" office:value="0.994249685177514" calcext:value-type="float">
            <text:p>0.99424968517751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0.945329145805148" calcext:value-type="float">
            <text:p>0.945329145805148</text:p>
          </table:table-cell>
          <table:table-cell office:value-type="float" office:value="0.978231866704094" calcext:value-type="float">
            <text:p>0.97823186670409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.00284529259387" calcext:value-type="float">
            <text:p>1.00284529259387</text:p>
          </table:table-cell>
          <table:table-cell office:value-type="float" office:value="1.00698994009846" calcext:value-type="float">
            <text:p>1.0069899400984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.0027407400407" calcext:value-type="float">
            <text:p>1.0027407400407</text:p>
          </table:table-cell>
          <table:table-cell office:value-type="float" office:value="1.00693766382187" calcext:value-type="float">
            <text:p>1.0069376638218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.00206162606968" calcext:value-type="float">
            <text:p>1.00206162606968</text:p>
          </table:table-cell>
          <table:table-cell office:value-type="float" office:value="1.00659810683636" calcext:value-type="float">
            <text:p>1.0065981068363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0.99987053033035" calcext:value-type="float">
            <text:p>0.99987053033035</text:p>
          </table:table-cell>
          <table:table-cell office:value-type="float" office:value="1.00550255896669" calcext:value-type="float">
            <text:p>1.0055025589666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0.996850029563875" calcext:value-type="float">
            <text:p>0.996850029563875</text:p>
          </table:table-cell>
          <table:table-cell office:value-type="float" office:value="1.00399230858346" calcext:value-type="float">
            <text:p>1.0039923085834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.00006967540241" calcext:value-type="float">
            <text:p>1.00006967540241</text:p>
          </table:table-cell>
          <table:table-cell office:value-type="float" office:value="1.00560213150273" calcext:value-type="float">
            <text:p>1.0056021315027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0.991898171599493" calcext:value-type="float">
            <text:p>0.991898171599493</text:p>
          </table:table-cell>
          <table:table-cell office:value-type="float" office:value="1.00151637960127" calcext:value-type="float">
            <text:p>1.0015163796012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.00145901102184" calcext:value-type="float">
            <text:p>1.00145901102184</text:p>
          </table:table-cell>
          <table:table-cell office:value-type="float" office:value="1.00629679931244" calcext:value-type="float">
            <text:p>1.0062967993124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0.996561157665862" calcext:value-type="float">
            <text:p>0.996561157665862</text:p>
          </table:table-cell>
          <table:table-cell office:value-type="float" office:value="1.00384787263445" calcext:value-type="float">
            <text:p>1.0038478726344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.00816965797684" calcext:value-type="float">
            <text:p>1.00816965797684</text:p>
          </table:table-cell>
          <table:table-cell office:value-type="float" office:value="1.00965212278994" calcext:value-type="float">
            <text:p>1.0096521227899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.00629357901087" calcext:value-type="float">
            <text:p>1.00629357901087</text:p>
          </table:table-cell>
          <table:table-cell office:value-type="float" office:value="1.00871408330696" calcext:value-type="float">
            <text:p>1.0087140833069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.00772685788609" calcext:value-type="float">
            <text:p>1.00772685788609</text:p>
          </table:table-cell>
          <table:table-cell office:value-type="float" office:value="1.00943072274457" calcext:value-type="float">
            <text:p>1.0094307227445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.00657074596553" calcext:value-type="float">
            <text:p>1.00657074596553</text:p>
          </table:table-cell>
          <table:table-cell office:value-type="float" office:value="1.00885266678429" calcext:value-type="float">
            <text:p>1.0088526667842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0.996618753342601" calcext:value-type="float">
            <text:p>0.996618753342601</text:p>
          </table:table-cell>
          <table:table-cell office:value-type="float" office:value="1.00387667047282" calcext:value-type="float">
            <text:p>1.0038766704728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.01332918522847" calcext:value-type="float">
            <text:p>1.01332918522847</text:p>
          </table:table-cell>
          <table:table-cell office:value-type="float" office:value="1.01223188641576" calcext:value-type="float">
            <text:p>1.01223188641576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0.985960606759166" calcext:value-type="float">
            <text:p>0.985960606759166</text:p>
          </table:table-cell>
          <table:table-cell office:value-type="float" office:value="0.998547597181103" calcext:value-type="float">
            <text:p>0.998547597181103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1.13507590590423" calcext:value-type="float">
            <text:p>1.13507590590423</text:p>
          </table:table-cell>
          <table:table-cell office:value-type="float" office:value="1.07310524675363" calcext:value-type="float">
            <text:p>1.07310524675363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0.893568328586536" calcext:value-type="float">
            <text:p>0.893568328586536</text:p>
          </table:table-cell>
          <table:table-cell office:value-type="float" office:value="0.952351458094788" calcext:value-type="float">
            <text:p>0.952351458094788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0.795991520031371" calcext:value-type="float">
            <text:p>0.795991520031371</text:p>
          </table:table-cell>
          <table:table-cell office:value-type="float" office:value="0.903563053817205" calcext:value-type="float">
            <text:p>0.903563053817205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0.825280432289357" calcext:value-type="float">
            <text:p>0.825280432289357</text:p>
          </table:table-cell>
          <table:table-cell office:value-type="float" office:value="0.918207509946198" calcext:value-type="float">
            <text:p>0.918207509946198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0.946579013805092" calcext:value-type="float">
            <text:p>0.946579013805092</text:p>
          </table:table-cell>
          <table:table-cell office:value-type="float" office:value="0.978856800704066" calcext:value-type="float">
            <text:p>0.978856800704066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0.784282938809364" calcext:value-type="float">
            <text:p>0.784282938809364</text:p>
          </table:table-cell>
          <table:table-cell office:value-type="float" office:value="0.897708763206202" calcext:value-type="float">
            <text:p>0.897708763206202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0.91410227631971" calcext:value-type="float">
            <text:p>0.91410227631971</text:p>
          </table:table-cell>
          <table:table-cell office:value-type="float" office:value="0.962618431961375" calcext:value-type="float">
            <text:p>0.962618431961375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0.929636304711979" calcext:value-type="float">
            <text:p>0.929636304711979</text:p>
          </table:table-cell>
          <table:table-cell office:value-type="float" office:value="0.970385446157509" calcext:value-type="float">
            <text:p>0.97038544615750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0.950030195860571" calcext:value-type="float">
            <text:p>0.950030195860571</text:p>
          </table:table-cell>
          <table:table-cell office:value-type="float" office:value="0.980582391731805" calcext:value-type="float">
            <text:p>0.980582391731805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0.949818833544073" calcext:value-type="float">
            <text:p>0.949818833544073</text:p>
          </table:table-cell>
          <table:table-cell office:value-type="float" office:value="0.980476710573556" calcext:value-type="float">
            <text:p>0.980476710573556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0.949818833544073" calcext:value-type="float">
            <text:p>0.949818833544073</text:p>
          </table:table-cell>
          <table:table-cell office:value-type="float" office:value="0.980476710573556" calcext:value-type="float">
            <text:p>0.980476710573556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0.951649727918347" calcext:value-type="float">
            <text:p>0.951649727918347</text:p>
          </table:table-cell>
          <table:table-cell office:value-type="float" office:value="0.981392157760693" calcext:value-type="float">
            <text:p>0.981392157760693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0.955151358139014" calcext:value-type="float">
            <text:p>0.955151358139014</text:p>
          </table:table-cell>
          <table:table-cell office:value-type="float" office:value="0.983142972871027" calcext:value-type="float">
            <text:p>0.983142972871027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0.944593392497918" calcext:value-type="float">
            <text:p>0.944593392497918</text:p>
          </table:table-cell>
          <table:table-cell office:value-type="float" office:value="0.977863990050479" calcext:value-type="float">
            <text:p>0.97786399005047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0.992804658238628" calcext:value-type="float">
            <text:p>0.992804658238628</text:p>
          </table:table-cell>
          <table:table-cell office:value-type="float" office:value="1.00196962292083" calcext:value-type="float">
            <text:p>1.00196962292083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1.20859132950188" calcext:value-type="float">
            <text:p>1.20859132950188</text:p>
          </table:table-cell>
          <table:table-cell office:value-type="float" office:value="1.10986295855246" calcext:value-type="float">
            <text:p>1.10986295855246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0.972409626897487" calcext:value-type="float">
            <text:p>0.972409626897487</text:p>
          </table:table-cell>
          <table:table-cell office:value-type="float" office:value="0.991772107250263" calcext:value-type="float">
            <text:p>0.991772107250263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0.886344830829247" calcext:value-type="float">
            <text:p>0.886344830829247</text:p>
          </table:table-cell>
          <table:table-cell office:value-type="float" office:value="0.948739709216143" calcext:value-type="float">
            <text:p>0.948739709216143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0.791660752190699" calcext:value-type="float">
            <text:p>0.791660752190699</text:p>
          </table:table-cell>
          <table:table-cell office:value-type="float" office:value="0.901397669896869" calcext:value-type="float">
            <text:p>0.901397669896869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0.791660752190699" calcext:value-type="float">
            <text:p>0.791660752190699</text:p>
          </table:table-cell>
          <table:table-cell office:value-type="float" office:value="0.901397669896869" calcext:value-type="float">
            <text:p>0.901397669896869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0.70338916054927" calcext:value-type="float">
            <text:p>0.70338916054927</text:p>
          </table:table-cell>
          <table:table-cell office:value-type="float" office:value="0.857261874076155" calcext:value-type="float">
            <text:p>0.857261874076155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0.781926510682177" calcext:value-type="float">
            <text:p>0.781926510682177</text:p>
          </table:table-cell>
          <table:table-cell office:value-type="float" office:value="0.896530549142608" calcext:value-type="float">
            <text:p>0.896530549142608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0.641389716024716" calcext:value-type="float">
            <text:p>0.641389716024716</text:p>
          </table:table-cell>
          <table:table-cell office:value-type="float" office:value="0.826262151813878" calcext:value-type="float">
            <text:p>0.826262151813878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0.90078273352892" calcext:value-type="float">
            <text:p>0.90078273352892</text:p>
          </table:table-cell>
          <table:table-cell office:value-type="float" office:value="0.95595866056598" calcext:value-type="float">
            <text:p>0.95595866056598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0.936437417894003" calcext:value-type="float">
            <text:p>0.936437417894003</text:p>
          </table:table-cell>
          <table:table-cell office:value-type="float" office:value="0.973786002748521" calcext:value-type="float">
            <text:p>0.973786002748521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0.917834949887747" calcext:value-type="float">
            <text:p>0.917834949887747</text:p>
          </table:table-cell>
          <table:table-cell office:value-type="float" office:value="0.964484768745393" calcext:value-type="float">
            <text:p>0.964484768745393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0.939229768146776" calcext:value-type="float">
            <text:p>0.939229768146776</text:p>
          </table:table-cell>
          <table:table-cell office:value-type="float" office:value="0.975182177874908" calcext:value-type="float">
            <text:p>0.975182177874908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0.931004849110891" calcext:value-type="float">
            <text:p>0.931004849110891</text:p>
          </table:table-cell>
          <table:table-cell office:value-type="float" office:value="0.971069718356965" calcext:value-type="float">
            <text:p>0.971069718356965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0.958890238257287" calcext:value-type="float">
            <text:p>0.958890238257287</text:p>
          </table:table-cell>
          <table:table-cell office:value-type="float" office:value="0.985012412930163" calcext:value-type="float">
            <text:p>0.985012412930163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0.938342574098346" calcext:value-type="float">
            <text:p>0.938342574098346</text:p>
          </table:table-cell>
          <table:table-cell office:value-type="float" office:value="0.974738580850693" calcext:value-type="float">
            <text:p>0.974738580850693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0.963450363919635" calcext:value-type="float">
            <text:p>0.963450363919635</text:p>
          </table:table-cell>
          <table:table-cell office:value-type="float" office:value="0.987292475761337" calcext:value-type="float">
            <text:p>0.987292475761337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1.11254890848728" calcext:value-type="float">
            <text:p>1.11254890848728</text:p>
          </table:table-cell>
          <table:table-cell office:value-type="float" office:value="1.06184174804516" calcext:value-type="float">
            <text:p>1.0618417480451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0.909371885314012" calcext:value-type="float">
            <text:p>0.909371885314012</text:p>
          </table:table-cell>
          <table:table-cell office:value-type="float" office:value="0.960253236458526" calcext:value-type="float">
            <text:p>0.96025323645852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0.989762985920924" calcext:value-type="float">
            <text:p>0.989762985920924</text:p>
          </table:table-cell>
          <table:table-cell office:value-type="float" office:value="1.00044878676198" calcext:value-type="float">
            <text:p>1.00044878676198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0.841341962279893" calcext:value-type="float">
            <text:p>0.841341962279893</text:p>
          </table:table-cell>
          <table:table-cell office:value-type="float" office:value="0.926238274941466" calcext:value-type="float">
            <text:p>0.92623827494146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0.738461023473407" calcext:value-type="float">
            <text:p>0.738461023473407</text:p>
          </table:table-cell>
          <table:table-cell office:value-type="float" office:value="0.874797805538223" calcext:value-type="float">
            <text:p>0.87479780553822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0.678327581145371" calcext:value-type="float">
            <text:p>0.678327581145371</text:p>
          </table:table-cell>
          <table:table-cell office:value-type="float" office:value="0.844731084374205" calcext:value-type="float">
            <text:p>0.844731084374205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0.62455695661751" calcext:value-type="float">
            <text:p>0.62455695661751</text:p>
          </table:table-cell>
          <table:table-cell office:value-type="float" office:value="0.817845772110275" calcext:value-type="float">
            <text:p>0.817845772110275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.00332927822379" calcext:value-type="float">
            <text:p>1.00332927822379</text:p>
          </table:table-cell>
          <table:table-cell office:value-type="float" office:value="1.00723193291342" calcext:value-type="float">
            <text:p>1.00723193291342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.5333693493193" calcext:value-type="float">
            <text:p>1.5333693493193</text:p>
          </table:table-cell>
          <table:table-cell office:value-type="float" office:value="1.27225196846117" calcext:value-type="float">
            <text:p>1.27225196846117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0.805793890462794" calcext:value-type="float">
            <text:p>0.805793890462794</text:p>
          </table:table-cell>
          <table:table-cell office:value-type="float" office:value="0.908464239032917" calcext:value-type="float">
            <text:p>0.908464239032917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0.93346266843812" calcext:value-type="float">
            <text:p>0.93346266843812</text:p>
          </table:table-cell>
          <table:table-cell office:value-type="float" office:value="0.97229862802058" calcext:value-type="float">
            <text:p>0.97229862802058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0.968712190690079" calcext:value-type="float">
            <text:p>0.968712190690079</text:p>
          </table:table-cell>
          <table:table-cell office:value-type="float" office:value="0.989923389146559" calcext:value-type="float">
            <text:p>0.989923389146559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0.941871749578688" calcext:value-type="float">
            <text:p>0.941871749578688</text:p>
          </table:table-cell>
          <table:table-cell office:value-type="float" office:value="0.976503168590864" calcext:value-type="float">
            <text:p>0.976503168590864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0.913001332978762" calcext:value-type="float">
            <text:p>0.913001332978762</text:p>
          </table:table-cell>
          <table:table-cell office:value-type="float" office:value="0.962067960290901" calcext:value-type="float">
            <text:p>0.962067960290901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0.937940335177757" calcext:value-type="float">
            <text:p>0.937940335177757</text:p>
          </table:table-cell>
          <table:table-cell office:value-type="float" office:value="0.974537461390398" calcext:value-type="float">
            <text:p>0.974537461390398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0.94797717240168" calcext:value-type="float">
            <text:p>0.94797717240168</text:p>
          </table:table-cell>
          <table:table-cell office:value-type="float" office:value="0.97955588000236" calcext:value-type="float">
            <text:p>0.97955588000236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0.951979276840271" calcext:value-type="float">
            <text:p>0.951979276840271</text:p>
          </table:table-cell>
          <table:table-cell office:value-type="float" office:value="0.981556932221655" calcext:value-type="float">
            <text:p>0.981556932221655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0.910492568849323" calcext:value-type="float">
            <text:p>0.910492568849323</text:p>
          </table:table-cell>
          <table:table-cell office:value-type="float" office:value="0.960813578226182" calcext:value-type="float">
            <text:p>0.960813578226182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0.939274951431798" calcext:value-type="float">
            <text:p>0.939274951431798</text:p>
          </table:table-cell>
          <table:table-cell office:value-type="float" office:value="0.975204769517419" calcext:value-type="float">
            <text:p>0.975204769517419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1.15151378678662" calcext:value-type="float">
            <text:p>1.15151378678662</text:p>
          </table:table-cell>
          <table:table-cell office:value-type="float" office:value="1.08132418719483" calcext:value-type="float">
            <text:p>1.08132418719483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0.90491317938495" calcext:value-type="float">
            <text:p>0.90491317938495</text:p>
          </table:table-cell>
          <table:table-cell office:value-type="float" office:value="0.958023883493995" calcext:value-type="float">
            <text:p>0.958023883493995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1.25691906966045" calcext:value-type="float">
            <text:p>1.25691906966045</text:p>
          </table:table-cell>
          <table:table-cell office:value-type="float" office:value="1.13402682863174" calcext:value-type="float">
            <text:p>1.1340268286317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0.936110866073692" calcext:value-type="float">
            <text:p>0.936110866073692</text:p>
          </table:table-cell>
          <table:table-cell office:value-type="float" office:value="0.973622726838366" calcext:value-type="float">
            <text:p>0.973622726838366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0.83319783698656" calcext:value-type="float">
            <text:p>0.83319783698656</text:p>
          </table:table-cell>
          <table:table-cell office:value-type="float" office:value="0.9221662122948" calcext:value-type="float">
            <text:p>0.9221662122948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0.815825187115105" calcext:value-type="float">
            <text:p>0.815825187115105</text:p>
          </table:table-cell>
          <table:table-cell office:value-type="float" office:value="0.913479887359072" calcext:value-type="float">
            <text:p>0.91347988735907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0.742352999254407" calcext:value-type="float">
            <text:p>0.742352999254407</text:p>
          </table:table-cell>
          <table:table-cell office:value-type="float" office:value="0.876743793428723" calcext:value-type="float">
            <text:p>0.876743793428723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0.681735734397941" calcext:value-type="float">
            <text:p>0.681735734397941</text:p>
          </table:table-cell>
          <table:table-cell office:value-type="float" office:value="0.84643516100049" calcext:value-type="float">
            <text:p>0.84643516100049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0.900460958319703" calcext:value-type="float">
            <text:p>0.900460958319703</text:p>
          </table:table-cell>
          <table:table-cell office:value-type="float" office:value="0.955797772961371" calcext:value-type="float">
            <text:p>0.955797772961371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1.42040109221713" calcext:value-type="float">
            <text:p>1.42040109221713</text:p>
          </table:table-cell>
          <table:table-cell office:value-type="float" office:value="1.21576783991008" calcext:value-type="float">
            <text:p>1.21576783991008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0.778426216990118" calcext:value-type="float">
            <text:p>0.778426216990118</text:p>
          </table:table-cell>
          <table:table-cell office:value-type="float" office:value="0.894780402296579" calcext:value-type="float">
            <text:p>0.894780402296579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0.968343033985478" calcext:value-type="float">
            <text:p>0.968343033985478</text:p>
          </table:table-cell>
          <table:table-cell office:value-type="float" office:value="0.989738810794259" calcext:value-type="float">
            <text:p>0.989738810794259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0.912227451433637" calcext:value-type="float">
            <text:p>0.912227451433637</text:p>
          </table:table-cell>
          <table:table-cell office:value-type="float" office:value="0.961681019518338" calcext:value-type="float">
            <text:p>0.961681019518338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0.894875139658726" calcext:value-type="float">
            <text:p>0.894875139658726</text:p>
          </table:table-cell>
          <table:table-cell office:value-type="float" office:value="0.953004863630883" calcext:value-type="float">
            <text:p>0.953004863630883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0.946988535202379" calcext:value-type="float">
            <text:p>0.946988535202379</text:p>
          </table:table-cell>
          <table:table-cell office:value-type="float" office:value="0.97906156140271" calcext:value-type="float">
            <text:p>0.97906156140271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0.951188261607676" calcext:value-type="float">
            <text:p>0.951188261607676</text:p>
          </table:table-cell>
          <table:table-cell office:value-type="float" office:value="0.981161424605358" calcext:value-type="float">
            <text:p>0.981161424605358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0.940514930038749" calcext:value-type="float">
            <text:p>0.940514930038749</text:p>
          </table:table-cell>
          <table:table-cell office:value-type="float" office:value="0.975824758820894" calcext:value-type="float">
            <text:p>0.975824758820894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0.902790569964686" calcext:value-type="float">
            <text:p>0.902790569964686</text:p>
          </table:table-cell>
          <table:table-cell office:value-type="float" office:value="0.956962578783863" calcext:value-type="float">
            <text:p>0.956962578783863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0.959654005156168" calcext:value-type="float">
            <text:p>0.959654005156168</text:p>
          </table:table-cell>
          <table:table-cell office:value-type="float" office:value="0.985394296379604" calcext:value-type="float">
            <text:p>0.985394296379604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1.13175799518624" calcext:value-type="float">
            <text:p>1.13175799518624</text:p>
          </table:table-cell>
          <table:table-cell office:value-type="float" office:value="1.07144629139464" calcext:value-type="float">
            <text:p>1.0714462913946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0.895454696361281" calcext:value-type="float">
            <text:p>0.895454696361281</text:p>
          </table:table-cell>
          <table:table-cell office:value-type="float" office:value="0.95329464198216" calcext:value-type="float">
            <text:p>0.95329464198216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1.01087386153558" calcext:value-type="float">
            <text:p>1.01087386153558</text:p>
          </table:table-cell>
          <table:table-cell office:value-type="float" office:value="1.01100422456931" calcext:value-type="float">
            <text:p>1.01100422456931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0.863466061793797" calcext:value-type="float">
            <text:p>0.863466061793797</text:p>
          </table:table-cell>
          <table:table-cell office:value-type="float" office:value="0.937300324698418" calcext:value-type="float">
            <text:p>0.937300324698418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0.856898571722465" calcext:value-type="float">
            <text:p>0.856898571722465</text:p>
          </table:table-cell>
          <table:table-cell office:value-type="float" office:value="0.934016579662752" calcext:value-type="float">
            <text:p>0.934016579662752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0.700745880867443" calcext:value-type="float">
            <text:p>0.700745880867443</text:p>
          </table:table-cell>
          <table:table-cell office:value-type="float" office:value="0.855940234235241" calcext:value-type="float">
            <text:p>0.855940234235241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0.734923665046641" calcext:value-type="float">
            <text:p>0.734923665046641</text:p>
          </table:table-cell>
          <table:table-cell office:value-type="float" office:value="0.87302912632484" calcext:value-type="float">
            <text:p>0.8730291263248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0.880682713964012" calcext:value-type="float">
            <text:p>0.880682713964012</text:p>
          </table:table-cell>
          <table:table-cell office:value-type="float" office:value="0.945908650783526" calcext:value-type="float">
            <text:p>0.945908650783526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1.1544414500725" calcext:value-type="float">
            <text:p>1.1544414500725</text:p>
          </table:table-cell>
          <table:table-cell office:value-type="float" office:value="1.08278801883777" calcext:value-type="float">
            <text:p>1.0827880188377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0.691303935266311" calcext:value-type="float">
            <text:p>0.691303935266311</text:p>
          </table:table-cell>
          <table:table-cell office:value-type="float" office:value="0.851219261434675" calcext:value-type="float">
            <text:p>0.85121926143467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0.873108966164082" calcext:value-type="float">
            <text:p>0.873108966164082</text:p>
          </table:table-cell>
          <table:table-cell office:value-type="float" office:value="0.942121776883561" calcext:value-type="float">
            <text:p>0.94212177688356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0.962126113058336" calcext:value-type="float">
            <text:p>0.962126113058336</text:p>
          </table:table-cell>
          <table:table-cell office:value-type="float" office:value="0.986630350330688" calcext:value-type="float">
            <text:p>0.98663035033068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0.972317402964063" calcext:value-type="float">
            <text:p>0.972317402964063</text:p>
          </table:table-cell>
          <table:table-cell office:value-type="float" office:value="0.991725995283552" calcext:value-type="float">
            <text:p>0.99172599528355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0.97589256195375" calcext:value-type="float">
            <text:p>0.97589256195375</text:p>
          </table:table-cell>
          <table:table-cell office:value-type="float" office:value="0.993513574778395" calcext:value-type="float">
            <text:p>0.99351357477839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0.939643000014309" calcext:value-type="float">
            <text:p>0.939643000014309</text:p>
          </table:table-cell>
          <table:table-cell office:value-type="float" office:value="0.975388793808674" calcext:value-type="float">
            <text:p>0.97538879380867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0.981919541298705" calcext:value-type="float">
            <text:p>0.981919541298705</text:p>
          </table:table-cell>
          <table:table-cell office:value-type="float" office:value="0.996527064450872" calcext:value-type="float">
            <text:p>0.99652706445087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0.998315077128099" calcext:value-type="float">
            <text:p>0.998315077128099</text:p>
          </table:table-cell>
          <table:table-cell office:value-type="float" office:value="1.00472483236557" calcext:value-type="float">
            <text:p>1.0047248323655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0.96781605646886" calcext:value-type="float">
            <text:p>0.96781605646886</text:p>
          </table:table-cell>
          <table:table-cell office:value-type="float" office:value="0.98947532203595" calcext:value-type="float">
            <text:p>0.9894753220359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.1455012562752" calcext:value-type="float">
            <text:p>1.1455012562752</text:p>
          </table:table-cell>
          <table:table-cell office:value-type="float" office:value="1.07831792193912" calcext:value-type="float">
            <text:p>1.07831792193912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0.830132013703437" calcext:value-type="float">
            <text:p>0.830132013703437</text:p>
          </table:table-cell>
          <table:table-cell office:value-type="float" office:value="0.920633300653238" calcext:value-type="float">
            <text:p>0.92063330065323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0.910086502218713" calcext:value-type="float">
            <text:p>0.910086502218713</text:p>
          </table:table-cell>
          <table:table-cell office:value-type="float" office:value="0.960610544910876" calcext:value-type="float">
            <text:p>0.96061054491087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0.786532169101276" calcext:value-type="float">
            <text:p>0.786532169101276</text:p>
          </table:table-cell>
          <table:table-cell office:value-type="float" office:value="0.898833378352158" calcext:value-type="float">
            <text:p>0.89883337835215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0.751767539370002" calcext:value-type="float">
            <text:p>0.751767539370002</text:p>
          </table:table-cell>
          <table:table-cell office:value-type="float" office:value="0.881451063486521" calcext:value-type="float">
            <text:p>0.881451063486521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0.540280279607573" calcext:value-type="float">
            <text:p>0.540280279607573</text:p>
          </table:table-cell>
          <table:table-cell office:value-type="float" office:value="0.775707433605306" calcext:value-type="float">
            <text:p>0.7757074336053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0.72591621614046" calcext:value-type="float">
            <text:p>0.72591621614046</text:p>
          </table:table-cell>
          <table:table-cell office:value-type="float" office:value="0.86852540187175" calcext:value-type="float">
            <text:p>0.86852540187175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1.39535190573621" calcext:value-type="float">
            <text:p>1.39535190573621</text:p>
          </table:table-cell>
          <table:table-cell office:value-type="float" office:value="1.20324324666963" calcext:value-type="float">
            <text:p>1.2032432466696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0.62713537211487" calcext:value-type="float">
            <text:p>0.62713537211487</text:p>
          </table:table-cell>
          <table:table-cell office:value-type="float" office:value="0.819134979858955" calcext:value-type="float">
            <text:p>0.819134979858955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0.890023279207076" calcext:value-type="float">
            <text:p>0.890023279207076</text:p>
          </table:table-cell>
          <table:table-cell office:value-type="float" office:value="0.950578933405058" calcext:value-type="float">
            <text:p>0.95057893340505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0.976219880082682" calcext:value-type="float">
            <text:p>0.976219880082682</text:p>
          </table:table-cell>
          <table:table-cell office:value-type="float" office:value="0.993677233842861" calcext:value-type="float">
            <text:p>0.99367723384286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0.948080911485113" calcext:value-type="float">
            <text:p>0.948080911485113</text:p>
          </table:table-cell>
          <table:table-cell office:value-type="float" office:value="0.979607749544076" calcext:value-type="float">
            <text:p>0.979607749544076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0.95940242442345" calcext:value-type="float">
            <text:p>0.95940242442345</text:p>
          </table:table-cell>
          <table:table-cell office:value-type="float" office:value="0.985268506013245" calcext:value-type="float">
            <text:p>0.985268506013245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0.977094124095249" calcext:value-type="float">
            <text:p>0.977094124095249</text:p>
          </table:table-cell>
          <table:table-cell office:value-type="float" office:value="0.994114355849144" calcext:value-type="float">
            <text:p>0.994114355849144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0.957191796363208" calcext:value-type="float">
            <text:p>0.957191796363208</text:p>
          </table:table-cell>
          <table:table-cell office:value-type="float" office:value="0.984163191983124" calcext:value-type="float">
            <text:p>0.984163191983124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0.914453406580344" calcext:value-type="float">
            <text:p>0.914453406580344</text:p>
          </table:table-cell>
          <table:table-cell office:value-type="float" office:value="0.962793997091692" calcext:value-type="float">
            <text:p>0.962793997091692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.0432820510347" calcext:value-type="float">
            <text:p>1.0432820510347</text:p>
          </table:table-cell>
          <table:table-cell office:value-type="float" office:value="1.02720831931887" calcext:value-type="float">
            <text:p>1.02720831931887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0.997008558073972" calcext:value-type="float">
            <text:p>0.997008558073972</text:p>
          </table:table-cell>
          <table:table-cell office:value-type="float" office:value="1.00407157283851" calcext:value-type="float">
            <text:p>1.0040715728385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1.28922950356409" calcext:value-type="float">
            <text:p>1.28922950356409</text:p>
          </table:table-cell>
          <table:table-cell office:value-type="float" office:value="1.15018204558356" calcext:value-type="float">
            <text:p>1.15018204558356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0.934505352764199" calcext:value-type="float">
            <text:p>0.934505352764199</text:p>
          </table:table-cell>
          <table:table-cell office:value-type="float" office:value="0.972819970183619" calcext:value-type="float">
            <text:p>0.97281997018361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0.774080837372902" calcext:value-type="float">
            <text:p>0.774080837372902</text:p>
          </table:table-cell>
          <table:table-cell office:value-type="float" office:value="0.892607712487971" calcext:value-type="float">
            <text:p>0.892607712487971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0.779741853336927" calcext:value-type="float">
            <text:p>0.779741853336927</text:p>
          </table:table-cell>
          <table:table-cell office:value-type="float" office:value="0.895438220469984" calcext:value-type="float">
            <text:p>0.895438220469984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0.671282706786927" calcext:value-type="float">
            <text:p>0.671282706786927</text:p>
          </table:table-cell>
          <table:table-cell office:value-type="float" office:value="0.841208647194983" calcext:value-type="float">
            <text:p>0.841208647194983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0.808509232531449" calcext:value-type="float">
            <text:p>0.808509232531449</text:p>
          </table:table-cell>
          <table:table-cell office:value-type="float" office:value="0.909821910067244" calcext:value-type="float">
            <text:p>0.909821910067244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1.04481868056076" calcext:value-type="float">
            <text:p>1.04481868056076</text:p>
          </table:table-cell>
          <table:table-cell office:value-type="float" office:value="1.0279766340819" calcext:value-type="float">
            <text:p>1.027976634081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.871074111785537" calcext:value-type="float">
            <text:p>0.871074111785537</text:p>
          </table:table-cell>
          <table:table-cell office:value-type="float" office:value="0.941104349694288" calcext:value-type="float">
            <text:p>0.941104349694288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.967826279815237" calcext:value-type="float">
            <text:p>0.967826279815237</text:p>
          </table:table-cell>
          <table:table-cell office:value-type="float" office:value="0.989480433709138" calcext:value-type="float">
            <text:p>0.989480433709138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.982287661293793" calcext:value-type="float">
            <text:p>0.982287661293793</text:p>
          </table:table-cell>
          <table:table-cell office:value-type="float" office:value="0.996711124448416" calcext:value-type="float">
            <text:p>0.99671112444841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.968911865001564" calcext:value-type="float">
            <text:p>0.968911865001564</text:p>
          </table:table-cell>
          <table:table-cell office:value-type="float" office:value="0.990023226302302" calcext:value-type="float">
            <text:p>0.990023226302302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.996838429656143" calcext:value-type="float">
            <text:p>0.996838429656143</text:p>
          </table:table-cell>
          <table:table-cell office:value-type="float" office:value="1.00398650862959" calcext:value-type="float">
            <text:p>1.0039865086295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418092999808" calcext:value-type="float">
            <text:p>1.00418092999808</text:p>
          </table:table-cell>
          <table:table-cell office:value-type="float" office:value="1.00765775880056" calcext:value-type="float">
            <text:p>1.0076577588005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.998923318121291" calcext:value-type="float">
            <text:p>0.998923318121291</text:p>
          </table:table-cell>
          <table:table-cell office:value-type="float" office:value="1.00502895286217" calcext:value-type="float">
            <text:p>1.00502895286217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.999337423881377" calcext:value-type="float">
            <text:p>0.999337423881377</text:p>
          </table:table-cell>
          <table:table-cell office:value-type="float" office:value="1.00523600574221" calcext:value-type="float">
            <text:p>1.0052360057422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.99529506602207" calcext:value-type="float">
            <text:p>0.99529506602207</text:p>
          </table:table-cell>
          <table:table-cell office:value-type="float" office:value="1.00321482681255" calcext:value-type="float">
            <text:p>1.00321482681255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544365745599" calcext:value-type="float">
            <text:p>1.00544365745599</text:p>
          </table:table-cell>
          <table:table-cell office:value-type="float" office:value="1.00828912252952" calcext:value-type="float">
            <text:p>1.00828912252952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.991559257754493" calcext:value-type="float">
            <text:p>0.991559257754493</text:p>
          </table:table-cell>
          <table:table-cell office:value-type="float" office:value="1.00134692267877" calcext:value-type="float">
            <text:p>1.00134692267877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366730573827" calcext:value-type="float">
            <text:p>1.00366730573827</text:p>
          </table:table-cell>
          <table:table-cell office:value-type="float" office:value="1.00740094667065" calcext:value-type="float">
            <text:p>1.00740094667065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.995108292739243" calcext:value-type="float">
            <text:p>0.995108292739243</text:p>
          </table:table-cell>
          <table:table-cell office:value-type="float" office:value="1.00312144017114" calcext:value-type="float">
            <text:p>1.00312144017114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741930247966" calcext:value-type="float">
            <text:p>1.00741930247966</text:p>
          </table:table-cell>
          <table:table-cell office:value-type="float" office:value="1.00927694504135" calcext:value-type="float">
            <text:p>1.00927694504135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.996468297812979" calcext:value-type="float">
            <text:p>0.996468297812979</text:p>
          </table:table-cell>
          <table:table-cell office:value-type="float" office:value="1.00380144270801" calcext:value-type="float">
            <text:p>1.0038014427080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192772310712" calcext:value-type="float">
            <text:p>1.00192772310712</text:p>
          </table:table-cell>
          <table:table-cell office:value-type="float" office:value="1.00653115535508" calcext:value-type="float">
            <text:p>1.00653115535508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144663124133" calcext:value-type="float">
            <text:p>1.00144663124133</text:p>
          </table:table-cell>
          <table:table-cell office:value-type="float" office:value="1.00629060942219" calcext:value-type="float">
            <text:p>1.0062906094221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.988837586874734" calcext:value-type="float">
            <text:p>0.988837586874734</text:p>
          </table:table-cell>
          <table:table-cell office:value-type="float" office:value="0.999986087238887" calcext:value-type="float">
            <text:p>0.999986087238887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313630617609" calcext:value-type="float">
            <text:p>1.00313630617609</text:p>
          </table:table-cell>
          <table:table-cell office:value-type="float" office:value="1.00713544688957" calcext:value-type="float">
            <text:p>1.00713544688957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.999444151412933" calcext:value-type="float">
            <text:p>0.999444151412933</text:p>
          </table:table-cell>
          <table:table-cell office:value-type="float" office:value="1.00528936950799" calcext:value-type="float">
            <text:p>1.0052893695079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418461009307" calcext:value-type="float">
            <text:p>1.00418461009307</text:p>
          </table:table-cell>
          <table:table-cell office:value-type="float" office:value="1.00765959884805" calcext:value-type="float">
            <text:p>1.00765959884805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375246287575" calcext:value-type="float">
            <text:p>1.00375246287575</text:p>
          </table:table-cell>
          <table:table-cell office:value-type="float" office:value="1.00744352523939" calcext:value-type="float">
            <text:p>1.0074435252393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.996796154623207" calcext:value-type="float">
            <text:p>0.996796154623207</text:p>
          </table:table-cell>
          <table:table-cell office:value-type="float" office:value="1.00396537111312" calcext:value-type="float">
            <text:p>1.00396537111312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447642243334" calcext:value-type="float">
            <text:p>1.00447642243334</text:p>
          </table:table-cell>
          <table:table-cell office:value-type="float" office:value="1.00780550501819" calcext:value-type="float">
            <text:p>1.0078055050181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143145389776" calcext:value-type="float">
            <text:p>1.00143145389776</text:p>
          </table:table-cell>
          <table:table-cell office:value-type="float" office:value="1.0062830207504" calcext:value-type="float">
            <text:p>1.0062830207504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070118163188" calcext:value-type="float">
            <text:p>1.00070118163188</text:p>
          </table:table-cell>
          <table:table-cell office:value-type="float" office:value="1.00591788461746" calcext:value-type="float">
            <text:p>1.0059178846174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056405848646" calcext:value-type="float">
            <text:p>1.00056405848646</text:p>
          </table:table-cell>
          <table:table-cell office:value-type="float" office:value="1.00584932304475" calcext:value-type="float">
            <text:p>1.00584932304475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125323682017" calcext:value-type="float">
            <text:p>1.00125323682017</text:p>
          </table:table-cell>
          <table:table-cell office:value-type="float" office:value="1.0061939122116" calcext:value-type="float">
            <text:p>1.006193912211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024756704967" calcext:value-type="float">
            <text:p>1.00024756704967</text:p>
          </table:table-cell>
          <table:table-cell office:value-type="float" office:value="1.00569107732636" calcext:value-type="float">
            <text:p>1.0056910773263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.999936101779309" calcext:value-type="float">
            <text:p>0.999936101779309</text:p>
          </table:table-cell>
          <table:table-cell office:value-type="float" office:value="1.00553534469117" calcext:value-type="float">
            <text:p>1.00553534469117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27384812524" calcext:value-type="float">
            <text:p>1.0027384812524</text:p>
          </table:table-cell>
          <table:table-cell office:value-type="float" office:value="1.00693653442772" calcext:value-type="float">
            <text:p>1.00693653442772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412204664402" calcext:value-type="float">
            <text:p>1.00412204664402</text:p>
          </table:table-cell>
          <table:table-cell office:value-type="float" office:value="1.00762831712353" calcext:value-type="float">
            <text:p>1.00762831712353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.999961703282412" calcext:value-type="float">
            <text:p>0.999961703282412</text:p>
          </table:table-cell>
          <table:table-cell office:value-type="float" office:value="1.00554814544273" calcext:value-type="float">
            <text:p>1.00554814544273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.998779326713746" calcext:value-type="float">
            <text:p>0.998779326713746</text:p>
          </table:table-cell>
          <table:table-cell office:value-type="float" office:value="1.00495695715839" calcext:value-type="float">
            <text:p>1.0049569571583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051163459506" calcext:value-type="float">
            <text:p>1.00051163459506</text:p>
          </table:table-cell>
          <table:table-cell office:value-type="float" office:value="1.00582311109905" calcext:value-type="float">
            <text:p>1.00582311109905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221341267633" calcext:value-type="float">
            <text:p>1.00221341267633</text:p>
          </table:table-cell>
          <table:table-cell office:value-type="float" office:value="1.00667400013969" calcext:value-type="float">
            <text:p>1.0066740001396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01264730585" calcext:value-type="float">
            <text:p>1.0001264730585</text:p>
          </table:table-cell>
          <table:table-cell office:value-type="float" office:value="1.00563053033077" calcext:value-type="float">
            <text:p>1.00563053033077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.999458076740905" calcext:value-type="float">
            <text:p>0.999458076740905</text:p>
          </table:table-cell>
          <table:table-cell office:value-type="float" office:value="1.00529633217197" calcext:value-type="float">
            <text:p>1.00529633217197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015543683327" calcext:value-type="float">
            <text:p>1.00015543683327</text:p>
          </table:table-cell>
          <table:table-cell office:value-type="float" office:value="1.00564501221815" calcext:value-type="float">
            <text:p>1.00564501221815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595969283197" calcext:value-type="float">
            <text:p>1.00595969283197</text:p>
          </table:table-cell>
          <table:table-cell office:value-type="float" office:value="1.00854714021751" calcext:value-type="float">
            <text:p>1.0085471402175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.996971850339295" calcext:value-type="float">
            <text:p>0.996971850339295</text:p>
          </table:table-cell>
          <table:table-cell office:value-type="float" office:value="1.00405321897117" calcext:value-type="float">
            <text:p>1.00405321897117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650341562828" calcext:value-type="float">
            <text:p>1.00650341562828</text:p>
          </table:table-cell>
          <table:table-cell office:value-type="float" office:value="1.00881900161566" calcext:value-type="float">
            <text:p>1.0088190016156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.997627603213699" calcext:value-type="float">
            <text:p>0.997627603213699</text:p>
          </table:table-cell>
          <table:table-cell office:value-type="float" office:value="1.00438109540837" calcext:value-type="float">
            <text:p>1.00438109540837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573765286712" calcext:value-type="float">
            <text:p>1.00573765286712</text:p>
          </table:table-cell>
          <table:table-cell office:value-type="float" office:value="1.00843612023508" calcext:value-type="float">
            <text:p>1.00843612023508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792971380357" calcext:value-type="float">
            <text:p>1.00792971380357</text:p>
          </table:table-cell>
          <table:table-cell office:value-type="float" office:value="1.0095321507033" calcext:value-type="float">
            <text:p>1.0095321507033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771780825967" calcext:value-type="float">
            <text:p>1.00771780825967</text:p>
          </table:table-cell>
          <table:table-cell office:value-type="float" office:value="1.00942619793136" calcext:value-type="float">
            <text:p>1.0094261979313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049233237955" calcext:value-type="float">
            <text:p>1.00049233237955</text:p>
          </table:table-cell>
          <table:table-cell office:value-type="float" office:value="1.00581345999129" calcext:value-type="float">
            <text:p>1.0058134599912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011771224535" calcext:value-type="float">
            <text:p>1.00011771224535</text:p>
          </table:table-cell>
          <table:table-cell office:value-type="float" office:value="1.00562614992419" calcext:value-type="float">
            <text:p>1.0056261499241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.993788591271344" calcext:value-type="float">
            <text:p>0.993788591271344</text:p>
          </table:table-cell>
          <table:table-cell office:value-type="float" office:value="1.00246158943719" calcext:value-type="float">
            <text:p>1.0024615894371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.995979841114469" calcext:value-type="float">
            <text:p>0.995979841114469</text:p>
          </table:table-cell>
          <table:table-cell office:value-type="float" office:value="1.00355721435875" calcext:value-type="float">
            <text:p>1.00355721435875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039790105054" calcext:value-type="float">
            <text:p>1.00039790105054</text:p>
          </table:table-cell>
          <table:table-cell office:value-type="float" office:value="1.00576624432679" calcext:value-type="float">
            <text:p>1.0057662443267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307854993474" calcext:value-type="float">
            <text:p>1.00307854993474</text:p>
          </table:table-cell>
          <table:table-cell office:value-type="float" office:value="1.00710656876889" calcext:value-type="float">
            <text:p>1.0071065687688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.997728330536971" calcext:value-type="float">
            <text:p>0.997728330536971</text:p>
          </table:table-cell>
          <table:table-cell office:value-type="float" office:value="1.00443145907001" calcext:value-type="float">
            <text:p>1.0044314590700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.999773923829472" calcext:value-type="float">
            <text:p>0.999773923829472</text:p>
          </table:table-cell>
          <table:table-cell office:value-type="float" office:value="1.00545425571626" calcext:value-type="float">
            <text:p>1.0054542557162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227817668782" calcext:value-type="float">
            <text:p>1.00227817668782</text:p>
          </table:table-cell>
          <table:table-cell office:value-type="float" office:value="1.00670638214543" calcext:value-type="float">
            <text:p>1.00670638214543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.999175804951175" calcext:value-type="float">
            <text:p>0.999175804951175</text:p>
          </table:table-cell>
          <table:table-cell office:value-type="float" office:value="1.00515519627711" calcext:value-type="float">
            <text:p>1.005155196277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.99733026088107" calcext:value-type="float">
            <text:p>0.99733026088107</text:p>
          </table:table-cell>
          <table:table-cell office:value-type="float" office:value="1.00423242424206" calcext:value-type="float">
            <text:p>1.0042324242420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014524597112" calcext:value-type="float">
            <text:p>1.00014524597112</text:p>
          </table:table-cell>
          <table:table-cell office:value-type="float" office:value="1.00563991678708" calcext:value-type="float">
            <text:p>1.00563991678708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380828023149" calcext:value-type="float">
            <text:p>1.00380828023149</text:p>
          </table:table-cell>
          <table:table-cell office:value-type="float" office:value="1.00747143391727" calcext:value-type="float">
            <text:p>1.00747143391727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.999453454865552" calcext:value-type="float">
            <text:p>0.999453454865552</text:p>
          </table:table-cell>
          <table:table-cell office:value-type="float" office:value="1.0052940212343" calcext:value-type="float">
            <text:p>1.0052940212343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464677031024" calcext:value-type="float">
            <text:p>1.00464677031024</text:p>
          </table:table-cell>
          <table:table-cell office:value-type="float" office:value="1.00789067895664" calcext:value-type="float">
            <text:p>1.00789067895664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263748443863" calcext:value-type="float">
            <text:p>1.00263748443863</text:p>
          </table:table-cell>
          <table:table-cell office:value-type="float" office:value="1.00688603602083" calcext:value-type="float">
            <text:p>1.00688603602083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090272212402" calcext:value-type="float">
            <text:p>1.00090272212402</text:p>
          </table:table-cell>
          <table:table-cell office:value-type="float" office:value="1.00601865486353" calcext:value-type="float">
            <text:p>1.00601865486353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.998120419056412" calcext:value-type="float">
            <text:p>0.998120419056412</text:p>
          </table:table-cell>
          <table:table-cell office:value-type="float" office:value="1.00462750332973" calcext:value-type="float">
            <text:p>1.00462750332973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.998120419056412" calcext:value-type="float">
            <text:p>0.998120419056412</text:p>
          </table:table-cell>
          <table:table-cell office:value-type="float" office:value="1.00462750332973" calcext:value-type="float">
            <text:p>1.00462750332973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.998120419056412" calcext:value-type="float">
            <text:p>0.998120419056412</text:p>
          </table:table-cell>
          <table:table-cell office:value-type="float" office:value="1.00462750332973" calcext:value-type="float">
            <text:p>1.00462750332973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796649554747" calcext:value-type="float">
            <text:p>1.00796649554747</text:p>
          </table:table-cell>
          <table:table-cell office:value-type="float" office:value="1.00955054157525" calcext:value-type="float">
            <text:p>1.00955054157525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.999399809729188" calcext:value-type="float">
            <text:p>0.999399809729188</text:p>
          </table:table-cell>
          <table:table-cell office:value-type="float" office:value="1.00526719866611" calcext:value-type="float">
            <text:p>1.005267198666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.999418477012691" calcext:value-type="float">
            <text:p>0.999418477012691</text:p>
          </table:table-cell>
          <table:table-cell office:value-type="float" office:value="1.00527653230787" calcext:value-type="float">
            <text:p>1.00527653230787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641120661862" calcext:value-type="float">
            <text:p>1.00641120661862</text:p>
          </table:table-cell>
          <table:table-cell office:value-type="float" office:value="1.00877289711083" calcext:value-type="float">
            <text:p>1.00877289711083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641120661862" calcext:value-type="float">
            <text:p>1.00641120661862</text:p>
          </table:table-cell>
          <table:table-cell office:value-type="float" office:value="1.00877289711083" calcext:value-type="float">
            <text:p>1.00877289711083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641120661862" calcext:value-type="float">
            <text:p>1.00641120661862</text:p>
          </table:table-cell>
          <table:table-cell office:value-type="float" office:value="1.00877289711083" calcext:value-type="float">
            <text:p>1.00877289711083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159339321535" calcext:value-type="float">
            <text:p>1.00159339321535</text:p>
          </table:table-cell>
          <table:table-cell office:value-type="float" office:value="1.0063639904092" calcext:value-type="float">
            <text:p>1.0063639904092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.00159339321535" calcext:value-type="float">
            <text:p>1.00159339321535</text:p>
          </table:table-cell>
          <table:table-cell office:value-type="float" office:value="1.0063639904092" calcext:value-type="float">
            <text:p>1.0063639904092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JetBrains Mono" svg:font-family="'JetBrains Mono'" style:font-family-generic="modern"/>
    <style:font-face style:name="F" svg:font-family="" style:font-family-generic="roman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14T16:59:51.692832410</meta:creation-date>
    <dc:date>2021-04-14T17:05:47.719152068</dc:date>
    <meta:editing-duration>PT5M56S</meta:editing-duration>
    <meta:editing-cycles>1</meta:editing-cycles>
    <meta:document-statistic meta:table-count="1" meta:cell-count="1956" meta:object-count="1"/>
    <meta:generator>LibreOffice/7.1.2.2$Linux_X86_64 LibreOffice_project/5751006d328844ba3fa6124ed263bbf122f0788a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.8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7.922cm" svg:height="16.257cm" xlink:href=".." xlink:type="simple" chart:class="chart:line" chart:style-name="ch1">
        <chart:legend chart:legend-position="end" svg:x="82.794cm" svg:y="7.331cm" style:legend-expansion="high" chart:style-name="ch2"/>
        <chart:plot-area chart:style-name="ch3" table:cell-range-address="Sheet1.A1:Sheet1.C652" chart:data-source-has-labels="row" svg:x="1.758cm" svg:y="0.325cm" svg:width="79.278cm" svg:height="15.607cm">
          <chart:coordinate-region svg:x="2.485cm" svg:y="0.446cm" svg:width="77.929cm" svg:height="14.4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A2:Sheet1.A652" chart:label-cell-address="Sheet1.A1:Sheet1.A1" chart:class="chart:line">
            <chart:data-point chart:repeated="651"/>
          </chart:series>
          <chart:series chart:attached-axis="primary-y" chart:style-name="ch9" chart:values-cell-range-address="Sheet1.B2:Sheet1.B652" chart:label-cell-address="Sheet1.B1:Sheet1.B1" chart:class="chart:line">
            <chart:data-point chart:repeated="651"/>
          </chart:series>
          <chart:series chart:attached-axis="secondary-y" chart:style-name="ch10" chart:values-cell-range-address="Sheet1.C2:Sheet1.C652" chart:label-cell-address="Sheet1.C1:Sheet1.C1" chart:class="chart:line">
            <chart:data-point chart:repeated="6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qrt(x * x + y * y + z * z)</text:p>
                <draw:g>
                  <svg:desc>Sheet1.A1:Sheet1.A1</svg:desc>
                </draw:g>
              </table:table-cell>
              <table:table-cell office:value-type="string">
                <text:p>EWMA</text:p>
                <draw:g>
                  <svg:desc>Sheet1.B1:Sheet1.B1</svg:desc>
                </draw:g>
              </table:table-cell>
              <table:table-cell office:value-type="string">
                <text:p>STEP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657317380033">
                <text:p>1.00657317380033</text:p>
                <draw:g>
                  <svg:desc>Sheet1.A2:Sheet1.A652</svg:desc>
                </draw:g>
              </table:table-cell>
              <table:table-cell office:value-type="float" office:value="1.00885388070169">
                <text:p>1.00885388070169</text:p>
                <draw:g>
                  <svg:desc>Sheet1.B2:Sheet1.B652</svg:desc>
                </draw:g>
              </table:table-cell>
              <table:table-cell office:value-type="float" office:value="0">
                <text:p>0</text:p>
                <draw:g>
                  <svg:desc>Sheet1.C2:Sheet1.C6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657317380033">
                <text:p>1.00657317380033</text:p>
              </table:table-cell>
              <table:table-cell office:value-type="float" office:value="1.00885388070169">
                <text:p>1.00885388070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60076475131">
                <text:p>1.01060076475131</text:p>
              </table:table-cell>
              <table:table-cell office:value-type="float" office:value="1.01086767617718">
                <text:p>1.01086767617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5996029118202">
                <text:p>0.995996029118202</text:p>
              </table:table-cell>
              <table:table-cell office:value-type="float" office:value="1.00356530836062">
                <text:p>1.00356530836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2477765014413">
                <text:p>0.992477765014413</text:p>
              </table:table-cell>
              <table:table-cell office:value-type="float" office:value="1.00180617630873">
                <text:p>1.00180617630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2477765014413">
                <text:p>0.992477765014413</text:p>
              </table:table-cell>
              <table:table-cell office:value-type="float" office:value="1.00180617630873">
                <text:p>1.00180617630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0856297665431">
                <text:p>1.00856297665431</text:p>
              </table:table-cell>
              <table:table-cell office:value-type="float" office:value="1.00984878212868">
                <text:p>1.00984878212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3356871667393">
                <text:p>0.993356871667393</text:p>
              </table:table-cell>
              <table:table-cell office:value-type="float" office:value="1.00224572963522">
                <text:p>1.00224572963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8002829578264">
                <text:p>0.998002829578264</text:p>
              </table:table-cell>
              <table:table-cell office:value-type="float" office:value="1.00456870859065">
                <text:p>1.00456870859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8002829578264">
                <text:p>0.998002829578264</text:p>
              </table:table-cell>
              <table:table-cell office:value-type="float" office:value="1.00456870859065">
                <text:p>1.00456870859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18431843009">
                <text:p>1.0018431843009</text:p>
              </table:table-cell>
              <table:table-cell office:value-type="float" office:value="1.00648888595197">
                <text:p>1.00648888595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8868958284153">
                <text:p>0.998868958284153</text:p>
              </table:table-cell>
              <table:table-cell office:value-type="float" office:value="1.0050017729436">
                <text:p>1.0050017729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0076443541172">
                <text:p>1.00076443541172</text:p>
              </table:table-cell>
              <table:table-cell office:value-type="float" office:value="1.00594951150738">
                <text:p>1.00594951150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3947458143087">
                <text:p>0.993947458143087</text:p>
              </table:table-cell>
              <table:table-cell office:value-type="float" office:value="1.00254102287306">
                <text:p>1.00254102287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8632956940707">
                <text:p>0.998632956940707</text:p>
              </table:table-cell>
              <table:table-cell office:value-type="float" office:value="1.00488377227187">
                <text:p>1.00488377227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5742556426097">
                <text:p>0.995742556426097</text:p>
              </table:table-cell>
              <table:table-cell office:value-type="float" office:value="1.00343857201457">
                <text:p>1.00343857201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0045116499067">
                <text:p>1.00045116499067</text:p>
              </table:table-cell>
              <table:table-cell office:value-type="float" office:value="1.00579287629685">
                <text:p>1.00579287629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5512729308567">
                <text:p>0.995512729308567</text:p>
              </table:table-cell>
              <table:table-cell office:value-type="float" office:value="1.0033236584558">
                <text:p>1.0033236584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0557015714588">
                <text:p>1.00557015714588</text:p>
              </table:table-cell>
              <table:table-cell office:value-type="float" office:value="1.00835237237446">
                <text:p>1.00835237237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2857969333701">
                <text:p>0.992857969333701</text:p>
              </table:table-cell>
              <table:table-cell office:value-type="float" office:value="1.00199627846837">
                <text:p>1.00199627846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101181340368">
                <text:p>1.00101181340368</text:p>
              </table:table-cell>
              <table:table-cell office:value-type="float" office:value="1.00607320050336">
                <text:p>1.00607320050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275250943426">
                <text:p>1.00275250943426</text:p>
              </table:table-cell>
              <table:table-cell office:value-type="float" office:value="1.00694354851865">
                <text:p>1.0069435485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0275250943426">
                <text:p>1.00275250943426</text:p>
              </table:table-cell>
              <table:table-cell office:value-type="float" office:value="1.00694354851865">
                <text:p>1.0069435485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6659869715204">
                <text:p>0.996659869715204</text:p>
              </table:table-cell>
              <table:table-cell office:value-type="float" office:value="1.00389722865912">
                <text:p>1.00389722865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9324003854465">
                <text:p>0.999324003854465</text:p>
              </table:table-cell>
              <table:table-cell office:value-type="float" office:value="1.00522929572875">
                <text:p>1.00522929572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4236609840918">
                <text:p>0.994236609840918</text:p>
              </table:table-cell>
              <table:table-cell office:value-type="float" office:value="1.00268559872198">
                <text:p>1.00268559872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4236609840918">
                <text:p>0.994236609840918</text:p>
              </table:table-cell>
              <table:table-cell office:value-type="float" office:value="1.00268559872198">
                <text:p>1.00268559872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7818146118285">
                <text:p>0.997818146118285</text:p>
              </table:table-cell>
              <table:table-cell office:value-type="float" office:value="1.00447636686066">
                <text:p>1.00447636686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9216100288081">
                <text:p>0.999216100288081</text:p>
              </table:table-cell>
              <table:table-cell office:value-type="float" office:value="1.00517534394556">
                <text:p>1.00517534394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0101895870582">
                <text:p>1.00101895870582</text:p>
              </table:table-cell>
              <table:table-cell office:value-type="float" office:value="1.00607677315443">
                <text:p>1.00607677315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0317011461385">
                <text:p>1.00317011461385</text:p>
              </table:table-cell>
              <table:table-cell office:value-type="float" office:value="1.00715235110845">
                <text:p>1.00715235110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7056204371907">
                <text:p>0.997056204371907</text:p>
              </table:table-cell>
              <table:table-cell office:value-type="float" office:value="1.00409539598747">
                <text:p>1.00409539598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9044259638365">
                <text:p>0.999044259638365</text:p>
              </table:table-cell>
              <table:table-cell office:value-type="float" office:value="1.0050894236207">
                <text:p>1.0050894236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9882124867683">
                <text:p>0.999882124867683</text:p>
              </table:table-cell>
              <table:table-cell office:value-type="float" office:value="1.00550835623536">
                <text:p>1.00550835623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4948832427893">
                <text:p>0.994948832427893</text:p>
              </table:table-cell>
              <table:table-cell office:value-type="float" office:value="1.00304171001547">
                <text:p>1.0030417100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4948832427893">
                <text:p>0.994948832427893</text:p>
              </table:table-cell>
              <table:table-cell office:value-type="float" office:value="1.00304171001547">
                <text:p>1.0030417100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6689532255829">
                <text:p>0.996689532255829</text:p>
              </table:table-cell>
              <table:table-cell office:value-type="float" office:value="1.00391205992943">
                <text:p>1.00391205992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0645147877305">
                <text:p>1.00645147877305</text:p>
              </table:table-cell>
              <table:table-cell office:value-type="float" office:value="1.00879303318804">
                <text:p>1.00879303318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0645147877305">
                <text:p>1.00645147877305</text:p>
              </table:table-cell>
              <table:table-cell office:value-type="float" office:value="1.00879303318804">
                <text:p>1.00879303318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0645147877305">
                <text:p>1.00645147877305</text:p>
              </table:table-cell>
              <table:table-cell office:value-type="float" office:value="1.00879303318804">
                <text:p>1.00879303318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194378526882">
                <text:p>1.00194378526882</text:p>
              </table:table-cell>
              <table:table-cell office:value-type="float" office:value="1.00653918643593">
                <text:p>1.00653918643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8163623289457">
                <text:p>0.998163623289457</text:p>
              </table:table-cell>
              <table:table-cell office:value-type="float" office:value="1.00464910544625">
                <text:p>1.00464910544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8163623289457">
                <text:p>0.998163623289457</text:p>
              </table:table-cell>
              <table:table-cell office:value-type="float" office:value="1.00464910544625">
                <text:p>1.00464910544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8163623289457">
                <text:p>0.998163623289457</text:p>
              </table:table-cell>
              <table:table-cell office:value-type="float" office:value="1.00464910544625">
                <text:p>1.00464910544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0198643798178">
                <text:p>1.00198643798178</text:p>
              </table:table-cell>
              <table:table-cell office:value-type="float" office:value="1.00656051279241">
                <text:p>1.00656051279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0068230002066">
                <text:p>1.00068230002066</text:p>
              </table:table-cell>
              <table:table-cell office:value-type="float" office:value="1.00590844381185">
                <text:p>1.00590844381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0113601531047">
                <text:p>1.00113601531047</text:p>
              </table:table-cell>
              <table:table-cell office:value-type="float" office:value="1.00613530145676">
                <text:p>1.00613530145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005190217642">
                <text:p>1.0005190217642</text:p>
              </table:table-cell>
              <table:table-cell office:value-type="float" office:value="1.00582680468362">
                <text:p>1.00582680468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0077199939083">
                <text:p>1.00077199939083</text:p>
              </table:table-cell>
              <table:table-cell office:value-type="float" office:value="1.00595329349693">
                <text:p>1.00595329349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0211141127958">
                <text:p>1.00211141127958</text:p>
              </table:table-cell>
              <table:table-cell office:value-type="float" office:value="1.00662299944131">
                <text:p>1.00662299944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9903793475485">
                <text:p>0.999903793475485</text:p>
              </table:table-cell>
              <table:table-cell office:value-type="float" office:value="1.00551919053926">
                <text:p>1.00551919053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9903793475485">
                <text:p>0.999903793475485</text:p>
              </table:table-cell>
              <table:table-cell office:value-type="float" office:value="1.00551919053926">
                <text:p>1.00551919053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9746290447567">
                <text:p>0.999746290447567</text:p>
              </table:table-cell>
              <table:table-cell office:value-type="float" office:value="1.0054404390253">
                <text:p>1.0054404390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0411510150465">
                <text:p>1.00411510150465</text:p>
              </table:table-cell>
              <table:table-cell office:value-type="float" office:value="1.00762484455385">
                <text:p>1.0076248445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8497937541774">
                <text:p>0.998497937541774</text:p>
              </table:table-cell>
              <table:table-cell office:value-type="float" office:value="1.00481626257241">
                <text:p>1.00481626257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6749781573874">
                <text:p>0.996749781573874</text:p>
              </table:table-cell>
              <table:table-cell office:value-type="float" office:value="1.00394218458846">
                <text:p>1.00394218458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6749781573874">
                <text:p>0.996749781573874</text:p>
              </table:table-cell>
              <table:table-cell office:value-type="float" office:value="1.00394218458846">
                <text:p>1.00394218458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0135026608317">
                <text:p>1.00135026608317</text:p>
              </table:table-cell>
              <table:table-cell office:value-type="float" office:value="1.0062424268431">
                <text:p>1.0062424268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0150162486546">
                <text:p>1.00150162486546</text:p>
              </table:table-cell>
              <table:table-cell office:value-type="float" office:value="1.00631810623425">
                <text:p>1.00631810623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7301992014027">
                <text:p>0.997301992014027</text:p>
              </table:table-cell>
              <table:table-cell office:value-type="float" office:value="1.00421828980853">
                <text:p>1.00421828980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7301992014027">
                <text:p>0.997301992014027</text:p>
              </table:table-cell>
              <table:table-cell office:value-type="float" office:value="1.00421828980853">
                <text:p>1.00421828980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8266207190139">
                <text:p>0.998266207190139</text:p>
              </table:table-cell>
              <table:table-cell office:value-type="float" office:value="1.00470039739659">
                <text:p>1.00470039739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0039182377646">
                <text:p>1.00039182377646</text:p>
              </table:table-cell>
              <table:table-cell office:value-type="float" office:value="1.00576320568975">
                <text:p>1.00576320568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0128157271803">
                <text:p>1.00128157271803</text:p>
              </table:table-cell>
              <table:table-cell office:value-type="float" office:value="1.00620808016053">
                <text:p>1.00620808016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8898853577145">
                <text:p>0.998898853577145</text:p>
              </table:table-cell>
              <table:table-cell office:value-type="float" office:value="1.00501672059009">
                <text:p>1.00501672059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929128805589">
                <text:p>0.99929128805589</text:p>
              </table:table-cell>
              <table:table-cell office:value-type="float" office:value="1.00521293782946">
                <text:p>1.00521293782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0071905033646">
                <text:p>1.00071905033646</text:p>
              </table:table-cell>
              <table:table-cell office:value-type="float" office:value="1.00592681896975">
                <text:p>1.00592681896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9353676783785">
                <text:p>0.999353676783785</text:p>
              </table:table-cell>
              <table:table-cell office:value-type="float" office:value="1.00524413219341">
                <text:p>1.00524413219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9183440609827">
                <text:p>0.999183440609827</text:p>
              </table:table-cell>
              <table:table-cell office:value-type="float" office:value="1.00515901410643">
                <text:p>1.00515901410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0305507808385">
                <text:p>1.00305507808385</text:p>
              </table:table-cell>
              <table:table-cell office:value-type="float" office:value="1.00709483284345">
                <text:p>1.00709483284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0305507808385">
                <text:p>1.00305507808385</text:p>
              </table:table-cell>
              <table:table-cell office:value-type="float" office:value="1.00709483284345">
                <text:p>1.00709483284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0305507808385">
                <text:p>1.00305507808385</text:p>
              </table:table-cell>
              <table:table-cell office:value-type="float" office:value="1.00709483284345">
                <text:p>1.00709483284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9604087180566">
                <text:p>0.999604087180566</text:p>
              </table:table-cell>
              <table:table-cell office:value-type="float" office:value="1.0053693373918">
                <text:p>1.005369337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0078962860054">
                <text:p>1.00078962860054</text:p>
              </table:table-cell>
              <table:table-cell office:value-type="float" office:value="1.00596210810179">
                <text:p>1.00596210810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0163617986364">
                <text:p>1.00163617986364</text:p>
              </table:table-cell>
              <table:table-cell office:value-type="float" office:value="1.00638538373334">
                <text:p>1.0063853837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9139892711486">
                <text:p>0.999139892711486</text:p>
              </table:table-cell>
              <table:table-cell office:value-type="float" office:value="1.00513724015726">
                <text:p>1.00513724015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9416180895986">
                <text:p>0.999416180895986</text:p>
              </table:table-cell>
              <table:table-cell office:value-type="float" office:value="1.00527538424951">
                <text:p>1.00527538424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0031633142168">
                <text:p>1.00031633142168</text:p>
              </table:table-cell>
              <table:table-cell office:value-type="float" office:value="1.00572545951236">
                <text:p>1.00572545951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4277015428356">
                <text:p>0.994277015428356</text:p>
              </table:table-cell>
              <table:table-cell office:value-type="float" office:value="1.0027058015157">
                <text:p>1.0027058015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0121096959995">
                <text:p>1.00121096959995</text:p>
              </table:table-cell>
              <table:table-cell office:value-type="float" office:value="1.0061727786015">
                <text:p>1.0061727786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9535542154332">
                <text:p>0.999535542154332</text:p>
              </table:table-cell>
              <table:table-cell office:value-type="float" office:value="1.00533506487869">
                <text:p>1.00533506487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8954166460678">
                <text:p>0.998954166460678</text:p>
              </table:table-cell>
              <table:table-cell office:value-type="float" office:value="1.00504437703186">
                <text:p>1.00504437703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007550250272">
                <text:p>1.0007550250272</text:p>
              </table:table-cell>
              <table:table-cell office:value-type="float" office:value="1.00594480631512">
                <text:p>1.00594480631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7852612605189">
                <text:p>0.997852612605189</text:p>
              </table:table-cell>
              <table:table-cell office:value-type="float" office:value="1.00449360010411">
                <text:p>1.00449360010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9815238335082">
                <text:p>0.999815238335082</text:p>
              </table:table-cell>
              <table:table-cell office:value-type="float" office:value="1.00547491296906">
                <text:p>1.00547491296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0204229422829">
                <text:p>1.00204229422829</text:p>
              </table:table-cell>
              <table:table-cell office:value-type="float" office:value="1.00658844091567">
                <text:p>1.0065884409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9168169234172">
                <text:p>0.999168169234172</text:p>
              </table:table-cell>
              <table:table-cell office:value-type="float" office:value="1.00515137841861">
                <text:p>1.00515137841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8522292522963">
                <text:p>0.998522292522963</text:p>
              </table:table-cell>
              <table:table-cell office:value-type="float" office:value="1.004828440063">
                <text:p>1.004828440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759300945589">
                <text:p>0.99759300945589</text:p>
              </table:table-cell>
              <table:table-cell office:value-type="float" office:value="1.00436379852946">
                <text:p>1.00436379852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24113193016">
                <text:p>1.0024113193016</text:p>
              </table:table-cell>
              <table:table-cell office:value-type="float" office:value="1.00677295345232">
                <text:p>1.00677295345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0141841905437">
                <text:p>1.00141841905437</text:p>
              </table:table-cell>
              <table:table-cell office:value-type="float" office:value="1.00627650332871">
                <text:p>1.00627650332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0302269197012">
                <text:p>1.00302269197012</text:p>
              </table:table-cell>
              <table:table-cell office:value-type="float" office:value="1.00707863978658">
                <text:p>1.00707863978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8134034413898">
                <text:p>0.998134034413898</text:p>
              </table:table-cell>
              <table:table-cell office:value-type="float" office:value="1.00463431100847">
                <text:p>1.00463431100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0491792637873">
                <text:p>1.00491792637873</text:p>
              </table:table-cell>
              <table:table-cell office:value-type="float" office:value="1.00802625699088">
                <text:p>1.00802625699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0491792637873">
                <text:p>1.00491792637873</text:p>
              </table:table-cell>
              <table:table-cell office:value-type="float" office:value="1.00802625699088">
                <text:p>1.00802625699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0491792637873">
                <text:p>1.00491792637873</text:p>
              </table:table-cell>
              <table:table-cell office:value-type="float" office:value="1.00802625699088">
                <text:p>1.00802625699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606053914075">
                <text:p>0.99606053914075</text:p>
              </table:table-cell>
              <table:table-cell office:value-type="float" office:value="1.00359756337189">
                <text:p>1.00359756337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0371760514408">
                <text:p>1.00371760514408</text:p>
              </table:table-cell>
              <table:table-cell office:value-type="float" office:value="1.00742609637356">
                <text:p>1.00742609637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0940643356084">
                <text:p>1.00940643356084</text:p>
              </table:table-cell>
              <table:table-cell office:value-type="float" office:value="1.01027051058194">
                <text:p>1.01027051058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0936527542768">
                <text:p>1.00936527542768</text:p>
              </table:table-cell>
              <table:table-cell office:value-type="float" office:value="1.01024993151536">
                <text:p>1.01024993151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2029857772045">
                <text:p>1.02029857772045</text:p>
              </table:table-cell>
              <table:table-cell office:value-type="float" office:value="1.01571658266174">
                <text:p>1.01571658266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74782955024492">
                <text:p>0.974782955024492</text:p>
              </table:table-cell>
              <table:table-cell office:value-type="float" office:value="0.992958771313766">
                <text:p>0.992958771313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7310920509901">
                <text:p>0.87310920509901</text:p>
              </table:table-cell>
              <table:table-cell office:value-type="float" office:value="0.942121896351025">
                <text:p>0.942121896351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35231911039478">
                <text:p>0.835231911039478</text:p>
              </table:table-cell>
              <table:table-cell office:value-type="float" office:value="0.923183249321259">
                <text:p>0.923183249321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15403897927544">
                <text:p>0.915403897927544</text:p>
              </table:table-cell>
              <table:table-cell office:value-type="float" office:value="0.963269242765292">
                <text:p>0.963269242765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40584987917302">
                <text:p>0.940584987917302</text:p>
              </table:table-cell>
              <table:table-cell office:value-type="float" office:value="0.975859787760171">
                <text:p>0.975859787760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6140947613856">
                <text:p>0.96140947613856</text:p>
              </table:table-cell>
              <table:table-cell office:value-type="float" office:value="0.9862720318708">
                <text:p>0.9862720318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8388375028631">
                <text:p>0.98388375028631</text:p>
              </table:table-cell>
              <table:table-cell office:value-type="float" office:value="0.997509168944675">
                <text:p>0.997509168944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8388375028631">
                <text:p>0.98388375028631</text:p>
              </table:table-cell>
              <table:table-cell office:value-type="float" office:value="0.997509168944675">
                <text:p>0.997509168944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82132188317947">
                <text:p>0.982132188317947</text:p>
              </table:table-cell>
              <table:table-cell office:value-type="float" office:value="0.996633387960494">
                <text:p>0.996633387960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94820712532627">
                <text:p>0.994820712532627</text:p>
              </table:table-cell>
              <table:table-cell office:value-type="float" office:value="1.00297765006783">
                <text:p>1.00297765006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8092780442321">
                <text:p>0.98092780442321</text:p>
              </table:table-cell>
              <table:table-cell office:value-type="float" office:value="0.996031196013125">
                <text:p>0.996031196013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70113963088561">
                <text:p>0.970113963088561</text:p>
              </table:table-cell>
              <table:table-cell office:value-type="float" office:value="0.9906242753458">
                <text:p>0.9906242753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66319018091353">
                <text:p>0.966319018091353</text:p>
              </table:table-cell>
              <table:table-cell office:value-type="float" office:value="0.988726802847196">
                <text:p>0.988726802847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55707272617505">
                <text:p>0.955707272617505</text:p>
              </table:table-cell>
              <table:table-cell office:value-type="float" office:value="0.983420930110272">
                <text:p>0.983420930110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72223545633657">
                <text:p>0.972223545633657</text:p>
              </table:table-cell>
              <table:table-cell office:value-type="float" office:value="0.991679066618348">
                <text:p>0.991679066618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87318663304813">
                <text:p>0.987318663304813</text:p>
              </table:table-cell>
              <table:table-cell office:value-type="float" office:value="0.999226625453927">
                <text:p>0.999226625453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0265412969902">
                <text:p>1.00265412969902</text:p>
              </table:table-cell>
              <table:table-cell office:value-type="float" office:value="1.00689435865103">
                <text:p>1.00689435865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0085847690657">
                <text:p>1.10085847690657</text:p>
              </table:table-cell>
              <table:table-cell office:value-type="float" office:value="1.05599653225481">
                <text:p>1.055996532254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93027699279151">
                <text:p>0.993027699279151</text:p>
              </table:table-cell>
              <table:table-cell office:value-type="float" office:value="1.0020811434411">
                <text:p>1.0020811434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93027699279151">
                <text:p>0.993027699279151</text:p>
              </table:table-cell>
              <table:table-cell office:value-type="float" office:value="1.0020811434411">
                <text:p>1.0020811434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13915312564427">
                <text:p>0.913915312564427</text:p>
              </table:table-cell>
              <table:table-cell office:value-type="float" office:value="0.962524950083733">
                <text:p>0.9625249500837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59291552663939">
                <text:p>0.959291552663939</text:p>
              </table:table-cell>
              <table:table-cell office:value-type="float" office:value="0.985213070133489">
                <text:p>0.9852130701334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59291552663939">
                <text:p>0.959291552663939</text:p>
              </table:table-cell>
              <table:table-cell office:value-type="float" office:value="0.985213070133489">
                <text:p>0.9852130701334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59291552663939">
                <text:p>0.959291552663939</text:p>
              </table:table-cell>
              <table:table-cell office:value-type="float" office:value="0.985213070133489">
                <text:p>0.9852130701334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48552341201432">
                <text:p>0.948552341201432</text:p>
              </table:table-cell>
              <table:table-cell office:value-type="float" office:value="0.979843464402236">
                <text:p>0.979843464402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47463213576377">
                <text:p>0.947463213576377</text:p>
              </table:table-cell>
              <table:table-cell office:value-type="float" office:value="0.979298900589708">
                <text:p>0.9792989005897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94002536858712">
                <text:p>0.994002536858712</text:p>
              </table:table-cell>
              <table:table-cell office:value-type="float" office:value="1.00256856223088">
                <text:p>1.002568562230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77301935632464">
                <text:p>0.977301935632464</text:p>
              </table:table-cell>
              <table:table-cell office:value-type="float" office:value="0.994218261617752">
                <text:p>0.9942182616177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81346770696234">
                <text:p>0.981346770696234</text:p>
              </table:table-cell>
              <table:table-cell office:value-type="float" office:value="0.996240679149637">
                <text:p>0.9962406791496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46373777268567">
                <text:p>0.946373777268567</text:p>
              </table:table-cell>
              <table:table-cell office:value-type="float" office:value="0.978754182435803">
                <text:p>0.9787541824358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56023296585096">
                <text:p>0.956023296585096</text:p>
              </table:table-cell>
              <table:table-cell office:value-type="float" office:value="0.983578942094068">
                <text:p>0.9835789420940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10418864294291">
                <text:p>1.10418864294291</text:p>
              </table:table-cell>
              <table:table-cell office:value-type="float" office:value="1.05766161527297">
                <text:p>1.057661615272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83418893459275">
                <text:p>0.983418893459275</text:p>
              </table:table-cell>
              <table:table-cell office:value-type="float" office:value="0.997276740531157">
                <text:p>0.9972767405311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88130067864197">
                <text:p>0.988130067864197</text:p>
              </table:table-cell>
              <table:table-cell office:value-type="float" office:value="0.999632327733618">
                <text:p>0.999632327733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00937513699841">
                <text:p>1.00937513699841</text:p>
              </table:table-cell>
              <table:table-cell office:value-type="float" office:value="1.01025486230072">
                <text:p>1.010254862300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95914039108066">
                <text:p>0.995914039108066</text:p>
              </table:table-cell>
              <table:table-cell office:value-type="float" office:value="1.00352431335555">
                <text:p>1.003524313355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99730610324861">
                <text:p>0.999730610324861</text:p>
              </table:table-cell>
              <table:table-cell office:value-type="float" office:value="1.00543259896395">
                <text:p>1.005432598963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0109177833483">
                <text:p>1.00109177833483</text:p>
              </table:table-cell>
              <table:table-cell office:value-type="float" office:value="1.00611318296894">
                <text:p>1.006113182968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00533593641099">
                <text:p>1.00533593641099</text:p>
              </table:table-cell>
              <table:table-cell office:value-type="float" office:value="1.00823526200702">
                <text:p>1.008235262007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93491569840364">
                <text:p>0.993491569840364</text:p>
              </table:table-cell>
              <table:table-cell office:value-type="float" office:value="1.0023130787217">
                <text:p>1.0023130787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99468185155089">
                <text:p>0.999468185155089</text:p>
              </table:table-cell>
              <table:table-cell office:value-type="float" office:value="1.00530138637906">
                <text:p>1.005301386379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99468185155089">
                <text:p>0.999468185155089</text:p>
              </table:table-cell>
              <table:table-cell office:value-type="float" office:value="1.00530138637906">
                <text:p>1.005301386379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00223904521433">
                <text:p>1.00223904521433</text:p>
              </table:table-cell>
              <table:table-cell office:value-type="float" office:value="1.00668681640869">
                <text:p>1.006686816408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0315781536677">
                <text:p>1.00315781536677</text:p>
              </table:table-cell>
              <table:table-cell office:value-type="float" office:value="1.00714620148491">
                <text:p>1.007146201484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98139229698721">
                <text:p>0.998139229698721</text:p>
              </table:table-cell>
              <table:table-cell office:value-type="float" office:value="1.00463690865088">
                <text:p>1.004636908650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98779386391236">
                <text:p>0.998779386391236</text:p>
              </table:table-cell>
              <table:table-cell office:value-type="float" office:value="1.00495698699714">
                <text:p>1.004956986997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99109527368816">
                <text:p>0.999109527368816</text:p>
              </table:table-cell>
              <table:table-cell office:value-type="float" office:value="1.00512205748593">
                <text:p>1.005122057485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00310273428">
                <text:p>1.00310273428</text:p>
              </table:table-cell>
              <table:table-cell office:value-type="float" office:value="1.00711866094152">
                <text:p>1.007118660941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0201558593232">
                <text:p>1.00201558593232</text:p>
              </table:table-cell>
              <table:table-cell office:value-type="float" office:value="1.00657508676768">
                <text:p>1.006575086767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00204782614715">
                <text:p>1.00204782614715</text:p>
              </table:table-cell>
              <table:table-cell office:value-type="float" office:value="1.0065912068751">
                <text:p>1.00659120687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0337300072216">
                <text:p>1.00337300072216</text:p>
              </table:table-cell>
              <table:table-cell office:value-type="float" office:value="1.0072537941626">
                <text:p>1.00725379416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98984596190962">
                <text:p>0.998984596190962</text:p>
              </table:table-cell>
              <table:table-cell office:value-type="float" office:value="1.005059591897">
                <text:p>1.0050595918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01187633332889">
                <text:p>1.01187633332889</text:p>
              </table:table-cell>
              <table:table-cell office:value-type="float" office:value="1.01150546046596">
                <text:p>1.011505460465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95397706030191">
                <text:p>0.995397706030191</text:p>
              </table:table-cell>
              <table:table-cell office:value-type="float" office:value="1.00326614681662">
                <text:p>1.003266146816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95397706030191">
                <text:p>0.995397706030191</text:p>
              </table:table-cell>
              <table:table-cell office:value-type="float" office:value="1.00326614681662">
                <text:p>1.003266146816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64665106787494">
                <text:p>0.964665106787494</text:p>
              </table:table-cell>
              <table:table-cell office:value-type="float" office:value="0.987899847195267">
                <text:p>0.9878998471952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0023958197224">
                <text:p>1.00023958197224</text:p>
              </table:table-cell>
              <table:table-cell office:value-type="float" office:value="1.00568708478764">
                <text:p>1.005687084787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88710272626272">
                <text:p>0.988710272626272</text:p>
              </table:table-cell>
              <table:table-cell office:value-type="float" office:value="0.999922430114656">
                <text:p>0.9999224301146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75816243187907">
                <text:p>0.975816243187907</text:p>
              </table:table-cell>
              <table:table-cell office:value-type="float" office:value="0.993475415395473">
                <text:p>0.9934754153954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98489460913865">
                <text:p>0.998489460913865</text:p>
              </table:table-cell>
              <table:table-cell office:value-type="float" office:value="1.00481202425845">
                <text:p>1.004812024258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98048487473471">
                <text:p>0.998048487473471</text:p>
              </table:table-cell>
              <table:table-cell office:value-type="float" office:value="1.00459153753826">
                <text:p>1.004591537538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91505215562346">
                <text:p>0.991505215562346</text:p>
              </table:table-cell>
              <table:table-cell office:value-type="float" office:value="1.00131990158269">
                <text:p>1.00131990158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81658305120128">
                <text:p>0.981658305120128</text:p>
              </table:table-cell>
              <table:table-cell office:value-type="float" office:value="0.996396446361584">
                <text:p>0.9963964463615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88587252922769">
                <text:p>0.988587252922769</text:p>
              </table:table-cell>
              <table:table-cell office:value-type="float" office:value="0.999860920262904">
                <text:p>0.9998609202629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0498283777575">
                <text:p>0.990498283777575</text:p>
              </table:table-cell>
              <table:table-cell office:value-type="float" office:value="1.00081643569031">
                <text:p>1.000816435690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5772276220944">
                <text:p>0.995772276220944</text:p>
              </table:table-cell>
              <table:table-cell office:value-type="float" office:value="1.00345343191199">
                <text:p>1.003453431911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1023125012355">
                <text:p>1.01023125012355</text:p>
              </table:table-cell>
              <table:table-cell office:value-type="float" office:value="1.0106829188633">
                <text:p>1.01068291886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4482832160056">
                <text:p>1.04482832160056</text:p>
              </table:table-cell>
              <table:table-cell office:value-type="float" office:value="1.0279814546018">
                <text:p>1.02798145460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74016272849533">
                <text:p>0.974016272849533</text:p>
              </table:table-cell>
              <table:table-cell office:value-type="float" office:value="0.992575430226286">
                <text:p>0.9925754302262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74016272849533">
                <text:p>0.974016272849533</text:p>
              </table:table-cell>
              <table:table-cell office:value-type="float" office:value="0.992575430226286">
                <text:p>0.9925754302262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74016272849533">
                <text:p>0.974016272849533</text:p>
              </table:table-cell>
              <table:table-cell office:value-type="float" office:value="0.992575430226286">
                <text:p>0.9925754302262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86522451463326">
                <text:p>0.986522451463326</text:p>
              </table:table-cell>
              <table:table-cell office:value-type="float" office:value="0.998828519533183">
                <text:p>0.9988285195331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52571739588976">
                <text:p>0.952571739588976</text:p>
              </table:table-cell>
              <table:table-cell office:value-type="float" office:value="0.981853163596008">
                <text:p>0.981853163596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62528373417422">
                <text:p>0.862528373417422</text:p>
              </table:table-cell>
              <table:table-cell office:value-type="float" office:value="0.936831480510231">
                <text:p>0.9368314805102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84857408760673">
                <text:p>0.884857408760673</text:p>
              </table:table-cell>
              <table:table-cell office:value-type="float" office:value="0.947995998181856">
                <text:p>0.9479959981818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84857408760673">
                <text:p>0.884857408760673</text:p>
              </table:table-cell>
              <table:table-cell office:value-type="float" office:value="0.947995998181856">
                <text:p>0.9479959981818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14058000602408">
                <text:p>0.914058000602408</text:p>
              </table:table-cell>
              <table:table-cell office:value-type="float" office:value="0.962596294102723">
                <text:p>0.9625962941027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38780482339512">
                <text:p>0.938780482339512</text:p>
              </table:table-cell>
              <table:table-cell office:value-type="float" office:value="0.974957534971276">
                <text:p>0.9749575349712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48835946058887">
                <text:p>0.848835946058887</text:p>
              </table:table-cell>
              <table:table-cell office:value-type="float" office:value="0.929985266830963">
                <text:p>0.9299852668309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14020018832853">
                <text:p>0.814020018832853</text:p>
              </table:table-cell>
              <table:table-cell office:value-type="float" office:value="0.912577303217946">
                <text:p>0.9125773032179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4020018832853">
                <text:p>0.814020018832853</text:p>
              </table:table-cell>
              <table:table-cell office:value-type="float" office:value="0.912577303217946">
                <text:p>0.9125773032179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22296266155839">
                <text:p>0.922296266155839</text:p>
              </table:table-cell>
              <table:table-cell office:value-type="float" office:value="0.966715426879439">
                <text:p>0.9667154268794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0080868685632">
                <text:p>1.00080868685632</text:p>
              </table:table-cell>
              <table:table-cell office:value-type="float" office:value="1.00597163722968">
                <text:p>1.005971637229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2035215145513">
                <text:p>1.2035215145513</text:p>
              </table:table-cell>
              <table:table-cell office:value-type="float" office:value="1.10732805107717">
                <text:p>1.107328051077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09183299844168">
                <text:p>0.709183299844168</text:p>
              </table:table-cell>
              <table:table-cell office:value-type="float" office:value="0.860158943723603">
                <text:p>0.8601589437236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35839676879371">
                <text:p>0.935839676879371</text:p>
              </table:table-cell>
              <table:table-cell office:value-type="float" office:value="0.973487132241205">
                <text:p>0.9734871322412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35839676879371">
                <text:p>0.935839676879371</text:p>
              </table:table-cell>
              <table:table-cell office:value-type="float" office:value="0.973487132241205">
                <text:p>0.9734871322412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41928323047607">
                <text:p>0.941928323047607</text:p>
              </table:table-cell>
              <table:table-cell office:value-type="float" office:value="0.976531455325323">
                <text:p>0.9765314553253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33762251838674">
                <text:p>0.933762251838674</text:p>
              </table:table-cell>
              <table:table-cell office:value-type="float" office:value="0.972448419720857">
                <text:p>0.9724484197208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91522528620871">
                <text:p>0.991522528620871</text:p>
              </table:table-cell>
              <table:table-cell office:value-type="float" office:value="1.00132855811196">
                <text:p>1.001328558111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91522528620871">
                <text:p>0.991522528620871</text:p>
              </table:table-cell>
              <table:table-cell office:value-type="float" office:value="1.00132855811196">
                <text:p>1.001328558111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85008671572318">
                <text:p>0.985008671572318</text:p>
              </table:table-cell>
              <table:table-cell office:value-type="float" office:value="0.998071629587679">
                <text:p>0.9980716295876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77356763184389">
                <text:p>0.977356763184389</text:p>
              </table:table-cell>
              <table:table-cell office:value-type="float" office:value="0.994245675393715">
                <text:p>0.9942456753937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02452390825516">
                <text:p>1.02452390825516</text:p>
              </table:table-cell>
              <table:table-cell office:value-type="float" office:value="1.0178292479291">
                <text:p>1.01782924792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95653750907879">
                <text:p>0.995653750907879</text:p>
              </table:table-cell>
              <table:table-cell office:value-type="float" office:value="1.00339416925546">
                <text:p>1.003394169255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0007105294411">
                <text:p>1.10007105294411</text:p>
              </table:table-cell>
              <table:table-cell office:value-type="float" office:value="1.05560282027358">
                <text:p>1.055602820273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38715083746591">
                <text:p>0.938715083746591</text:p>
              </table:table-cell>
              <table:table-cell office:value-type="float" office:value="0.974924835674815">
                <text:p>0.9749248356748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3364972073668">
                <text:p>0.993364972073668</text:p>
              </table:table-cell>
              <table:table-cell office:value-type="float" office:value="1.00224977983835">
                <text:p>1.002249779838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06605157647398">
                <text:p>0.906605157647398</text:p>
              </table:table-cell>
              <table:table-cell office:value-type="float" office:value="0.958869872625219">
                <text:p>0.9588698726252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10114770634877">
                <text:p>0.810114770634877</text:p>
              </table:table-cell>
              <table:table-cell office:value-type="float" office:value="0.910624679118958">
                <text:p>0.9106246791189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66980236825883">
                <text:p>0.766980236825883</text:p>
              </table:table-cell>
              <table:table-cell office:value-type="float" office:value="0.889057412214461">
                <text:p>0.8890574122144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66664111264434">
                <text:p>0.766664111264434</text:p>
              </table:table-cell>
              <table:table-cell office:value-type="float" office:value="0.888899349433737">
                <text:p>0.8888993494337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83838631098714">
                <text:p>0.883838631098714</text:p>
              </table:table-cell>
              <table:table-cell office:value-type="float" office:value="0.947486609350877">
                <text:p>0.947486609350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1900938639313">
                <text:p>1.11900938639313</text:p>
              </table:table-cell>
              <table:table-cell office:value-type="float" office:value="1.06507198699809">
                <text:p>1.065071986998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39862699073112">
                <text:p>0.839862699073112</text:p>
              </table:table-cell>
              <table:table-cell office:value-type="float" office:value="0.925498643338076">
                <text:p>0.9254986433380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21722722812076">
                <text:p>0.921722722812076</text:p>
              </table:table-cell>
              <table:table-cell office:value-type="float" office:value="0.966428655207558">
                <text:p>0.9664286552075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0363292016019">
                <text:p>1.00363292016019</text:p>
              </table:table-cell>
              <table:table-cell office:value-type="float" office:value="1.00738375388161">
                <text:p>1.007383753881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73620476831099">
                <text:p>0.973620476831099</text:p>
              </table:table-cell>
              <table:table-cell office:value-type="float" office:value="0.992377532217069">
                <text:p>0.9923775322170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71652328642791">
                <text:p>0.971652328642791</text:p>
              </table:table-cell>
              <table:table-cell office:value-type="float" office:value="0.991393458122915">
                <text:p>0.9913934581229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80136191820996">
                <text:p>0.980136191820996</text:p>
              </table:table-cell>
              <table:table-cell office:value-type="float" office:value="0.995635389712018">
                <text:p>0.9956353897120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01113874976375">
                <text:p>1.01113874976375</text:p>
              </table:table-cell>
              <table:table-cell office:value-type="float" office:value="1.0111366686834">
                <text:p>1.01113666868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00240911923239">
                <text:p>1.00240911923239</text:p>
              </table:table-cell>
              <table:table-cell office:value-type="float" office:value="1.00677185341771">
                <text:p>1.006771853417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88534766689991">
                <text:p>0.988534766689991</text:p>
              </table:table-cell>
              <table:table-cell office:value-type="float" office:value="0.999834677146515">
                <text:p>0.9998346771465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00367686697638">
                <text:p>1.00367686697638</text:p>
              </table:table-cell>
              <table:table-cell office:value-type="float" office:value="1.00740572728971">
                <text:p>1.007405727289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86617727537283">
                <text:p>0.986617727537283</text:p>
              </table:table-cell>
              <table:table-cell office:value-type="float" office:value="0.998876157570161">
                <text:p>0.998876157570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78969141468936">
                <text:p>0.978969141468936</text:p>
              </table:table-cell>
              <table:table-cell office:value-type="float" office:value="0.995051864535988">
                <text:p>0.9950518645359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00406672163692">
                <text:p>1.00406672163692</text:p>
              </table:table-cell>
              <table:table-cell office:value-type="float" office:value="1.00760065461998">
                <text:p>1.007600654619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86526499524271">
                <text:p>0.986526499524271</text:p>
              </table:table-cell>
              <table:table-cell office:value-type="float" office:value="0.998830543563655">
                <text:p>0.9988305435636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86526499524271">
                <text:p>0.986526499524271</text:p>
              </table:table-cell>
              <table:table-cell office:value-type="float" office:value="0.998830543563655">
                <text:p>0.9988305435636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00082035985876">
                <text:p>1.00082035985876</text:p>
              </table:table-cell>
              <table:table-cell office:value-type="float" office:value="1.0059774737309">
                <text:p>1.00597747373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00446117218988">
                <text:p>1.00446117218988</text:p>
              </table:table-cell>
              <table:table-cell office:value-type="float" office:value="1.00779787989646">
                <text:p>1.007797879896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92380799214709">
                <text:p>0.992380799214709</text:p>
              </table:table-cell>
              <table:table-cell office:value-type="float" office:value="1.00175769340887">
                <text:p>1.001757693408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92380799214709">
                <text:p>0.992380799214709</text:p>
              </table:table-cell>
              <table:table-cell office:value-type="float" office:value="1.00175769340887">
                <text:p>1.001757693408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9649712865811">
                <text:p>0.99649712865811</text:p>
              </table:table-cell>
              <table:table-cell office:value-type="float" office:value="1.00381585813058">
                <text:p>1.003815858130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00272938660591">
                <text:p>1.00272938660591</text:p>
              </table:table-cell>
              <table:table-cell office:value-type="float" office:value="1.00693198710447">
                <text:p>1.006931987104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00163629887819">
                <text:p>1.00163629887819</text:p>
              </table:table-cell>
              <table:table-cell office:value-type="float" office:value="1.00638544324062">
                <text:p>1.006385443240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94965726127931">
                <text:p>0.994965726127931</text:p>
              </table:table-cell>
              <table:table-cell office:value-type="float" office:value="1.00305015686549">
                <text:p>1.003050156865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97909058612871">
                <text:p>0.997909058612871</text:p>
              </table:table-cell>
              <table:table-cell office:value-type="float" office:value="1.00452182310796">
                <text:p>1.004521823107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96697934488441">
                <text:p>0.996697934488441</text:p>
              </table:table-cell>
              <table:table-cell office:value-type="float" office:value="1.00391626104574">
                <text:p>1.003916261045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00241952492254">
                <text:p>1.00241952492254</text:p>
              </table:table-cell>
              <table:table-cell office:value-type="float" office:value="1.00677705626279">
                <text:p>1.006777056262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91292985799466">
                <text:p>0.991292985799466</text:p>
              </table:table-cell>
              <table:table-cell office:value-type="float" office:value="1.00121378670125">
                <text:p>1.001213786701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00490007302277">
                <text:p>1.00490007302277</text:p>
              </table:table-cell>
              <table:table-cell office:value-type="float" office:value="1.00801733031291">
                <text:p>1.008017330312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00421090457286">
                <text:p>1.00421090457286</text:p>
              </table:table-cell>
              <table:table-cell office:value-type="float" office:value="1.00767274608795">
                <text:p>1.007672746087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97639134199733">
                <text:p>0.997639134199733</text:p>
              </table:table-cell>
              <table:table-cell office:value-type="float" office:value="1.00438686090139">
                <text:p>1.004386860901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99254962423036">
                <text:p>0.999254962423036</text:p>
              </table:table-cell>
              <table:table-cell office:value-type="float" office:value="1.00519477501304">
                <text:p>1.005194775013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00267446032075">
                <text:p>1.00267446032075</text:p>
              </table:table-cell>
              <table:table-cell office:value-type="float" office:value="1.0069045239619">
                <text:p>1.00690452396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00031615266428">
                <text:p>1.00031615266428</text:p>
              </table:table-cell>
              <table:table-cell office:value-type="float" office:value="1.00572537013366">
                <text:p>1.005725370133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9220961865802">
                <text:p>0.999220961865802</text:p>
              </table:table-cell>
              <table:table-cell office:value-type="float" office:value="1.00517777473442">
                <text:p>1.005177774734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00030798937547">
                <text:p>1.00030798937547</text:p>
              </table:table-cell>
              <table:table-cell office:value-type="float" office:value="1.00572128848926">
                <text:p>1.005721288489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99183052862942">
                <text:p>0.999183052862942</text:p>
              </table:table-cell>
              <table:table-cell office:value-type="float" office:value="1.00515882023299">
                <text:p>1.005158820232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00083739266908">
                <text:p>1.00083739266908</text:p>
              </table:table-cell>
              <table:table-cell office:value-type="float" office:value="1.00598599013606">
                <text:p>1.005985990136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00159684477909">
                <text:p>1.00159684477909</text:p>
              </table:table-cell>
              <table:table-cell office:value-type="float" office:value="1.00636571619107">
                <text:p>1.006365716191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00159684477909">
                <text:p>1.00159684477909</text:p>
              </table:table-cell>
              <table:table-cell office:value-type="float" office:value="1.00636571619107">
                <text:p>1.006365716191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00038944052165">
                <text:p>1.00038944052165</text:p>
              </table:table-cell>
              <table:table-cell office:value-type="float" office:value="1.00576201406234">
                <text:p>1.005762014062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99854792542724">
                <text:p>0.999854792542724</text:p>
              </table:table-cell>
              <table:table-cell office:value-type="float" office:value="1.00549469007288">
                <text:p>1.005494690072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00546482088378">
                <text:p>1.00546482088378</text:p>
              </table:table-cell>
              <table:table-cell office:value-type="float" office:value="1.00829970424341">
                <text:p>1.008299704243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99702767067442">
                <text:p>0.999702767067442</text:p>
              </table:table-cell>
              <table:table-cell office:value-type="float" office:value="1.00541867733524">
                <text:p>1.005418677335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00101878007388">
                <text:p>1.00101878007388</text:p>
              </table:table-cell>
              <table:table-cell office:value-type="float" office:value="1.00607668383846">
                <text:p>1.006076683838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00381623692093">
                <text:p>1.00381623692093</text:p>
              </table:table-cell>
              <table:table-cell office:value-type="float" office:value="1.00747541226199">
                <text:p>1.007475412261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00012760540289">
                <text:p>1.00012760540289</text:p>
              </table:table-cell>
              <table:table-cell office:value-type="float" office:value="1.00563109650297">
                <text:p>1.005631096502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00058181049986">
                <text:p>1.00058181049986</text:p>
              </table:table-cell>
              <table:table-cell office:value-type="float" office:value="1.00585819905145">
                <text:p>1.005858199051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00137937302873">
                <text:p>1.00137937302873</text:p>
              </table:table-cell>
              <table:table-cell office:value-type="float" office:value="1.00625698031589">
                <text:p>1.006256980315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00076741336307">
                <text:p>1.00076741336307</text:p>
              </table:table-cell>
              <table:table-cell office:value-type="float" office:value="1.00595100048306">
                <text:p>1.005951000483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00118197682702">
                <text:p>1.00118197682702</text:p>
              </table:table-cell>
              <table:table-cell office:value-type="float" office:value="1.00615828221503">
                <text:p>1.006158282215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00039384953859">
                <text:p>1.00039384953859</text:p>
              </table:table-cell>
              <table:table-cell office:value-type="float" office:value="1.00576421857082">
                <text:p>1.005764218570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99790855233039">
                <text:p>0.999790855233039</text:p>
              </table:table-cell>
              <table:table-cell office:value-type="float" office:value="1.00546272141804">
                <text:p>1.005462721418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99271753499553">
                <text:p>0.999271753499553</text:p>
              </table:table-cell>
              <table:table-cell office:value-type="float" office:value="1.0052031705513">
                <text:p>1.00520317055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99271753499553">
                <text:p>0.999271753499553</text:p>
              </table:table-cell>
              <table:table-cell office:value-type="float" office:value="1.0052031705513">
                <text:p>1.00520317055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00028618055456">
                <text:p>1.00028618055456</text:p>
              </table:table-cell>
              <table:table-cell office:value-type="float" office:value="1.0057103840788">
                <text:p>1.00571038407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98512055146134">
                <text:p>0.998512055146134</text:p>
              </table:table-cell>
              <table:table-cell office:value-type="float" office:value="1.00482332137459">
                <text:p>1.004823321374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00265989602835">
                <text:p>1.00265989602835</text:p>
              </table:table-cell>
              <table:table-cell office:value-type="float" office:value="1.00689724181569">
                <text:p>1.006897241815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00637306503358">
                <text:p>1.00637306503358</text:p>
              </table:table-cell>
              <table:table-cell office:value-type="float" office:value="1.00875382631831">
                <text:p>1.008753826318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98332063125371">
                <text:p>0.998332063125371</text:p>
              </table:table-cell>
              <table:table-cell office:value-type="float" office:value="1.00473332536421">
                <text:p>1.004733325364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99373269380809">
                <text:p>0.999373269380809</text:p>
              </table:table-cell>
              <table:table-cell office:value-type="float" office:value="1.00525392849192">
                <text:p>1.005253928491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99342583088209">
                <text:p>0.999342583088209</text:p>
              </table:table-cell>
              <table:table-cell office:value-type="float" office:value="1.00523858534562">
                <text:p>1.005238585345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00261412116059">
                <text:p>1.00261412116059</text:p>
              </table:table-cell>
              <table:table-cell office:value-type="float" office:value="1.00687435438181">
                <text:p>1.006874354381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00282728346558">
                <text:p>1.00282728346558</text:p>
              </table:table-cell>
              <table:table-cell office:value-type="float" office:value="1.00698093553431">
                <text:p>1.006980935534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00016819016359">
                <text:p>1.00016819016359</text:p>
              </table:table-cell>
              <table:table-cell office:value-type="float" office:value="1.00565138888332">
                <text:p>1.005651388883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00124162839516">
                <text:p>1.00124162839516</text:p>
              </table:table-cell>
              <table:table-cell office:value-type="float" office:value="1.0061881079991">
                <text:p>1.00618810799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99570247574563">
                <text:p>0.999570247574563</text:p>
              </table:table-cell>
              <table:table-cell office:value-type="float" office:value="1.0053524175888">
                <text:p>1.00535241758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00561799051084">
                <text:p>1.00561799051084</text:p>
              </table:table-cell>
              <table:table-cell office:value-type="float" office:value="1.00837628905694">
                <text:p>1.008376289056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99271425435041">
                <text:p>0.999271425435041</text:p>
              </table:table-cell>
              <table:table-cell office:value-type="float" office:value="1.00520300651904">
                <text:p>1.005203006519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00011389798979">
                <text:p>1.00011389798979</text:p>
              </table:table-cell>
              <table:table-cell office:value-type="float" office:value="1.00562424279641">
                <text:p>1.005624242796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00011389798979">
                <text:p>1.00011389798979</text:p>
              </table:table-cell>
              <table:table-cell office:value-type="float" office:value="1.00562424279641">
                <text:p>1.005624242796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00147710427191">
                <text:p>1.00147710427191</text:p>
              </table:table-cell>
              <table:table-cell office:value-type="float" office:value="1.00630584593748">
                <text:p>1.006305845937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00082959096327">
                <text:p>1.00082959096327</text:p>
              </table:table-cell>
              <table:table-cell office:value-type="float" office:value="1.00598208928315">
                <text:p>1.005982089283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00082959096327">
                <text:p>1.00082959096327</text:p>
              </table:table-cell>
              <table:table-cell office:value-type="float" office:value="1.00598208928315">
                <text:p>1.005982089283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00411664487311">
                <text:p>1.00411664487311</text:p>
              </table:table-cell>
              <table:table-cell office:value-type="float" office:value="1.00762561623807">
                <text:p>1.007625616238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02040606269815">
                <text:p>1.02040606269815</text:p>
              </table:table-cell>
              <table:table-cell office:value-type="float" office:value="1.01577032515059">
                <text:p>1.015770325150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45170620446256">
                <text:p>0.945170620446256</text:p>
              </table:table-cell>
              <table:table-cell office:value-type="float" office:value="0.978152604024648">
                <text:p>0.9781526040246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41607220357162">
                <text:p>0.941607220357162</text:p>
              </table:table-cell>
              <table:table-cell office:value-type="float" office:value="0.976370903980101">
                <text:p>0.9763709039801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40101796805312">
                <text:p>0.840101796805312</text:p>
              </table:table-cell>
              <table:table-cell office:value-type="float" office:value="0.925618192204176">
                <text:p>0.9256181922041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96837850459227">
                <text:p>0.896837850459227</text:p>
              </table:table-cell>
              <table:table-cell office:value-type="float" office:value="0.953986219031133">
                <text:p>0.9539862190311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94735054886808">
                <text:p>0.894735054886808</text:p>
              </table:table-cell>
              <table:table-cell office:value-type="float" office:value="0.952934821244924">
                <text:p>0.9529348212449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85673471878403">
                <text:p>0.985673471878403</text:p>
              </table:table-cell>
              <table:table-cell office:value-type="float" office:value="0.998404029740721">
                <text:p>0.9984040297407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84939897514101">
                <text:p>0.984939897514101</text:p>
              </table:table-cell>
              <table:table-cell office:value-type="float" office:value="0.99803724255857">
                <text:p>0.998037242558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90547807736518">
                <text:p>0.990547807736518</text:p>
              </table:table-cell>
              <table:table-cell office:value-type="float" office:value="1.00084119766978">
                <text:p>1.000841197669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87698741421849">
                <text:p>0.987698741421849</text:p>
              </table:table-cell>
              <table:table-cell office:value-type="float" office:value="0.999416664512444">
                <text:p>0.9994166645124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64249648070624">
                <text:p>0.964249648070624</text:p>
              </table:table-cell>
              <table:table-cell office:value-type="float" office:value="0.987692117836832">
                <text:p>0.9876921178368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32832447394634">
                <text:p>0.932832447394634</text:p>
              </table:table-cell>
              <table:table-cell office:value-type="float" office:value="0.971983517498837">
                <text:p>0.9719835174988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51974674899781">
                <text:p>0.951974674899781</text:p>
              </table:table-cell>
              <table:table-cell office:value-type="float" office:value="0.98155463125141">
                <text:p>0.981554631251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84251317322508">
                <text:p>0.984251317322508</text:p>
              </table:table-cell>
              <table:table-cell office:value-type="float" office:value="0.997692952462774">
                <text:p>0.9976929524627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93088320804394">
                <text:p>0.993088320804394</text:p>
              </table:table-cell>
              <table:table-cell office:value-type="float" office:value="1.00211145420372">
                <text:p>1.002111454203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48135385676454">
                <text:p>0.948135385676454</text:p>
              </table:table-cell>
              <table:table-cell office:value-type="float" office:value="0.979634986639747">
                <text:p>0.9796349866397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85018686223811">
                <text:p>0.985018686223811</text:p>
              </table:table-cell>
              <table:table-cell office:value-type="float" office:value="0.998076636913425">
                <text:p>0.9980766369134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00857367344147">
                <text:p>1.00857367344147</text:p>
              </table:table-cell>
              <table:table-cell office:value-type="float" office:value="1.00985413052225">
                <text:p>1.009854130522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23001632850167">
                <text:p>1.23001632850167</text:p>
              </table:table-cell>
              <table:table-cell office:value-type="float" office:value="1.12057545805236">
                <text:p>1.120575458052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759585753970772">
                <text:p>0.759585753970772</text:p>
              </table:table-cell>
              <table:table-cell office:value-type="float" office:value="0.885360170786906">
                <text:p>0.8853601707869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92550040263955">
                <text:p>0.992550040263955</text:p>
              </table:table-cell>
              <table:table-cell office:value-type="float" office:value="1.0018423139335">
                <text:p>1.00184231393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99219310831151">
                <text:p>0.799219310831151</text:p>
              </table:table-cell>
              <table:table-cell office:value-type="float" office:value="0.905176949217095">
                <text:p>0.9051769492170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785436362028872">
                <text:p>0.785436362028872</text:p>
              </table:table-cell>
              <table:table-cell office:value-type="float" office:value="0.898285474815956">
                <text:p>0.8982854748159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725899794047203">
                <text:p>0.725899794047203</text:p>
              </table:table-cell>
              <table:table-cell office:value-type="float" office:value="0.868517190825121">
                <text:p>0.8685171908251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651632389372832">
                <text:p>0.651632389372832</text:p>
              </table:table-cell>
              <table:table-cell office:value-type="float" office:value="0.831383488487936">
                <text:p>0.8313834884879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69377253103681">
                <text:p>0.969377253103681</text:p>
              </table:table-cell>
              <table:table-cell office:value-type="float" office:value="0.99025592035336">
                <text:p>0.990255920353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88898868246314">
                <text:p>0.588898868246314</text:p>
              </table:table-cell>
              <table:table-cell office:value-type="float" office:value="0.800016727924677">
                <text:p>0.8000167279246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848043889304466">
                <text:p>0.848043889304466</text:p>
              </table:table-cell>
              <table:table-cell office:value-type="float" office:value="0.929589238453753">
                <text:p>0.9295892384537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26927749923058">
                <text:p>0.926927749923058</text:p>
              </table:table-cell>
              <table:table-cell office:value-type="float" office:value="0.969031168763049">
                <text:p>0.9690311687630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45635212441595">
                <text:p>0.945635212441595</text:p>
              </table:table-cell>
              <table:table-cell office:value-type="float" office:value="0.978384900022317">
                <text:p>0.9783849000223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48598180040129">
                <text:p>0.948598180040129</text:p>
              </table:table-cell>
              <table:table-cell office:value-type="float" office:value="0.979866383821584">
                <text:p>0.9798663838215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7884794215321">
                <text:p>0.97884794215321</text:p>
              </table:table-cell>
              <table:table-cell office:value-type="float" office:value="0.994991264878125">
                <text:p>0.9949912648781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2318232023245">
                <text:p>0.92318232023245</text:p>
              </table:table-cell>
              <table:table-cell office:value-type="float" office:value="0.967158453917745">
                <text:p>0.9671584539177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38347433457437">
                <text:p>0.938347433457437</text:p>
              </table:table-cell>
              <table:table-cell office:value-type="float" office:value="0.974741010530238">
                <text:p>0.974741010530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90753429042091">
                <text:p>0.990753429042091</text:p>
              </table:table-cell>
              <table:table-cell office:value-type="float" office:value="1.00094400832257">
                <text:p>1.000944008322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00393658900153">
                <text:p>1.00393658900153</text:p>
              </table:table-cell>
              <table:table-cell office:value-type="float" office:value="1.00753558830228">
                <text:p>1.007535588302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22115553140091">
                <text:p>1.22115553140091</text:p>
              </table:table-cell>
              <table:table-cell office:value-type="float" office:value="1.11614505950197">
                <text:p>1.116145059501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76335911212651">
                <text:p>0.976335911212651</text:p>
              </table:table-cell>
              <table:table-cell office:value-type="float" office:value="0.993735249407845">
                <text:p>0.9937352494078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15237928432699">
                <text:p>1.15237928432699</text:p>
              </table:table-cell>
              <table:table-cell office:value-type="float" office:value="1.08175693596501">
                <text:p>1.081756935965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67732405748808">
                <text:p>0.767732405748808</text:p>
              </table:table-cell>
              <table:table-cell office:value-type="float" office:value="0.889433496675924">
                <text:p>0.8894334966759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767732405748808">
                <text:p>0.767732405748808</text:p>
              </table:table-cell>
              <table:table-cell office:value-type="float" office:value="0.889433496675924">
                <text:p>0.8894334966759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70474556811275">
                <text:p>0.870474556811275</text:p>
              </table:table-cell>
              <table:table-cell office:value-type="float" office:value="0.940804572207157">
                <text:p>0.9408045722071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63688935878541">
                <text:p>0.63688935878541</text:p>
              </table:table-cell>
              <table:table-cell office:value-type="float" office:value="0.824011973194225">
                <text:p>0.8240119731942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709106686973432">
                <text:p>0.709106686973432</text:p>
              </table:table-cell>
              <table:table-cell office:value-type="float" office:value="0.860120637288236">
                <text:p>0.8601206372882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13081546889278">
                <text:p>1.13081546889278</text:p>
              </table:table-cell>
              <table:table-cell office:value-type="float" office:value="1.07097502824791">
                <text:p>1.070975028247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755699239322733">
                <text:p>0.755699239322733</text:p>
              </table:table-cell>
              <table:table-cell office:value-type="float" office:value="0.883416913462886">
                <text:p>0.8834169134628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00925417477357">
                <text:p>0.900925417477357</text:p>
              </table:table-cell>
              <table:table-cell office:value-type="float" office:value="0.956030002540198">
                <text:p>0.9560300025401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52197427891142">
                <text:p>0.852197427891142</text:p>
              </table:table-cell>
              <table:table-cell office:value-type="float" office:value="0.931666007747091">
                <text:p>0.931666007747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97623107670175">
                <text:p>0.897623107670175</text:p>
              </table:table-cell>
              <table:table-cell office:value-type="float" office:value="0.954378847636607">
                <text:p>0.9543788476366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97623107670175">
                <text:p>0.897623107670175</text:p>
              </table:table-cell>
              <table:table-cell office:value-type="float" office:value="0.954378847636607">
                <text:p>0.9543788476366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67549749519663">
                <text:p>0.967549749519663</text:p>
              </table:table-cell>
              <table:table-cell office:value-type="float" office:value="0.989342168561351">
                <text:p>0.9893421685613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29616428511665">
                <text:p>0.929616428511665</text:p>
              </table:table-cell>
              <table:table-cell office:value-type="float" office:value="0.970375508057352">
                <text:p>0.9703755080573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29616428511665">
                <text:p>0.929616428511665</text:p>
              </table:table-cell>
              <table:table-cell office:value-type="float" office:value="0.970375508057352">
                <text:p>0.9703755080573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79355259582571">
                <text:p>0.979355259582571</text:p>
              </table:table-cell>
              <table:table-cell office:value-type="float" office:value="0.995244923592805">
                <text:p>0.9952449235928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06621725901952">
                <text:p>1.06621725901952</text:p>
              </table:table-cell>
              <table:table-cell office:value-type="float" office:value="1.03867592331128">
                <text:p>1.038675923311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32895638804056">
                <text:p>0.932895638804056</text:p>
              </table:table-cell>
              <table:table-cell office:value-type="float" office:value="0.972015113203548">
                <text:p>0.9720151132035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43402275547391">
                <text:p>0.943402275547391</text:p>
              </table:table-cell>
              <table:table-cell office:value-type="float" office:value="0.977268431575215">
                <text:p>0.9772684315752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813266062892447">
                <text:p>0.813266062892447</text:p>
              </table:table-cell>
              <table:table-cell office:value-type="float" office:value="0.912200325247743">
                <text:p>0.9122003252477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67162647349771">
                <text:p>0.767162647349771</text:p>
              </table:table-cell>
              <table:table-cell office:value-type="float" office:value="0.889148617476405">
                <text:p>0.8891486174764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82680904705456">
                <text:p>0.682680904705456</text:p>
              </table:table-cell>
              <table:table-cell office:value-type="float" office:value="0.846907746154248">
                <text:p>0.8469077461542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85193940956096">
                <text:p>0.685193940956096</text:p>
              </table:table-cell>
              <table:table-cell office:value-type="float" office:value="0.848164264279568">
                <text:p>0.8481642642795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10360528362263">
                <text:p>1.10360528362263</text:p>
              </table:table-cell>
              <table:table-cell office:value-type="float" office:value="1.05736993561284">
                <text:p>1.057369935612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64229069182956">
                <text:p>0.664229069182956</text:p>
              </table:table-cell>
              <table:table-cell office:value-type="float" office:value="0.837681828392998">
                <text:p>0.837681828392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4142654207132">
                <text:p>0.94142654207132</text:p>
              </table:table-cell>
              <table:table-cell office:value-type="float" office:value="0.97628056483718">
                <text:p>0.976280564837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24603642783146">
                <text:p>0.924603642783146</text:p>
              </table:table-cell>
              <table:table-cell office:value-type="float" office:value="0.967869115193093">
                <text:p>0.9678691151930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88946502295481">
                <text:p>0.988946502295481</text:p>
              </table:table-cell>
              <table:table-cell office:value-type="float" office:value="1.00004054494926">
                <text:p>1.000040544949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69110575605644">
                <text:p>0.969110575605644</text:p>
              </table:table-cell>
              <table:table-cell office:value-type="float" office:value="0.990122581604341">
                <text:p>0.9901225816043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76223665583148">
                <text:p>0.976223665583148</text:p>
              </table:table-cell>
              <table:table-cell office:value-type="float" office:value="0.993679126593094">
                <text:p>0.9936791265930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94947694189562">
                <text:p>0.994947694189562</text:p>
              </table:table-cell>
              <table:table-cell office:value-type="float" office:value="1.0030411408963">
                <text:p>1.00304114089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36366986043987">
                <text:p>0.936366986043987</text:p>
              </table:table-cell>
              <table:table-cell office:value-type="float" office:value="0.973750786823513">
                <text:p>0.9737507868235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21255420736154">
                <text:p>0.921255420736154</text:p>
              </table:table-cell>
              <table:table-cell office:value-type="float" office:value="0.966195004169597">
                <text:p>0.9661950041695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46560123071617">
                <text:p>0.946560123071617</text:p>
              </table:table-cell>
              <table:table-cell office:value-type="float" office:value="0.978847355337329">
                <text:p>0.9788473553373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05551053182605">
                <text:p>1.05551053182605</text:p>
              </table:table-cell>
              <table:table-cell office:value-type="float" office:value="1.03332255971455">
                <text:p>1.033322559714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43816012873118">
                <text:p>0.843816012873118</text:p>
              </table:table-cell>
              <table:table-cell office:value-type="float" office:value="0.927475300238078">
                <text:p>0.9274753002380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56664034400092">
                <text:p>0.956664034400092</text:p>
              </table:table-cell>
              <table:table-cell office:value-type="float" office:value="0.983899311001566">
                <text:p>0.9838993110015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43856686757595">
                <text:p>0.943856686757595</text:p>
              </table:table-cell>
              <table:table-cell office:value-type="float" office:value="0.977495637180317">
                <text:p>0.9774956371803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43856686757595">
                <text:p>0.943856686757595</text:p>
              </table:table-cell>
              <table:table-cell office:value-type="float" office:value="0.977495637180317">
                <text:p>0.9774956371803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43856686757595">
                <text:p>0.943856686757595</text:p>
              </table:table-cell>
              <table:table-cell office:value-type="float" office:value="0.977495637180317">
                <text:p>0.9774956371803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98706994974917">
                <text:p>0.998706994974917</text:p>
              </table:table-cell>
              <table:table-cell office:value-type="float" office:value="1.00492079128898">
                <text:p>1.004920791288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00746272915038">
                <text:p>1.00746272915038</text:p>
              </table:table-cell>
              <table:table-cell office:value-type="float" office:value="1.00929865837671">
                <text:p>1.009298658376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879840676233379">
                <text:p>0.879840676233379</text:p>
              </table:table-cell>
              <table:table-cell office:value-type="float" office:value="0.945487631918209">
                <text:p>0.9454876319182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47355946432908">
                <text:p>0.947355946432908</text:p>
              </table:table-cell>
              <table:table-cell office:value-type="float" office:value="0.979245267017974">
                <text:p>0.9792452670179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0686463802143">
                <text:p>1.0686463802143</text:p>
              </table:table-cell>
              <table:table-cell office:value-type="float" office:value="1.03989048390867">
                <text:p>1.039890483908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54299390854332">
                <text:p>0.954299390854332</text:p>
              </table:table-cell>
              <table:table-cell office:value-type="float" office:value="0.982716989228686">
                <text:p>0.9827169892286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35836396782725">
                <text:p>0.935836396782725</text:p>
              </table:table-cell>
              <table:table-cell office:value-type="float" office:value="0.973485492192882">
                <text:p>0.9734854921928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20475236529559">
                <text:p>0.920475236529559</text:p>
              </table:table-cell>
              <table:table-cell office:value-type="float" office:value="0.965804912066299">
                <text:p>0.9658049120662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23865029241089">
                <text:p>0.923865029241089</text:p>
              </table:table-cell>
              <table:table-cell office:value-type="float" office:value="0.967499808422064">
                <text:p>0.9674998084220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6924916604798">
                <text:p>0.96924916604798</text:p>
              </table:table-cell>
              <table:table-cell office:value-type="float" office:value="0.99019187682551">
                <text:p>0.990191876825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98819429182944">
                <text:p>0.998819429182944</text:p>
              </table:table-cell>
              <table:table-cell office:value-type="float" office:value="1.00497700839299">
                <text:p>1.004977008392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00806926443151">
                <text:p>1.00806926443151</text:p>
              </table:table-cell>
              <table:table-cell office:value-type="float" office:value="1.00960192601727">
                <text:p>1.009601926017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87267256724313">
                <text:p>0.987267256724313</text:p>
              </table:table-cell>
              <table:table-cell office:value-type="float" office:value="0.999200922163676">
                <text:p>0.9992009221636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98059655273786">
                <text:p>0.998059655273786</text:p>
              </table:table-cell>
              <table:table-cell office:value-type="float" office:value="1.00459712143841">
                <text:p>1.004597121438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00984843816529">
                <text:p>1.00984843816529</text:p>
              </table:table-cell>
              <table:table-cell office:value-type="float" office:value="1.01049151288417">
                <text:p>1.010491512884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00510575293216">
                <text:p>1.00510575293216</text:p>
              </table:table-cell>
              <table:table-cell office:value-type="float" office:value="1.0081201702676">
                <text:p>1.00812017026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9998205884098">
                <text:p>0.99998205884098</text:p>
              </table:table-cell>
              <table:table-cell office:value-type="float" office:value="1.00555832322201">
                <text:p>1.005558323222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00054952304633">
                <text:p>1.00054952304633</text:p>
              </table:table-cell>
              <table:table-cell office:value-type="float" office:value="1.00584205532468">
                <text:p>1.005842055324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00030930027305">
                <text:p>1.00030930027305</text:p>
              </table:table-cell>
              <table:table-cell office:value-type="float" office:value="1.00572194393805">
                <text:p>1.005721943938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00274216664121">
                <text:p>1.00274216664121</text:p>
              </table:table-cell>
              <table:table-cell office:value-type="float" office:value="1.00693837712213">
                <text:p>1.006938377122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00705980685091">
                <text:p>1.00705980685091</text:p>
              </table:table-cell>
              <table:table-cell office:value-type="float" office:value="1.00909719722697">
                <text:p>1.009097197226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00183164220741">
                <text:p>1.00183164220741</text:p>
              </table:table-cell>
              <table:table-cell office:value-type="float" office:value="1.00648311490523">
                <text:p>1.006483114905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9946559097005">
                <text:p>0.99946559097005</text:p>
              </table:table-cell>
              <table:table-cell office:value-type="float" office:value="1.00530008928655">
                <text:p>1.005300089286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00358938715992">
                <text:p>1.00358938715992</text:p>
              </table:table-cell>
              <table:table-cell office:value-type="float" office:value="1.00736198738148">
                <text:p>1.007361987381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00102580623917">
                <text:p>1.00102580623917</text:p>
              </table:table-cell>
              <table:table-cell office:value-type="float" office:value="1.0060801969211">
                <text:p>1.00608019692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00277919810281">
                <text:p>1.00277919810281</text:p>
              </table:table-cell>
              <table:table-cell office:value-type="float" office:value="1.00695689285292">
                <text:p>1.006956892852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00241250852618">
                <text:p>1.00241250852618</text:p>
              </table:table-cell>
              <table:table-cell office:value-type="float" office:value="1.00677354806461">
                <text:p>1.006773548064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98988325260819">
                <text:p>0.998988325260819</text:p>
              </table:table-cell>
              <table:table-cell office:value-type="float" office:value="1.00506145643193">
                <text:p>1.005061456431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0001203345376">
                <text:p>1.0001203345376</text:p>
              </table:table-cell>
              <table:table-cell office:value-type="float" office:value="1.00562746107032">
                <text:p>1.005627461070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00006294052413">
                <text:p>1.00006294052413</text:p>
              </table:table-cell>
              <table:table-cell office:value-type="float" office:value="1.00559876406358">
                <text:p>1.005598764063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00145127367695">
                <text:p>1.00145127367695</text:p>
              </table:table-cell>
              <table:table-cell office:value-type="float" office:value="1.00629293064">
                <text:p>1.006292930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98797558021005">
                <text:p>0.998797558021005</text:p>
              </table:table-cell>
              <table:table-cell office:value-type="float" office:value="1.00496607281202">
                <text:p>1.004966072812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95921101286999">
                <text:p>0.995921101286999</text:p>
              </table:table-cell>
              <table:table-cell office:value-type="float" office:value="1.00352784444502">
                <text:p>1.003527844445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0010079430104">
                <text:p>1.0010079430104</text:p>
              </table:table-cell>
              <table:table-cell office:value-type="float" office:value="1.00607126530672">
                <text:p>1.006071265306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00284564920701">
                <text:p>1.00284564920701</text:p>
              </table:table-cell>
              <table:table-cell office:value-type="float" office:value="1.00699011840502">
                <text:p>1.006990118405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00027235613769">
                <text:p>1.00027235613769</text:p>
              </table:table-cell>
              <table:table-cell office:value-type="float" office:value="1.00570347187037">
                <text:p>1.005703471870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99487924595414">
                <text:p>0.999487924595414</text:p>
              </table:table-cell>
              <table:table-cell office:value-type="float" office:value="1.00531125609923">
                <text:p>1.005311256099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00241565996452">
                <text:p>1.00241565996452</text:p>
              </table:table-cell>
              <table:table-cell office:value-type="float" office:value="1.00677512378378">
                <text:p>1.006775123783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00350623566306">
                <text:p>1.00350623566306</text:p>
              </table:table-cell>
              <table:table-cell office:value-type="float" office:value="1.00732041163305">
                <text:p>1.007320411633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99365456245089">
                <text:p>0.999365456245089</text:p>
              </table:table-cell>
              <table:table-cell office:value-type="float" office:value="1.00525002192406">
                <text:p>1.005250021924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97612128779475">
                <text:p>0.997612128779475</text:p>
              </table:table-cell>
              <table:table-cell office:value-type="float" office:value="1.00437335819126">
                <text:p>1.004373358191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00156631588023">
                <text:p>1.00156631588023</text:p>
              </table:table-cell>
              <table:table-cell office:value-type="float" office:value="1.00635045174163">
                <text:p>1.006350451741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9970178329791">
                <text:p>0.99970178329791</text:p>
              </table:table-cell>
              <table:table-cell office:value-type="float" office:value="1.00541818545048">
                <text:p>1.005418185450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00227787934196">
                <text:p>1.00227787934196</text:p>
              </table:table-cell>
              <table:table-cell office:value-type="float" office:value="1.0067062334725">
                <text:p>1.00670623347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00152703756553">
                <text:p>1.00152703756553</text:p>
              </table:table-cell>
              <table:table-cell office:value-type="float" office:value="1.00633081258429">
                <text:p>1.006330812584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997332711210244">
                <text:p>0.997332711210244</text:p>
              </table:table-cell>
              <table:table-cell office:value-type="float" office:value="1.00423364940664">
                <text:p>1.004233649406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00038264821427">
                <text:p>1.00038264821427</text:p>
              </table:table-cell>
              <table:table-cell office:value-type="float" office:value="1.00575861790866">
                <text:p>1.005758617908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00233746569024">
                <text:p>1.00233746569024</text:p>
              </table:table-cell>
              <table:table-cell office:value-type="float" office:value="1.00673602664664">
                <text:p>1.006736026646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00352821208563">
                <text:p>1.00352821208563</text:p>
              </table:table-cell>
              <table:table-cell office:value-type="float" office:value="1.00733139984434">
                <text:p>1.007331399844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9986173746818">
                <text:p>0.99986173746818</text:p>
              </table:table-cell>
              <table:table-cell office:value-type="float" office:value="1.00549816253561">
                <text:p>1.005498162535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99764951261696">
                <text:p>0.999764951261696</text:p>
              </table:table-cell>
              <table:table-cell office:value-type="float" office:value="1.00544976943237">
                <text:p>1.005449769432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00390405320695">
                <text:p>1.00390405320695</text:p>
              </table:table-cell>
              <table:table-cell office:value-type="float" office:value="1.007519320405">
                <text:p>1.0075193204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90136828311079">
                <text:p>0.990136828311079</text:p>
              </table:table-cell>
              <table:table-cell office:value-type="float" office:value="1.00063570795706">
                <text:p>1.000635707957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996531162337442">
                <text:p>0.996531162337442</text:p>
              </table:table-cell>
              <table:table-cell office:value-type="float" office:value="1.00383287497024">
                <text:p>1.003832874970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92819877407387">
                <text:p>0.992819877407387</text:p>
              </table:table-cell>
              <table:table-cell office:value-type="float" office:value="1.00197723250521">
                <text:p>1.001977232505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93198840527313">
                <text:p>0.993198840527313</text:p>
              </table:table-cell>
              <table:table-cell office:value-type="float" office:value="1.00216671406518">
                <text:p>1.002166714065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999913450310362">
                <text:p>0.999913450310362</text:p>
              </table:table-cell>
              <table:table-cell office:value-type="float" office:value="1.0055240189567">
                <text:p>1.00552401895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93922001570389">
                <text:p>0.993922001570389</text:p>
              </table:table-cell>
              <table:table-cell office:value-type="float" office:value="1.00252829458671">
                <text:p>1.002528294586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88312762214145">
                <text:p>0.988312762214145</text:p>
              </table:table-cell>
              <table:table-cell office:value-type="float" office:value="0.999723674908592">
                <text:p>0.9997236749085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992753205514429">
                <text:p>0.992753205514429</text:p>
              </table:table-cell>
              <table:table-cell office:value-type="float" office:value="1.00194389655873">
                <text:p>1.001943896558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993897623817205">
                <text:p>0.993897623817205</text:p>
              </table:table-cell>
              <table:table-cell office:value-type="float" office:value="1.00251610571012">
                <text:p>1.002516105710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98268744783984">
                <text:p>0.998268744783984</text:p>
              </table:table-cell>
              <table:table-cell office:value-type="float" office:value="1.00470166619351">
                <text:p>1.004701666193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86535411241695">
                <text:p>0.986535411241695</text:p>
              </table:table-cell>
              <table:table-cell office:value-type="float" office:value="0.998834999422367">
                <text:p>0.9988349994223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00717485941294">
                <text:p>1.00717485941294</text:p>
              </table:table-cell>
              <table:table-cell office:value-type="float" office:value="1.00915472350799">
                <text:p>1.009154723507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03546425897428">
                <text:p>1.03546425897428</text:p>
              </table:table-cell>
              <table:table-cell office:value-type="float" office:value="1.02329942328866">
                <text:p>1.023299423288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991022973490089">
                <text:p>0.991022973490089</text:p>
              </table:table-cell>
              <table:table-cell office:value-type="float" office:value="1.00107878054656">
                <text:p>1.001078780546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97817070888106">
                <text:p>0.997817070888106</text:p>
              </table:table-cell>
              <table:table-cell office:value-type="float" office:value="1.00447582924557">
                <text:p>1.004475829245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00164552246306">
                <text:p>1.00164552246306</text:p>
              </table:table-cell>
              <table:table-cell office:value-type="float" office:value="1.00639005503305">
                <text:p>1.006390055033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00093946434683">
                <text:p>1.00093946434683</text:p>
              </table:table-cell>
              <table:table-cell office:value-type="float" office:value="1.00603702597494">
                <text:p>1.006037025974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994465233468877">
                <text:p>0.994465233468877</text:p>
              </table:table-cell>
              <table:table-cell office:value-type="float" office:value="1.00279991053596">
                <text:p>1.002799910535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00738977837435">
                <text:p>1.00738977837435</text:p>
              </table:table-cell>
              <table:table-cell office:value-type="float" office:value="1.00926218298869">
                <text:p>1.009262182988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59393881944366">
                <text:p>0.959393881944366</text:p>
              </table:table-cell>
              <table:table-cell office:value-type="float" office:value="0.985264234773703">
                <text:p>0.9852642347737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986414356050339">
                <text:p>0.986414356050339</text:p>
              </table:table-cell>
              <table:table-cell office:value-type="float" office:value="0.998774471826689">
                <text:p>0.9987744718266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930663069797559">
                <text:p>0.930663069797559</text:p>
              </table:table-cell>
              <table:table-cell office:value-type="float" office:value="0.970898828700299">
                <text:p>0.9708988287002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17277526336391">
                <text:p>0.917277526336391</text:p>
              </table:table-cell>
              <table:table-cell office:value-type="float" office:value="0.964206056969715">
                <text:p>0.9642060569697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54878647768454">
                <text:p>0.954878647768454</text:p>
              </table:table-cell>
              <table:table-cell office:value-type="float" office:value="0.983006617685747">
                <text:p>0.9830066176857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961323017229247">
                <text:p>0.961323017229247</text:p>
              </table:table-cell>
              <table:table-cell office:value-type="float" office:value="0.986228802416143">
                <text:p>0.9862288024161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01066605285795">
                <text:p>1.01066605285795</text:p>
              </table:table-cell>
              <table:table-cell office:value-type="float" office:value="1.0109003202305">
                <text:p>1.01090032023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87776163573913">
                <text:p>0.987776163573913</text:p>
              </table:table-cell>
              <table:table-cell office:value-type="float" office:value="0.999455375588476">
                <text:p>0.9994553755884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867259941855633">
                <text:p>0.867259941855633</text:p>
              </table:table-cell>
              <table:table-cell office:value-type="float" office:value="0.939197264729337">
                <text:p>0.9391972647293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00669284103378">
                <text:p>1.00669284103378</text:p>
              </table:table-cell>
              <table:table-cell office:value-type="float" office:value="1.00891371431841">
                <text:p>1.008913714318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70236007697657">
                <text:p>0.970236007697657</text:p>
              </table:table-cell>
              <table:table-cell office:value-type="float" office:value="0.990685297650348">
                <text:p>0.9906852976503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92065752624782">
                <text:p>0.992065752624782</text:p>
              </table:table-cell>
              <table:table-cell office:value-type="float" office:value="1.00160017011391">
                <text:p>1.001600170113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00058103608974">
                <text:p>1.00058103608974</text:p>
              </table:table-cell>
              <table:table-cell office:value-type="float" office:value="1.00585781184639">
                <text:p>1.005857811846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00058103608974">
                <text:p>1.00058103608974</text:p>
              </table:table-cell>
              <table:table-cell office:value-type="float" office:value="1.00585781184639">
                <text:p>1.005857811846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00849855713937">
                <text:p>1.00849855713937</text:p>
              </table:table-cell>
              <table:table-cell office:value-type="float" office:value="1.00981657237121">
                <text:p>1.009816572371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00807168865729">
                <text:p>1.00807168865729</text:p>
              </table:table-cell>
              <table:table-cell office:value-type="float" office:value="1.00960313813016">
                <text:p>1.009603138130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00667780199482">
                <text:p>1.00667780199482</text:p>
              </table:table-cell>
              <table:table-cell office:value-type="float" office:value="1.00890619479893">
                <text:p>1.008906194798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00470580088795">
                <text:p>1.00470580088795</text:p>
              </table:table-cell>
              <table:table-cell office:value-type="float" office:value="1.00792019424549">
                <text:p>1.007920194245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988692729463233">
                <text:p>0.988692729463233</text:p>
              </table:table-cell>
              <table:table-cell office:value-type="float" office:value="0.999913658533136">
                <text:p>0.9999136585331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77364782751989">
                <text:p>0.977364782751989</text:p>
              </table:table-cell>
              <table:table-cell office:value-type="float" office:value="0.994249685177514">
                <text:p>0.9942496851775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945329145805148">
                <text:p>0.945329145805148</text:p>
              </table:table-cell>
              <table:table-cell office:value-type="float" office:value="0.978231866704094">
                <text:p>0.9782318667040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00284529259387">
                <text:p>1.00284529259387</text:p>
              </table:table-cell>
              <table:table-cell office:value-type="float" office:value="1.00698994009846">
                <text:p>1.006989940098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0027407400407">
                <text:p>1.0027407400407</text:p>
              </table:table-cell>
              <table:table-cell office:value-type="float" office:value="1.00693766382187">
                <text:p>1.006937663821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00206162606968">
                <text:p>1.00206162606968</text:p>
              </table:table-cell>
              <table:table-cell office:value-type="float" office:value="1.00659810683636">
                <text:p>1.006598106836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9987053033035">
                <text:p>0.99987053033035</text:p>
              </table:table-cell>
              <table:table-cell office:value-type="float" office:value="1.00550255896669">
                <text:p>1.005502558966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996850029563875">
                <text:p>0.996850029563875</text:p>
              </table:table-cell>
              <table:table-cell office:value-type="float" office:value="1.00399230858346">
                <text:p>1.003992308583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00006967540241">
                <text:p>1.00006967540241</text:p>
              </table:table-cell>
              <table:table-cell office:value-type="float" office:value="1.00560213150273">
                <text:p>1.005602131502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991898171599493">
                <text:p>0.991898171599493</text:p>
              </table:table-cell>
              <table:table-cell office:value-type="float" office:value="1.00151637960127">
                <text:p>1.001516379601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00145901102184">
                <text:p>1.00145901102184</text:p>
              </table:table-cell>
              <table:table-cell office:value-type="float" office:value="1.00629679931244">
                <text:p>1.006296799312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996561157665862">
                <text:p>0.996561157665862</text:p>
              </table:table-cell>
              <table:table-cell office:value-type="float" office:value="1.00384787263445">
                <text:p>1.003847872634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00816965797684">
                <text:p>1.00816965797684</text:p>
              </table:table-cell>
              <table:table-cell office:value-type="float" office:value="1.00965212278994">
                <text:p>1.009652122789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00629357901087">
                <text:p>1.00629357901087</text:p>
              </table:table-cell>
              <table:table-cell office:value-type="float" office:value="1.00871408330696">
                <text:p>1.008714083306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00772685788609">
                <text:p>1.00772685788609</text:p>
              </table:table-cell>
              <table:table-cell office:value-type="float" office:value="1.00943072274457">
                <text:p>1.009430722744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00657074596553">
                <text:p>1.00657074596553</text:p>
              </table:table-cell>
              <table:table-cell office:value-type="float" office:value="1.00885266678429">
                <text:p>1.008852666784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96618753342601">
                <text:p>0.996618753342601</text:p>
              </table:table-cell>
              <table:table-cell office:value-type="float" office:value="1.00387667047282">
                <text:p>1.003876670472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01332918522847">
                <text:p>1.01332918522847</text:p>
              </table:table-cell>
              <table:table-cell office:value-type="float" office:value="1.01223188641576">
                <text:p>1.012231886415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985960606759166">
                <text:p>0.985960606759166</text:p>
              </table:table-cell>
              <table:table-cell office:value-type="float" office:value="0.998547597181103">
                <text:p>0.9985475971811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13507590590423">
                <text:p>1.13507590590423</text:p>
              </table:table-cell>
              <table:table-cell office:value-type="float" office:value="1.07310524675363">
                <text:p>1.073105246753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893568328586536">
                <text:p>0.893568328586536</text:p>
              </table:table-cell>
              <table:table-cell office:value-type="float" office:value="0.952351458094788">
                <text:p>0.9523514580947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795991520031371">
                <text:p>0.795991520031371</text:p>
              </table:table-cell>
              <table:table-cell office:value-type="float" office:value="0.903563053817205">
                <text:p>0.9035630538172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825280432289357">
                <text:p>0.825280432289357</text:p>
              </table:table-cell>
              <table:table-cell office:value-type="float" office:value="0.918207509946198">
                <text:p>0.9182075099461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46579013805092">
                <text:p>0.946579013805092</text:p>
              </table:table-cell>
              <table:table-cell office:value-type="float" office:value="0.978856800704066">
                <text:p>0.97885680070406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784282938809364">
                <text:p>0.784282938809364</text:p>
              </table:table-cell>
              <table:table-cell office:value-type="float" office:value="0.897708763206202">
                <text:p>0.89770876320620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91410227631971">
                <text:p>0.91410227631971</text:p>
              </table:table-cell>
              <table:table-cell office:value-type="float" office:value="0.962618431961375">
                <text:p>0.9626184319613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29636304711979">
                <text:p>0.929636304711979</text:p>
              </table:table-cell>
              <table:table-cell office:value-type="float" office:value="0.970385446157509">
                <text:p>0.9703854461575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950030195860571">
                <text:p>0.950030195860571</text:p>
              </table:table-cell>
              <table:table-cell office:value-type="float" office:value="0.980582391731805">
                <text:p>0.9805823917318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949818833544073">
                <text:p>0.949818833544073</text:p>
              </table:table-cell>
              <table:table-cell office:value-type="float" office:value="0.980476710573556">
                <text:p>0.9804767105735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49818833544073">
                <text:p>0.949818833544073</text:p>
              </table:table-cell>
              <table:table-cell office:value-type="float" office:value="0.980476710573556">
                <text:p>0.9804767105735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951649727918347">
                <text:p>0.951649727918347</text:p>
              </table:table-cell>
              <table:table-cell office:value-type="float" office:value="0.981392157760693">
                <text:p>0.9813921577606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955151358139014">
                <text:p>0.955151358139014</text:p>
              </table:table-cell>
              <table:table-cell office:value-type="float" office:value="0.983142972871027">
                <text:p>0.9831429728710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944593392497918">
                <text:p>0.944593392497918</text:p>
              </table:table-cell>
              <table:table-cell office:value-type="float" office:value="0.977863990050479">
                <text:p>0.9778639900504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992804658238628">
                <text:p>0.992804658238628</text:p>
              </table:table-cell>
              <table:table-cell office:value-type="float" office:value="1.00196962292083">
                <text:p>1.001969622920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20859132950188">
                <text:p>1.20859132950188</text:p>
              </table:table-cell>
              <table:table-cell office:value-type="float" office:value="1.10986295855246">
                <text:p>1.109862958552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72409626897487">
                <text:p>0.972409626897487</text:p>
              </table:table-cell>
              <table:table-cell office:value-type="float" office:value="0.991772107250263">
                <text:p>0.9917721072502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886344830829247">
                <text:p>0.886344830829247</text:p>
              </table:table-cell>
              <table:table-cell office:value-type="float" office:value="0.948739709216143">
                <text:p>0.9487397092161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791660752190699">
                <text:p>0.791660752190699</text:p>
              </table:table-cell>
              <table:table-cell office:value-type="float" office:value="0.901397669896869">
                <text:p>0.9013976698968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791660752190699">
                <text:p>0.791660752190699</text:p>
              </table:table-cell>
              <table:table-cell office:value-type="float" office:value="0.901397669896869">
                <text:p>0.9013976698968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70338916054927">
                <text:p>0.70338916054927</text:p>
              </table:table-cell>
              <table:table-cell office:value-type="float" office:value="0.857261874076155">
                <text:p>0.8572618740761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81926510682177">
                <text:p>0.781926510682177</text:p>
              </table:table-cell>
              <table:table-cell office:value-type="float" office:value="0.896530549142608">
                <text:p>0.8965305491426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641389716024716">
                <text:p>0.641389716024716</text:p>
              </table:table-cell>
              <table:table-cell office:value-type="float" office:value="0.826262151813878">
                <text:p>0.8262621518138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90078273352892">
                <text:p>0.90078273352892</text:p>
              </table:table-cell>
              <table:table-cell office:value-type="float" office:value="0.95595866056598">
                <text:p>0.955958660565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36437417894003">
                <text:p>0.936437417894003</text:p>
              </table:table-cell>
              <table:table-cell office:value-type="float" office:value="0.973786002748521">
                <text:p>0.9737860027485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917834949887747">
                <text:p>0.917834949887747</text:p>
              </table:table-cell>
              <table:table-cell office:value-type="float" office:value="0.964484768745393">
                <text:p>0.9644847687453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939229768146776">
                <text:p>0.939229768146776</text:p>
              </table:table-cell>
              <table:table-cell office:value-type="float" office:value="0.975182177874908">
                <text:p>0.9751821778749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31004849110891">
                <text:p>0.931004849110891</text:p>
              </table:table-cell>
              <table:table-cell office:value-type="float" office:value="0.971069718356965">
                <text:p>0.9710697183569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58890238257287">
                <text:p>0.958890238257287</text:p>
              </table:table-cell>
              <table:table-cell office:value-type="float" office:value="0.985012412930163">
                <text:p>0.9850124129301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938342574098346">
                <text:p>0.938342574098346</text:p>
              </table:table-cell>
              <table:table-cell office:value-type="float" office:value="0.974738580850693">
                <text:p>0.9747385808506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963450363919635">
                <text:p>0.963450363919635</text:p>
              </table:table-cell>
              <table:table-cell office:value-type="float" office:value="0.987292475761337">
                <text:p>0.9872924757613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11254890848728">
                <text:p>1.11254890848728</text:p>
              </table:table-cell>
              <table:table-cell office:value-type="float" office:value="1.06184174804516">
                <text:p>1.061841748045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909371885314012">
                <text:p>0.909371885314012</text:p>
              </table:table-cell>
              <table:table-cell office:value-type="float" office:value="0.960253236458526">
                <text:p>0.960253236458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989762985920924">
                <text:p>0.989762985920924</text:p>
              </table:table-cell>
              <table:table-cell office:value-type="float" office:value="1.00044878676198">
                <text:p>1.000448786761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841341962279893">
                <text:p>0.841341962279893</text:p>
              </table:table-cell>
              <table:table-cell office:value-type="float" office:value="0.926238274941466">
                <text:p>0.9262382749414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738461023473407">
                <text:p>0.738461023473407</text:p>
              </table:table-cell>
              <table:table-cell office:value-type="float" office:value="0.874797805538223">
                <text:p>0.8747978055382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678327581145371">
                <text:p>0.678327581145371</text:p>
              </table:table-cell>
              <table:table-cell office:value-type="float" office:value="0.844731084374205">
                <text:p>0.8447310843742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62455695661751">
                <text:p>0.62455695661751</text:p>
              </table:table-cell>
              <table:table-cell office:value-type="float" office:value="0.817845772110275">
                <text:p>0.8178457721102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00332927822379">
                <text:p>1.00332927822379</text:p>
              </table:table-cell>
              <table:table-cell office:value-type="float" office:value="1.00723193291342">
                <text:p>1.007231932913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5333693493193">
                <text:p>1.5333693493193</text:p>
              </table:table-cell>
              <table:table-cell office:value-type="float" office:value="1.27225196846117">
                <text:p>1.27225196846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805793890462794">
                <text:p>0.805793890462794</text:p>
              </table:table-cell>
              <table:table-cell office:value-type="float" office:value="0.908464239032917">
                <text:p>0.9084642390329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93346266843812">
                <text:p>0.93346266843812</text:p>
              </table:table-cell>
              <table:table-cell office:value-type="float" office:value="0.97229862802058">
                <text:p>0.972298628020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968712190690079">
                <text:p>0.968712190690079</text:p>
              </table:table-cell>
              <table:table-cell office:value-type="float" office:value="0.989923389146559">
                <text:p>0.9899233891465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941871749578688">
                <text:p>0.941871749578688</text:p>
              </table:table-cell>
              <table:table-cell office:value-type="float" office:value="0.976503168590864">
                <text:p>0.9765031685908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913001332978762">
                <text:p>0.913001332978762</text:p>
              </table:table-cell>
              <table:table-cell office:value-type="float" office:value="0.962067960290901">
                <text:p>0.9620679602909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937940335177757">
                <text:p>0.937940335177757</text:p>
              </table:table-cell>
              <table:table-cell office:value-type="float" office:value="0.974537461390398">
                <text:p>0.9745374613903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94797717240168">
                <text:p>0.94797717240168</text:p>
              </table:table-cell>
              <table:table-cell office:value-type="float" office:value="0.97955588000236">
                <text:p>0.979555880002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951979276840271">
                <text:p>0.951979276840271</text:p>
              </table:table-cell>
              <table:table-cell office:value-type="float" office:value="0.981556932221655">
                <text:p>0.9815569322216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910492568849323">
                <text:p>0.910492568849323</text:p>
              </table:table-cell>
              <table:table-cell office:value-type="float" office:value="0.960813578226182">
                <text:p>0.9608135782261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39274951431798">
                <text:p>0.939274951431798</text:p>
              </table:table-cell>
              <table:table-cell office:value-type="float" office:value="0.975204769517419">
                <text:p>0.9752047695174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15151378678662">
                <text:p>1.15151378678662</text:p>
              </table:table-cell>
              <table:table-cell office:value-type="float" office:value="1.08132418719483">
                <text:p>1.081324187194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90491317938495">
                <text:p>0.90491317938495</text:p>
              </table:table-cell>
              <table:table-cell office:value-type="float" office:value="0.958023883493995">
                <text:p>0.9580238834939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25691906966045">
                <text:p>1.25691906966045</text:p>
              </table:table-cell>
              <table:table-cell office:value-type="float" office:value="1.13402682863174">
                <text:p>1.134026828631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936110866073692">
                <text:p>0.936110866073692</text:p>
              </table:table-cell>
              <table:table-cell office:value-type="float" office:value="0.973622726838366">
                <text:p>0.9736227268383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83319783698656">
                <text:p>0.83319783698656</text:p>
              </table:table-cell>
              <table:table-cell office:value-type="float" office:value="0.9221662122948">
                <text:p>0.92216621229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815825187115105">
                <text:p>0.815825187115105</text:p>
              </table:table-cell>
              <table:table-cell office:value-type="float" office:value="0.913479887359072">
                <text:p>0.9134798873590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742352999254407">
                <text:p>0.742352999254407</text:p>
              </table:table-cell>
              <table:table-cell office:value-type="float" office:value="0.876743793428723">
                <text:p>0.8767437934287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681735734397941">
                <text:p>0.681735734397941</text:p>
              </table:table-cell>
              <table:table-cell office:value-type="float" office:value="0.84643516100049">
                <text:p>0.846435161000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900460958319703">
                <text:p>0.900460958319703</text:p>
              </table:table-cell>
              <table:table-cell office:value-type="float" office:value="0.955797772961371">
                <text:p>0.9557977729613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42040109221713">
                <text:p>1.42040109221713</text:p>
              </table:table-cell>
              <table:table-cell office:value-type="float" office:value="1.21576783991008">
                <text:p>1.215767839910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778426216990118">
                <text:p>0.778426216990118</text:p>
              </table:table-cell>
              <table:table-cell office:value-type="float" office:value="0.894780402296579">
                <text:p>0.89478040229657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968343033985478">
                <text:p>0.968343033985478</text:p>
              </table:table-cell>
              <table:table-cell office:value-type="float" office:value="0.989738810794259">
                <text:p>0.9897388107942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912227451433637">
                <text:p>0.912227451433637</text:p>
              </table:table-cell>
              <table:table-cell office:value-type="float" office:value="0.961681019518338">
                <text:p>0.9616810195183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894875139658726">
                <text:p>0.894875139658726</text:p>
              </table:table-cell>
              <table:table-cell office:value-type="float" office:value="0.953004863630883">
                <text:p>0.9530048636308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946988535202379">
                <text:p>0.946988535202379</text:p>
              </table:table-cell>
              <table:table-cell office:value-type="float" office:value="0.97906156140271">
                <text:p>0.979061561402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951188261607676">
                <text:p>0.951188261607676</text:p>
              </table:table-cell>
              <table:table-cell office:value-type="float" office:value="0.981161424605358">
                <text:p>0.9811614246053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940514930038749">
                <text:p>0.940514930038749</text:p>
              </table:table-cell>
              <table:table-cell office:value-type="float" office:value="0.975824758820894">
                <text:p>0.9758247588208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902790569964686">
                <text:p>0.902790569964686</text:p>
              </table:table-cell>
              <table:table-cell office:value-type="float" office:value="0.956962578783863">
                <text:p>0.9569625787838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959654005156168">
                <text:p>0.959654005156168</text:p>
              </table:table-cell>
              <table:table-cell office:value-type="float" office:value="0.985394296379604">
                <text:p>0.9853942963796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13175799518624">
                <text:p>1.13175799518624</text:p>
              </table:table-cell>
              <table:table-cell office:value-type="float" office:value="1.07144629139464">
                <text:p>1.071446291394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895454696361281">
                <text:p>0.895454696361281</text:p>
              </table:table-cell>
              <table:table-cell office:value-type="float" office:value="0.95329464198216">
                <text:p>0.953294641982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01087386153558">
                <text:p>1.01087386153558</text:p>
              </table:table-cell>
              <table:table-cell office:value-type="float" office:value="1.01100422456931">
                <text:p>1.011004224569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863466061793797">
                <text:p>0.863466061793797</text:p>
              </table:table-cell>
              <table:table-cell office:value-type="float" office:value="0.937300324698418">
                <text:p>0.9373003246984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856898571722465">
                <text:p>0.856898571722465</text:p>
              </table:table-cell>
              <table:table-cell office:value-type="float" office:value="0.934016579662752">
                <text:p>0.9340165796627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700745880867443">
                <text:p>0.700745880867443</text:p>
              </table:table-cell>
              <table:table-cell office:value-type="float" office:value="0.855940234235241">
                <text:p>0.8559402342352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734923665046641">
                <text:p>0.734923665046641</text:p>
              </table:table-cell>
              <table:table-cell office:value-type="float" office:value="0.87302912632484">
                <text:p>0.873029126324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880682713964012">
                <text:p>0.880682713964012</text:p>
              </table:table-cell>
              <table:table-cell office:value-type="float" office:value="0.945908650783526">
                <text:p>0.9459086507835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1544414500725">
                <text:p>1.1544414500725</text:p>
              </table:table-cell>
              <table:table-cell office:value-type="float" office:value="1.08278801883777">
                <text:p>1.082788018837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691303935266311">
                <text:p>0.691303935266311</text:p>
              </table:table-cell>
              <table:table-cell office:value-type="float" office:value="0.851219261434675">
                <text:p>0.8512192614346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873108966164082">
                <text:p>0.873108966164082</text:p>
              </table:table-cell>
              <table:table-cell office:value-type="float" office:value="0.942121776883561">
                <text:p>0.9421217768835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962126113058336">
                <text:p>0.962126113058336</text:p>
              </table:table-cell>
              <table:table-cell office:value-type="float" office:value="0.986630350330688">
                <text:p>0.9866303503306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972317402964063">
                <text:p>0.972317402964063</text:p>
              </table:table-cell>
              <table:table-cell office:value-type="float" office:value="0.991725995283552">
                <text:p>0.9917259952835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97589256195375">
                <text:p>0.97589256195375</text:p>
              </table:table-cell>
              <table:table-cell office:value-type="float" office:value="0.993513574778395">
                <text:p>0.9935135747783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939643000014309">
                <text:p>0.939643000014309</text:p>
              </table:table-cell>
              <table:table-cell office:value-type="float" office:value="0.975388793808674">
                <text:p>0.9753887938086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981919541298705">
                <text:p>0.981919541298705</text:p>
              </table:table-cell>
              <table:table-cell office:value-type="float" office:value="0.996527064450872">
                <text:p>0.9965270644508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998315077128099">
                <text:p>0.998315077128099</text:p>
              </table:table-cell>
              <table:table-cell office:value-type="float" office:value="1.00472483236557">
                <text:p>1.004724832365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96781605646886">
                <text:p>0.96781605646886</text:p>
              </table:table-cell>
              <table:table-cell office:value-type="float" office:value="0.98947532203595">
                <text:p>0.98947532203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1455012562752">
                <text:p>1.1455012562752</text:p>
              </table:table-cell>
              <table:table-cell office:value-type="float" office:value="1.07831792193912">
                <text:p>1.078317921939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830132013703437">
                <text:p>0.830132013703437</text:p>
              </table:table-cell>
              <table:table-cell office:value-type="float" office:value="0.920633300653238">
                <text:p>0.9206333006532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910086502218713">
                <text:p>0.910086502218713</text:p>
              </table:table-cell>
              <table:table-cell office:value-type="float" office:value="0.960610544910876">
                <text:p>0.96061054491087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786532169101276">
                <text:p>0.786532169101276</text:p>
              </table:table-cell>
              <table:table-cell office:value-type="float" office:value="0.898833378352158">
                <text:p>0.8988333783521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751767539370002">
                <text:p>0.751767539370002</text:p>
              </table:table-cell>
              <table:table-cell office:value-type="float" office:value="0.881451063486521">
                <text:p>0.8814510634865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40280279607573">
                <text:p>0.540280279607573</text:p>
              </table:table-cell>
              <table:table-cell office:value-type="float" office:value="0.775707433605306">
                <text:p>0.7757074336053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72591621614046">
                <text:p>0.72591621614046</text:p>
              </table:table-cell>
              <table:table-cell office:value-type="float" office:value="0.86852540187175">
                <text:p>0.868525401871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39535190573621">
                <text:p>1.39535190573621</text:p>
              </table:table-cell>
              <table:table-cell office:value-type="float" office:value="1.20324324666963">
                <text:p>1.203243246669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62713537211487">
                <text:p>0.62713537211487</text:p>
              </table:table-cell>
              <table:table-cell office:value-type="float" office:value="0.819134979858955">
                <text:p>0.8191349798589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890023279207076">
                <text:p>0.890023279207076</text:p>
              </table:table-cell>
              <table:table-cell office:value-type="float" office:value="0.950578933405058">
                <text:p>0.9505789334050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976219880082682">
                <text:p>0.976219880082682</text:p>
              </table:table-cell>
              <table:table-cell office:value-type="float" office:value="0.993677233842861">
                <text:p>0.9936772338428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948080911485113">
                <text:p>0.948080911485113</text:p>
              </table:table-cell>
              <table:table-cell office:value-type="float" office:value="0.979607749544076">
                <text:p>0.97960774954407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95940242442345">
                <text:p>0.95940242442345</text:p>
              </table:table-cell>
              <table:table-cell office:value-type="float" office:value="0.985268506013245">
                <text:p>0.9852685060132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977094124095249">
                <text:p>0.977094124095249</text:p>
              </table:table-cell>
              <table:table-cell office:value-type="float" office:value="0.994114355849144">
                <text:p>0.9941143558491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957191796363208">
                <text:p>0.957191796363208</text:p>
              </table:table-cell>
              <table:table-cell office:value-type="float" office:value="0.984163191983124">
                <text:p>0.9841631919831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914453406580344">
                <text:p>0.914453406580344</text:p>
              </table:table-cell>
              <table:table-cell office:value-type="float" office:value="0.962793997091692">
                <text:p>0.9627939970916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0432820510347">
                <text:p>1.0432820510347</text:p>
              </table:table-cell>
              <table:table-cell office:value-type="float" office:value="1.02720831931887">
                <text:p>1.0272083193188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997008558073972">
                <text:p>0.997008558073972</text:p>
              </table:table-cell>
              <table:table-cell office:value-type="float" office:value="1.00407157283851">
                <text:p>1.004071572838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28922950356409">
                <text:p>1.28922950356409</text:p>
              </table:table-cell>
              <table:table-cell office:value-type="float" office:value="1.15018204558356">
                <text:p>1.150182045583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934505352764199">
                <text:p>0.934505352764199</text:p>
              </table:table-cell>
              <table:table-cell office:value-type="float" office:value="0.972819970183619">
                <text:p>0.9728199701836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774080837372902">
                <text:p>0.774080837372902</text:p>
              </table:table-cell>
              <table:table-cell office:value-type="float" office:value="0.892607712487971">
                <text:p>0.8926077124879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779741853336927">
                <text:p>0.779741853336927</text:p>
              </table:table-cell>
              <table:table-cell office:value-type="float" office:value="0.895438220469984">
                <text:p>0.8954382204699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671282706786927">
                <text:p>0.671282706786927</text:p>
              </table:table-cell>
              <table:table-cell office:value-type="float" office:value="0.841208647194983">
                <text:p>0.8412086471949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808509232531449">
                <text:p>0.808509232531449</text:p>
              </table:table-cell>
              <table:table-cell office:value-type="float" office:value="0.909821910067244">
                <text:p>0.9098219100672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04481868056076">
                <text:p>1.04481868056076</text:p>
              </table:table-cell>
              <table:table-cell office:value-type="float" office:value="1.0279766340819">
                <text:p>1.02797663408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871074111785537">
                <text:p>0.871074111785537</text:p>
              </table:table-cell>
              <table:table-cell office:value-type="float" office:value="0.941104349694288">
                <text:p>0.9411043496942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967826279815237">
                <text:p>0.967826279815237</text:p>
              </table:table-cell>
              <table:table-cell office:value-type="float" office:value="0.989480433709138">
                <text:p>0.9894804337091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982287661293793">
                <text:p>0.982287661293793</text:p>
              </table:table-cell>
              <table:table-cell office:value-type="float" office:value="0.996711124448416">
                <text:p>0.9967111244484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68911865001564">
                <text:p>0.968911865001564</text:p>
              </table:table-cell>
              <table:table-cell office:value-type="float" office:value="0.990023226302302">
                <text:p>0.9900232263023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996838429656143">
                <text:p>0.996838429656143</text:p>
              </table:table-cell>
              <table:table-cell office:value-type="float" office:value="1.00398650862959">
                <text:p>1.003986508629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00418092999808">
                <text:p>1.00418092999808</text:p>
              </table:table-cell>
              <table:table-cell office:value-type="float" office:value="1.00765775880056">
                <text:p>1.0076577588005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998923318121291">
                <text:p>0.998923318121291</text:p>
              </table:table-cell>
              <table:table-cell office:value-type="float" office:value="1.00502895286217">
                <text:p>1.005028952862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999337423881377">
                <text:p>0.999337423881377</text:p>
              </table:table-cell>
              <table:table-cell office:value-type="float" office:value="1.00523600574221">
                <text:p>1.005236005742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99529506602207">
                <text:p>0.99529506602207</text:p>
              </table:table-cell>
              <table:table-cell office:value-type="float" office:value="1.00321482681255">
                <text:p>1.003214826812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00544365745599">
                <text:p>1.00544365745599</text:p>
              </table:table-cell>
              <table:table-cell office:value-type="float" office:value="1.00828912252952">
                <text:p>1.008289122529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991559257754493">
                <text:p>0.991559257754493</text:p>
              </table:table-cell>
              <table:table-cell office:value-type="float" office:value="1.00134692267877">
                <text:p>1.001346922678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00366730573827">
                <text:p>1.00366730573827</text:p>
              </table:table-cell>
              <table:table-cell office:value-type="float" office:value="1.00740094667065">
                <text:p>1.007400946670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995108292739243">
                <text:p>0.995108292739243</text:p>
              </table:table-cell>
              <table:table-cell office:value-type="float" office:value="1.00312144017114">
                <text:p>1.003121440171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00741930247966">
                <text:p>1.00741930247966</text:p>
              </table:table-cell>
              <table:table-cell office:value-type="float" office:value="1.00927694504135">
                <text:p>1.009276945041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996468297812979">
                <text:p>0.996468297812979</text:p>
              </table:table-cell>
              <table:table-cell office:value-type="float" office:value="1.00380144270801">
                <text:p>1.003801442708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00192772310712">
                <text:p>1.00192772310712</text:p>
              </table:table-cell>
              <table:table-cell office:value-type="float" office:value="1.00653115535508">
                <text:p>1.006531155355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00144663124133">
                <text:p>1.00144663124133</text:p>
              </table:table-cell>
              <table:table-cell office:value-type="float" office:value="1.00629060942219">
                <text:p>1.006290609422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988837586874734">
                <text:p>0.988837586874734</text:p>
              </table:table-cell>
              <table:table-cell office:value-type="float" office:value="0.999986087238887">
                <text:p>0.9999860872388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00313630617609">
                <text:p>1.00313630617609</text:p>
              </table:table-cell>
              <table:table-cell office:value-type="float" office:value="1.00713544688957">
                <text:p>1.007135446889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999444151412933">
                <text:p>0.999444151412933</text:p>
              </table:table-cell>
              <table:table-cell office:value-type="float" office:value="1.00528936950799">
                <text:p>1.005289369507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00418461009307">
                <text:p>1.00418461009307</text:p>
              </table:table-cell>
              <table:table-cell office:value-type="float" office:value="1.00765959884805">
                <text:p>1.007659598848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00375246287575">
                <text:p>1.00375246287575</text:p>
              </table:table-cell>
              <table:table-cell office:value-type="float" office:value="1.00744352523939">
                <text:p>1.007443525239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996796154623207">
                <text:p>0.996796154623207</text:p>
              </table:table-cell>
              <table:table-cell office:value-type="float" office:value="1.00396537111312">
                <text:p>1.003965371113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00447642243334">
                <text:p>1.00447642243334</text:p>
              </table:table-cell>
              <table:table-cell office:value-type="float" office:value="1.00780550501819">
                <text:p>1.007805505018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00143145389776">
                <text:p>1.00143145389776</text:p>
              </table:table-cell>
              <table:table-cell office:value-type="float" office:value="1.0062830207504">
                <text:p>1.006283020750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00070118163188">
                <text:p>1.00070118163188</text:p>
              </table:table-cell>
              <table:table-cell office:value-type="float" office:value="1.00591788461746">
                <text:p>1.005917884617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00056405848646">
                <text:p>1.00056405848646</text:p>
              </table:table-cell>
              <table:table-cell office:value-type="float" office:value="1.00584932304475">
                <text:p>1.0058493230447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00125323682017">
                <text:p>1.00125323682017</text:p>
              </table:table-cell>
              <table:table-cell office:value-type="float" office:value="1.0061939122116">
                <text:p>1.00619391221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00024756704967">
                <text:p>1.00024756704967</text:p>
              </table:table-cell>
              <table:table-cell office:value-type="float" office:value="1.00569107732636">
                <text:p>1.005691077326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999936101779309">
                <text:p>0.999936101779309</text:p>
              </table:table-cell>
              <table:table-cell office:value-type="float" office:value="1.00553534469117">
                <text:p>1.005535344691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0027384812524">
                <text:p>1.0027384812524</text:p>
              </table:table-cell>
              <table:table-cell office:value-type="float" office:value="1.00693653442772">
                <text:p>1.006936534427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00412204664402">
                <text:p>1.00412204664402</text:p>
              </table:table-cell>
              <table:table-cell office:value-type="float" office:value="1.00762831712353">
                <text:p>1.007628317123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99961703282412">
                <text:p>0.999961703282412</text:p>
              </table:table-cell>
              <table:table-cell office:value-type="float" office:value="1.00554814544273">
                <text:p>1.005548145442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998779326713746">
                <text:p>0.998779326713746</text:p>
              </table:table-cell>
              <table:table-cell office:value-type="float" office:value="1.00495695715839">
                <text:p>1.004956957158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00051163459506">
                <text:p>1.00051163459506</text:p>
              </table:table-cell>
              <table:table-cell office:value-type="float" office:value="1.00582311109905">
                <text:p>1.005823111099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00221341267633">
                <text:p>1.00221341267633</text:p>
              </table:table-cell>
              <table:table-cell office:value-type="float" office:value="1.00667400013969">
                <text:p>1.006674000139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0001264730585">
                <text:p>1.0001264730585</text:p>
              </table:table-cell>
              <table:table-cell office:value-type="float" office:value="1.00563053033077">
                <text:p>1.005630530330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99458076740905">
                <text:p>0.999458076740905</text:p>
              </table:table-cell>
              <table:table-cell office:value-type="float" office:value="1.00529633217197">
                <text:p>1.005296332171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00015543683327">
                <text:p>1.00015543683327</text:p>
              </table:table-cell>
              <table:table-cell office:value-type="float" office:value="1.00564501221815">
                <text:p>1.005645012218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00595969283197">
                <text:p>1.00595969283197</text:p>
              </table:table-cell>
              <table:table-cell office:value-type="float" office:value="1.00854714021751">
                <text:p>1.008547140217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996971850339295">
                <text:p>0.996971850339295</text:p>
              </table:table-cell>
              <table:table-cell office:value-type="float" office:value="1.00405321897117">
                <text:p>1.004053218971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00650341562828">
                <text:p>1.00650341562828</text:p>
              </table:table-cell>
              <table:table-cell office:value-type="float" office:value="1.00881900161566">
                <text:p>1.008819001615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997627603213699">
                <text:p>0.997627603213699</text:p>
              </table:table-cell>
              <table:table-cell office:value-type="float" office:value="1.00438109540837">
                <text:p>1.004381095408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00573765286712">
                <text:p>1.00573765286712</text:p>
              </table:table-cell>
              <table:table-cell office:value-type="float" office:value="1.00843612023508">
                <text:p>1.008436120235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00792971380357">
                <text:p>1.00792971380357</text:p>
              </table:table-cell>
              <table:table-cell office:value-type="float" office:value="1.0095321507033">
                <text:p>1.00953215070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00771780825967">
                <text:p>1.00771780825967</text:p>
              </table:table-cell>
              <table:table-cell office:value-type="float" office:value="1.00942619793136">
                <text:p>1.009426197931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00049233237955">
                <text:p>1.00049233237955</text:p>
              </table:table-cell>
              <table:table-cell office:value-type="float" office:value="1.00581345999129">
                <text:p>1.005813459991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00011771224535">
                <text:p>1.00011771224535</text:p>
              </table:table-cell>
              <table:table-cell office:value-type="float" office:value="1.00562614992419">
                <text:p>1.005626149924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993788591271344">
                <text:p>0.993788591271344</text:p>
              </table:table-cell>
              <table:table-cell office:value-type="float" office:value="1.00246158943719">
                <text:p>1.002461589437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995979841114469">
                <text:p>0.995979841114469</text:p>
              </table:table-cell>
              <table:table-cell office:value-type="float" office:value="1.00355721435875">
                <text:p>1.0035572143587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00039790105054">
                <text:p>1.00039790105054</text:p>
              </table:table-cell>
              <table:table-cell office:value-type="float" office:value="1.00576624432679">
                <text:p>1.005766244326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00307854993474">
                <text:p>1.00307854993474</text:p>
              </table:table-cell>
              <table:table-cell office:value-type="float" office:value="1.00710656876889">
                <text:p>1.007106568768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997728330536971">
                <text:p>0.997728330536971</text:p>
              </table:table-cell>
              <table:table-cell office:value-type="float" office:value="1.00443145907001">
                <text:p>1.004431459070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999773923829472">
                <text:p>0.999773923829472</text:p>
              </table:table-cell>
              <table:table-cell office:value-type="float" office:value="1.00545425571626">
                <text:p>1.005454255716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00227817668782">
                <text:p>1.00227817668782</text:p>
              </table:table-cell>
              <table:table-cell office:value-type="float" office:value="1.00670638214543">
                <text:p>1.006706382145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999175804951175">
                <text:p>0.999175804951175</text:p>
              </table:table-cell>
              <table:table-cell office:value-type="float" office:value="1.00515519627711">
                <text:p>1.005155196277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99733026088107">
                <text:p>0.99733026088107</text:p>
              </table:table-cell>
              <table:table-cell office:value-type="float" office:value="1.00423242424206">
                <text:p>1.004232424242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00014524597112">
                <text:p>1.00014524597112</text:p>
              </table:table-cell>
              <table:table-cell office:value-type="float" office:value="1.00563991678708">
                <text:p>1.005639916787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00380828023149">
                <text:p>1.00380828023149</text:p>
              </table:table-cell>
              <table:table-cell office:value-type="float" office:value="1.00747143391727">
                <text:p>1.007471433917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999453454865552">
                <text:p>0.999453454865552</text:p>
              </table:table-cell>
              <table:table-cell office:value-type="float" office:value="1.0052940212343">
                <text:p>1.00529402123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00464677031024">
                <text:p>1.00464677031024</text:p>
              </table:table-cell>
              <table:table-cell office:value-type="float" office:value="1.00789067895664">
                <text:p>1.007890678956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00263748443863">
                <text:p>1.00263748443863</text:p>
              </table:table-cell>
              <table:table-cell office:value-type="float" office:value="1.00688603602083">
                <text:p>1.006886036020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00090272212402">
                <text:p>1.00090272212402</text:p>
              </table:table-cell>
              <table:table-cell office:value-type="float" office:value="1.00601865486353">
                <text:p>1.006018654863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998120419056412">
                <text:p>0.998120419056412</text:p>
              </table:table-cell>
              <table:table-cell office:value-type="float" office:value="1.00462750332973">
                <text:p>1.004627503329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998120419056412">
                <text:p>0.998120419056412</text:p>
              </table:table-cell>
              <table:table-cell office:value-type="float" office:value="1.00462750332973">
                <text:p>1.004627503329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998120419056412">
                <text:p>0.998120419056412</text:p>
              </table:table-cell>
              <table:table-cell office:value-type="float" office:value="1.00462750332973">
                <text:p>1.004627503329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00796649554747">
                <text:p>1.00796649554747</text:p>
              </table:table-cell>
              <table:table-cell office:value-type="float" office:value="1.00955054157525">
                <text:p>1.009550541575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999399809729188">
                <text:p>0.999399809729188</text:p>
              </table:table-cell>
              <table:table-cell office:value-type="float" office:value="1.00526719866611">
                <text:p>1.005267198666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999418477012691">
                <text:p>0.999418477012691</text:p>
              </table:table-cell>
              <table:table-cell office:value-type="float" office:value="1.00527653230787">
                <text:p>1.005276532307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00641120661862">
                <text:p>1.00641120661862</text:p>
              </table:table-cell>
              <table:table-cell office:value-type="float" office:value="1.00877289711083">
                <text:p>1.008772897110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00641120661862">
                <text:p>1.00641120661862</text:p>
              </table:table-cell>
              <table:table-cell office:value-type="float" office:value="1.00877289711083">
                <text:p>1.008772897110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00641120661862">
                <text:p>1.00641120661862</text:p>
              </table:table-cell>
              <table:table-cell office:value-type="float" office:value="1.00877289711083">
                <text:p>1.008772897110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00159339321535">
                <text:p>1.00159339321535</text:p>
              </table:table-cell>
              <table:table-cell office:value-type="float" office:value="1.0063639904092">
                <text:p>1.00636399040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00159339321535">
                <text:p>1.00159339321535</text:p>
              </table:table-cell>
              <table:table-cell office:value-type="float" office:value="1.0063639904092">
                <text:p>1.0063639904092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2.2$Linux_X86_64 LibreOffice_project/5751006d328844ba3fa6124ed263bbf122f0788a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